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6.796cm" style:rel-column-width="23440*"/>
    </style:style>
    <style:style style:name="Table4.B" style:family="table-column">
      <style:table-column-properties style:column-width="12.204cm" style:rel-column-width="42095*"/>
    </style:style>
    <style:style style:name="Table4.A1" style:family="table-cell">
      <style:table-cell-properties fo:background-color="transparent" fo:padding="0.097cm" fo:border="none">
        <style:background-image/>
      </style:table-cell-properties>
    </style:style>
    <style:style style:name="Table4.B1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2" style:family="table">
      <style:table-properties style:width="4.962cm" table:align="left"/>
    </style:style>
    <style:style style:name="Table2.A" style:family="table-column">
      <style:table-column-properties style:column-width="0.557cm"/>
    </style:style>
    <style:style style:name="Table2.B" style:family="table-column">
      <style:table-column-properties style:column-width="0.54cm"/>
    </style:style>
    <style:style style:name="Table2.C" style:family="table-column">
      <style:table-column-properties style:column-width="0.545cm"/>
    </style:style>
    <style:style style:name="Table2.D" style:family="table-column">
      <style:table-column-properties style:column-width="0.732cm"/>
    </style:style>
    <style:style style:name="Table2.F" style:family="table-column">
      <style:table-column-properties style:column-width="1.856cm"/>
    </style:style>
    <style:style style:name="Table2.A1" style:family="table-cell">
      <style:table-cell-properties fo:background-color="#ffb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81d4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none" fo:border-top="none" fo:border-bottom="0.05pt solid #000000"/>
    </style:style>
    <style:style style:name="Table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none" fo:border-top="none" fo:border-bottom="0.05pt solid #000000"/>
    </style:style>
    <style:style style:name="Table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none" fo:border-top="none" fo:border-bottom="0.05pt solid #000000"/>
    </style:style>
    <style:style style:name="Table2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none" fo:border-top="none" fo:border-bottom="0.05pt solid #000000"/>
    </style:style>
    <style:style style:name="Table2.D9" style:family="table-cell">
      <style:table-cell-properties fo:padding="0.097cm" fo:border-left="0.05pt solid #000000" fo:border-right="none" fo:border-top="none" fo:border-bottom="0.05pt solid #000000"/>
    </style:style>
    <style:style style:name="Table2.E9" style:family="table-cell">
      <style:table-cell-properties fo:padding="0.097cm" fo:border-left="0.05pt solid #000000" fo:border-right="none" fo:border-top="none" fo:border-bottom="0.05pt solid #000000"/>
    </style:style>
    <style:style style:name="Table2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2.012cm" table:align="margins"/>
    </style:style>
    <style:style style:name="Table6.A" style:family="table-column">
      <style:table-column-properties style:column-width="7.765cm" style:rel-column-width="42361*"/>
    </style:style>
    <style:style style:name="Table6.B" style:family="table-column">
      <style:table-column-properties style:column-width="4.247cm" style:rel-column-width="23174*"/>
    </style:style>
    <style:style style:name="Table6.A1" style:family="table-cell">
      <style:table-cell-properties fo:padding="0.097cm" fo:border="none"/>
    </style:style>
    <style:style style:name="Table6.B1" style:family="table-cell">
      <style:table-cell-properties style:vertical-align="middle" fo:padding="0.097cm" fo:border="none"/>
    </style:style>
    <style:style style:name="Table7" style:family="table">
      <style:table-properties style:width="5.031cm" table:align="left"/>
    </style:style>
    <style:style style:name="Table7.A" style:family="table-column">
      <style:table-column-properties style:column-width="1.787cm"/>
    </style:style>
    <style:style style:name="Table7.B" style:family="table-column">
      <style:table-column-properties style:column-width="0.81cm"/>
    </style:style>
    <style:style style:name="Table7.C" style:family="table-column">
      <style:table-column-properties style:column-width="0.811cm"/>
    </style:style>
    <style:style style:name="Table7.1" style:family="table-row">
      <style:table-row-properties style:min-row-height="1.18cm"/>
    </style:style>
    <style:style style:name="Table7.A1" style:family="table-cell">
      <style:table-cell-properties fo:background-color="transparent" fo:padding="0.097cm" fo:border="none">
        <style:background-image/>
      </style:table-cell-properties>
    </style:style>
    <style:style style:name="Table7.B1" style:family="table-cell">
      <style:table-cell-properties style:vertical-align="bottom" fo:padding="0.097cm" fo:border="none"/>
    </style:style>
    <style:style style:name="Table7.2" style:family="table-row">
      <style:table-row-properties style:min-row-height="0.88cm"/>
    </style:style>
    <style:style style:name="Table7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2" style:family="table-cell">
      <style:table-cell-properties fo:padding="0.097cm" fo:border="0.05pt solid #000000"/>
    </style:style>
    <style:style style:name="Table7.B3" style:family="table-cell">
      <style:table-cell-properties fo:padding="0.097cm" fo:border-left="0.05pt solid #000000" fo:border-right="none" fo:border-top="none" fo:border-bottom="0.05pt solid #000000"/>
    </style:style>
    <style:style style:name="Table7.C3" style:family="table-cell">
      <style:table-cell-properties fo:padding="0.097cm" fo:border-left="0.05pt solid #000000" fo:border-right="none" fo:border-top="none" fo:border-bottom="0.05pt solid #000000"/>
    </style:style>
    <style:style style:name="Table7.D3" style:family="table-cell">
      <style:table-cell-properties fo:padding="0.097cm" fo:border-left="0.05pt solid #000000" fo:border-right="none" fo:border-top="none" fo:border-bottom="0.05pt solid #000000"/>
    </style:style>
    <style:style style:name="Table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2.012cm" table:align="margins"/>
    </style:style>
    <style:style style:name="Table3.A" style:family="table-column">
      <style:table-column-properties style:column-width="7.765cm" style:rel-column-width="42361*"/>
    </style:style>
    <style:style style:name="Table3.B" style:family="table-column">
      <style:table-column-properties style:column-width="4.247cm" style:rel-column-width="23174*"/>
    </style:style>
    <style:style style:name="Table3.A1" style:family="table-cell">
      <style:table-cell-properties fo:padding="0.097cm" fo:border="none"/>
    </style:style>
    <style:style style:name="Table3.B1" style:family="table-cell">
      <style:table-cell-properties style:vertical-align="middle" fo:padding="0.097cm" fo:border="none"/>
    </style:style>
    <style:style style:name="Table8" style:family="table">
      <style:table-properties style:width="5.031cm" table:align="left"/>
    </style:style>
    <style:style style:name="Table8.A" style:family="table-column">
      <style:table-column-properties style:column-width="1.787cm"/>
    </style:style>
    <style:style style:name="Table8.B" style:family="table-column">
      <style:table-column-properties style:column-width="0.81cm"/>
    </style:style>
    <style:style style:name="Table8.C" style:family="table-column">
      <style:table-column-properties style:column-width="0.811cm"/>
    </style:style>
    <style:style style:name="Table8.1" style:family="table-row">
      <style:table-row-properties style:min-row-height="1.18cm"/>
    </style:style>
    <style:style style:name="Table8.A1" style:family="table-cell">
      <style:table-cell-properties fo:background-color="transparent" fo:padding="0.097cm" fo:border="none">
        <style:background-image/>
      </style:table-cell-properties>
    </style:style>
    <style:style style:name="Table8.B1" style:family="table-cell">
      <style:table-cell-properties style:vertical-align="bottom" fo:padding="0.097cm" fo:border="none"/>
    </style:style>
    <style:style style:name="Table8.2" style:family="table-row">
      <style:table-row-properties style:min-row-height="0.88cm"/>
    </style:style>
    <style:style style:name="Table8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8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E2" style:family="table-cell">
      <style:table-cell-properties fo:padding="0.097cm" fo:border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none" fo:border-top="none" fo:border-bottom="0.05pt solid #000000"/>
    </style:style>
    <style:style style:name="Table8.D3" style:family="table-cell">
      <style:table-cell-properties fo:padding="0.097cm" fo:border-left="0.05pt solid #000000" fo:border-right="none" fo:border-top="none" fo:border-bottom="0.05pt solid #000000"/>
    </style:style>
    <style:style style:name="Table8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6.795cm" style:rel-column-width="3852*"/>
    </style:style>
    <style:style style:name="Table5.B" style:family="table-column">
      <style:table-column-properties style:column-width="12.206cm" style:rel-column-width="6920*"/>
    </style:style>
    <style:style style:name="Table5.A1" style:family="table-cell">
      <style:table-cell-properties fo:background-color="transparent" fo:padding="0.097cm" fo:border="none">
        <style:background-image/>
      </style:table-cell-properties>
    </style:style>
    <style:style style:name="Table5.B1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9" style:family="table">
      <style:table-properties style:width="5.401cm" table:align="left"/>
    </style:style>
    <style:style style:name="Table9.A" style:family="table-column">
      <style:table-column-properties style:column-width="0.413cm"/>
    </style:style>
    <style:style style:name="Table9.E" style:family="table-column">
      <style:table-column-properties style:column-width="1.404cm"/>
    </style:style>
    <style:style style:name="Table9.F" style:family="table-column">
      <style:table-column-properties style:column-width="0.594cm"/>
    </style:style>
    <style:style style:name="Table9.G" style:family="table-column">
      <style:table-column-properties style:column-width="0.584cm"/>
    </style:style>
    <style:style style:name="Table9.1" style:family="table-row">
      <style:table-row-properties style:min-row-height="0.399cm"/>
    </style:style>
    <style:style style:name="Table9.A1" style:family="table-cell">
      <style:table-cell-properties fo:background-color="#ffb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F1" style:family="table-cell">
      <style:table-cell-properties fo:background-color="#81d41a" fo:padding="0.097cm" fo:border="0.05pt solid #000000">
        <style:background-image/>
      </style:table-cell-properties>
    </style:style>
    <style:style style:name="Table9.F2" style:family="table-cell">
      <style:table-cell-properties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9.I2" style:family="table-cell">
      <style:table-cell-properties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.3" style:family="table-row">
      <style:table-row-properties style:min-row-height="0.4cm"/>
    </style:style>
    <style:style style:name="Table9.A3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9.I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none" fo:border-top="none" fo:border-bottom="0.05pt solid #000000"/>
    </style:style>
    <style:style style:name="Table9.D4" style:family="table-cell">
      <style:table-cell-properties fo:padding="0.097cm" fo:border-left="0.05pt solid #000000" fo:border-right="none" fo:border-top="none" fo:border-bottom="0.05pt solid #000000"/>
    </style:style>
    <style:style style:name="Table9.E4" style:family="table-cell">
      <style:table-cell-properties fo:padding="0.097cm" fo:border-left="0.05pt solid #000000" fo:border-right="none" fo:border-top="none" fo:border-bottom="0.05pt solid #000000"/>
    </style:style>
    <style:style style:name="Table9.F4" style:family="table-cell">
      <style:table-cell-properties fo:padding="0.097cm" fo:border-left="0.05pt solid #000000" fo:border-right="none" fo:border-top="none" fo:border-bottom="0.05pt solid #000000"/>
    </style:style>
    <style:style style:name="Table9.G4" style:family="table-cell">
      <style:table-cell-properties fo:padding="0.097cm" fo:border-left="0.05pt solid #000000" fo:border-right="none" fo:border-top="none" fo:border-bottom="0.05pt solid #000000"/>
    </style:style>
    <style:style style:name="Table9.H4" style:family="table-cell">
      <style:table-cell-properties fo:padding="0.097cm" fo:border-left="0.05pt solid #000000" fo:border-right="none" fo:border-top="none" fo:border-bottom="0.05pt solid #000000"/>
    </style:style>
    <style:style style:name="Table9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none" fo:border-top="none" fo:border-bottom="0.05pt solid #000000"/>
    </style:style>
    <style:style style:name="Table9.C5" style:family="table-cell">
      <style:table-cell-properties fo:padding="0.097cm" fo:border-left="0.05pt solid #000000" fo:border-right="none" fo:border-top="none" fo:border-bottom="0.05pt solid #000000"/>
    </style:style>
    <style:style style:name="Table9.D5" style:family="table-cell">
      <style:table-cell-properties fo:padding="0.097cm" fo:border-left="0.05pt solid #000000" fo:border-right="none" fo:border-top="none" fo:border-bottom="0.05pt solid #000000"/>
    </style:style>
    <style:style style:name="Table9.E5" style:family="table-cell">
      <style:table-cell-properties fo:padding="0.097cm" fo:border-left="0.05pt solid #000000" fo:border-right="none" fo:border-top="none" fo:border-bottom="0.05pt solid #000000"/>
    </style:style>
    <style:style style:name="Table9.F5" style:family="table-cell">
      <style:table-cell-properties fo:padding="0.097cm" fo:border-left="0.05pt solid #000000" fo:border-right="none" fo:border-top="none" fo:border-bottom="0.05pt solid #000000"/>
    </style:style>
    <style:style style:name="Table9.G5" style:family="table-cell">
      <style:table-cell-properties fo:padding="0.097cm" fo:border-left="0.05pt solid #000000" fo:border-right="none" fo:border-top="none" fo:border-bottom="0.05pt solid #000000"/>
    </style:style>
    <style:style style:name="Table9.H5" style:family="table-cell">
      <style:table-cell-properties fo:padding="0.097cm" fo:border-left="0.05pt solid #000000" fo:border-right="none" fo:border-top="none" fo:border-bottom="0.05pt solid #000000"/>
    </style:style>
    <style:style style:name="Table9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none" fo:border-top="none" fo:border-bottom="0.05pt solid #000000"/>
    </style:style>
    <style:style style:name="Table9.D6" style:family="table-cell">
      <style:table-cell-properties fo:padding="0.097cm" fo:border-left="0.05pt solid #000000" fo:border-right="none" fo:border-top="none" fo:border-bottom="0.05pt solid #000000"/>
    </style:style>
    <style:style style:name="Table9.E6" style:family="table-cell">
      <style:table-cell-properties fo:padding="0.097cm" fo:border-left="0.05pt solid #000000" fo:border-right="none" fo:border-top="none" fo:border-bottom="0.05pt solid #000000"/>
    </style:style>
    <style:style style:name="Table9.F6" style:family="table-cell">
      <style:table-cell-properties fo:padding="0.097cm" fo:border-left="0.05pt solid #000000" fo:border-right="none" fo:border-top="none" fo:border-bottom="0.05pt solid #000000"/>
    </style:style>
    <style:style style:name="Table9.G6" style:family="table-cell">
      <style:table-cell-properties fo:padding="0.097cm" fo:border-left="0.05pt solid #000000" fo:border-right="none" fo:border-top="none" fo:border-bottom="0.05pt solid #000000"/>
    </style:style>
    <style:style style:name="Table9.H6" style:family="table-cell">
      <style:table-cell-properties fo:padding="0.097cm" fo:border-left="0.05pt solid #000000" fo:border-right="none" fo:border-top="none" fo:border-bottom="0.05pt solid #000000"/>
    </style:style>
    <style:style style:name="Table9.I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none" fo:border-top="none" fo:border-bottom="0.05pt solid #000000"/>
    </style:style>
    <style:style style:name="Table9.B7" style:family="table-cell">
      <style:table-cell-properties fo:padding="0.097cm" fo:border-left="0.05pt solid #000000" fo:border-right="none" fo:border-top="none" fo:border-bottom="0.05pt solid #000000"/>
    </style:style>
    <style:style style:name="Table9.C7" style:family="table-cell">
      <style:table-cell-properties fo:padding="0.097cm" fo:border-left="0.05pt solid #000000" fo:border-right="none" fo:border-top="none" fo:border-bottom="0.05pt solid #000000"/>
    </style:style>
    <style:style style:name="Table9.D7" style:family="table-cell">
      <style:table-cell-properties fo:padding="0.097cm" fo:border-left="0.05pt solid #000000" fo:border-right="none" fo:border-top="none" fo:border-bottom="0.05pt solid #000000"/>
    </style:style>
    <style:style style:name="Table9.E7" style:family="table-cell">
      <style:table-cell-properties fo:padding="0.097cm" fo:border-left="0.05pt solid #000000" fo:border-right="none" fo:border-top="none" fo:border-bottom="0.05pt solid #000000"/>
    </style:style>
    <style:style style:name="Table9.F7" style:family="table-cell">
      <style:table-cell-properties fo:padding="0.097cm" fo:border-left="0.05pt solid #000000" fo:border-right="none" fo:border-top="none" fo:border-bottom="0.05pt solid #000000"/>
    </style:style>
    <style:style style:name="Table9.G7" style:family="table-cell">
      <style:table-cell-properties fo:padding="0.097cm" fo:border-left="0.05pt solid #000000" fo:border-right="none" fo:border-top="none" fo:border-bottom="0.05pt solid #000000"/>
    </style:style>
    <style:style style:name="Table9.H7" style:family="table-cell">
      <style:table-cell-properties fo:padding="0.097cm" fo:border-left="0.05pt solid #000000" fo:border-right="none" fo:border-top="none" fo:border-bottom="0.05pt solid #000000"/>
    </style:style>
    <style:style style:name="Table9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8" style:family="table-cell">
      <style:table-cell-properties fo:padding="0.097cm" fo:border-left="0.05pt solid #000000" fo:border-right="none" fo:border-top="none" fo:border-bottom="0.05pt solid #000000"/>
    </style:style>
    <style:style style:name="Table9.B8" style:family="table-cell">
      <style:table-cell-properties fo:padding="0.097cm" fo:border-left="0.05pt solid #000000" fo:border-right="none" fo:border-top="none" fo:border-bottom="0.05pt solid #000000"/>
    </style:style>
    <style:style style:name="Table9.C8" style:family="table-cell">
      <style:table-cell-properties fo:padding="0.097cm" fo:border-left="0.05pt solid #000000" fo:border-right="none" fo:border-top="none" fo:border-bottom="0.05pt solid #000000"/>
    </style:style>
    <style:style style:name="Table9.D8" style:family="table-cell">
      <style:table-cell-properties fo:padding="0.097cm" fo:border-left="0.05pt solid #000000" fo:border-right="none" fo:border-top="none" fo:border-bottom="0.05pt solid #000000"/>
    </style:style>
    <style:style style:name="Table9.E8" style:family="table-cell">
      <style:table-cell-properties fo:padding="0.097cm" fo:border-left="0.05pt solid #000000" fo:border-right="none" fo:border-top="none" fo:border-bottom="0.05pt solid #000000"/>
    </style:style>
    <style:style style:name="Table9.F8" style:family="table-cell">
      <style:table-cell-properties fo:padding="0.097cm" fo:border-left="0.05pt solid #000000" fo:border-right="none" fo:border-top="none" fo:border-bottom="0.05pt solid #000000"/>
    </style:style>
    <style:style style:name="Table9.G8" style:family="table-cell">
      <style:table-cell-properties fo:padding="0.097cm" fo:border-left="0.05pt solid #000000" fo:border-right="none" fo:border-top="none" fo:border-bottom="0.05pt solid #000000"/>
    </style:style>
    <style:style style:name="Table9.H8" style:family="table-cell">
      <style:table-cell-properties fo:padding="0.097cm" fo:border-left="0.05pt solid #000000" fo:border-right="none" fo:border-top="none" fo:border-bottom="0.05pt solid #000000"/>
    </style:style>
    <style:style style:name="Table9.I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9" style:family="table-cell">
      <style:table-cell-properties fo:padding="0.097cm" fo:border-left="0.05pt solid #000000" fo:border-right="none" fo:border-top="none" fo:border-bottom="0.05pt solid #000000"/>
    </style:style>
    <style:style style:name="Table9.B9" style:family="table-cell">
      <style:table-cell-properties fo:padding="0.097cm" fo:border-left="0.05pt solid #000000" fo:border-right="none" fo:border-top="none" fo:border-bottom="0.05pt solid #000000"/>
    </style:style>
    <style:style style:name="Table9.C9" style:family="table-cell">
      <style:table-cell-properties fo:padding="0.097cm" fo:border-left="0.05pt solid #000000" fo:border-right="none" fo:border-top="none" fo:border-bottom="0.05pt solid #000000"/>
    </style:style>
    <style:style style:name="Table9.D9" style:family="table-cell">
      <style:table-cell-properties fo:padding="0.097cm" fo:border-left="0.05pt solid #000000" fo:border-right="none" fo:border-top="none" fo:border-bottom="0.05pt solid #000000"/>
    </style:style>
    <style:style style:name="Table9.E9" style:family="table-cell">
      <style:table-cell-properties fo:padding="0.097cm" fo:border-left="0.05pt solid #000000" fo:border-right="none" fo:border-top="none" fo:border-bottom="0.05pt solid #000000"/>
    </style:style>
    <style:style style:name="Table9.F9" style:family="table-cell">
      <style:table-cell-properties fo:padding="0.097cm" fo:border-left="0.05pt solid #000000" fo:border-right="none" fo:border-top="none" fo:border-bottom="0.05pt solid #000000"/>
    </style:style>
    <style:style style:name="Table9.G9" style:family="table-cell">
      <style:table-cell-properties fo:padding="0.097cm" fo:border-left="0.05pt solid #000000" fo:border-right="none" fo:border-top="none" fo:border-bottom="0.05pt solid #000000"/>
    </style:style>
    <style:style style:name="Table9.H9" style:family="table-cell">
      <style:table-cell-properties fo:padding="0.097cm" fo:border-left="0.05pt solid #000000" fo:border-right="none" fo:border-top="none" fo:border-bottom="0.05pt solid #000000"/>
    </style:style>
    <style:style style:name="Table9.I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0" style:family="table-cell">
      <style:table-cell-properties fo:padding="0.097cm" fo:border-left="0.05pt solid #000000" fo:border-right="none" fo:border-top="none" fo:border-bottom="0.05pt solid #000000"/>
    </style:style>
    <style:style style:name="Table9.B10" style:family="table-cell">
      <style:table-cell-properties fo:padding="0.097cm" fo:border-left="0.05pt solid #000000" fo:border-right="none" fo:border-top="none" fo:border-bottom="0.05pt solid #000000"/>
    </style:style>
    <style:style style:name="Table9.C10" style:family="table-cell">
      <style:table-cell-properties fo:padding="0.097cm" fo:border-left="0.05pt solid #000000" fo:border-right="none" fo:border-top="none" fo:border-bottom="0.05pt solid #000000"/>
    </style:style>
    <style:style style:name="Table9.D10" style:family="table-cell">
      <style:table-cell-properties fo:padding="0.097cm" fo:border-left="0.05pt solid #000000" fo:border-right="none" fo:border-top="none" fo:border-bottom="0.05pt solid #000000"/>
    </style:style>
    <style:style style:name="Table9.E10" style:family="table-cell">
      <style:table-cell-properties fo:padding="0.097cm" fo:border-left="0.05pt solid #000000" fo:border-right="none" fo:border-top="none" fo:border-bottom="0.05pt solid #000000"/>
    </style:style>
    <style:style style:name="Table9.F10" style:family="table-cell">
      <style:table-cell-properties fo:padding="0.097cm" fo:border-left="0.05pt solid #000000" fo:border-right="none" fo:border-top="none" fo:border-bottom="0.05pt solid #000000"/>
    </style:style>
    <style:style style:name="Table9.G10" style:family="table-cell">
      <style:table-cell-properties fo:padding="0.097cm" fo:border-left="0.05pt solid #000000" fo:border-right="none" fo:border-top="none" fo:border-bottom="0.05pt solid #000000"/>
    </style:style>
    <style:style style:name="Table9.H10" style:family="table-cell">
      <style:table-cell-properties fo:padding="0.097cm" fo:border-left="0.05pt solid #000000" fo:border-right="none" fo:border-top="none" fo:border-bottom="0.05pt solid #000000"/>
    </style:style>
    <style:style style:name="Table9.I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1" style:family="table-cell">
      <style:table-cell-properties fo:padding="0.097cm" fo:border-left="0.05pt solid #000000" fo:border-right="none" fo:border-top="none" fo:border-bottom="0.05pt solid #000000"/>
    </style:style>
    <style:style style:name="Table9.B11" style:family="table-cell">
      <style:table-cell-properties fo:padding="0.097cm" fo:border-left="0.05pt solid #000000" fo:border-right="none" fo:border-top="none" fo:border-bottom="0.05pt solid #000000"/>
    </style:style>
    <style:style style:name="Table9.C11" style:family="table-cell">
      <style:table-cell-properties fo:padding="0.097cm" fo:border-left="0.05pt solid #000000" fo:border-right="none" fo:border-top="none" fo:border-bottom="0.05pt solid #000000"/>
    </style:style>
    <style:style style:name="Table9.D11" style:family="table-cell">
      <style:table-cell-properties fo:padding="0.097cm" fo:border-left="0.05pt solid #000000" fo:border-right="none" fo:border-top="none" fo:border-bottom="0.05pt solid #000000"/>
    </style:style>
    <style:style style:name="Table9.E11" style:family="table-cell">
      <style:table-cell-properties fo:padding="0.097cm" fo:border-left="0.05pt solid #000000" fo:border-right="none" fo:border-top="none" fo:border-bottom="0.05pt solid #000000"/>
    </style:style>
    <style:style style:name="Table9.F11" style:family="table-cell">
      <style:table-cell-properties fo:padding="0.097cm" fo:border-left="0.05pt solid #000000" fo:border-right="none" fo:border-top="none" fo:border-bottom="0.05pt solid #000000"/>
    </style:style>
    <style:style style:name="Table9.G11" style:family="table-cell">
      <style:table-cell-properties fo:padding="0.097cm" fo:border-left="0.05pt solid #000000" fo:border-right="none" fo:border-top="none" fo:border-bottom="0.05pt solid #000000"/>
    </style:style>
    <style:style style:name="Table9.H11" style:family="table-cell">
      <style:table-cell-properties fo:padding="0.097cm" fo:border-left="0.05pt solid #000000" fo:border-right="none" fo:border-top="none" fo:border-bottom="0.05pt solid #000000"/>
    </style:style>
    <style:style style:name="Table9.I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2" style:family="table-cell">
      <style:table-cell-properties fo:padding="0.097cm" fo:border-left="0.05pt solid #000000" fo:border-right="none" fo:border-top="none" fo:border-bottom="0.05pt solid #000000"/>
    </style:style>
    <style:style style:name="Table9.B12" style:family="table-cell">
      <style:table-cell-properties fo:padding="0.097cm" fo:border-left="0.05pt solid #000000" fo:border-right="none" fo:border-top="none" fo:border-bottom="0.05pt solid #000000"/>
    </style:style>
    <style:style style:name="Table9.C12" style:family="table-cell">
      <style:table-cell-properties fo:padding="0.097cm" fo:border-left="0.05pt solid #000000" fo:border-right="none" fo:border-top="none" fo:border-bottom="0.05pt solid #000000"/>
    </style:style>
    <style:style style:name="Table9.D12" style:family="table-cell">
      <style:table-cell-properties fo:padding="0.097cm" fo:border-left="0.05pt solid #000000" fo:border-right="none" fo:border-top="none" fo:border-bottom="0.05pt solid #000000"/>
    </style:style>
    <style:style style:name="Table9.E12" style:family="table-cell">
      <style:table-cell-properties fo:padding="0.097cm" fo:border-left="0.05pt solid #000000" fo:border-right="none" fo:border-top="none" fo:border-bottom="0.05pt solid #000000"/>
    </style:style>
    <style:style style:name="Table9.F12" style:family="table-cell">
      <style:table-cell-properties fo:padding="0.097cm" fo:border-left="0.05pt solid #000000" fo:border-right="none" fo:border-top="none" fo:border-bottom="0.05pt solid #000000"/>
    </style:style>
    <style:style style:name="Table9.G12" style:family="table-cell">
      <style:table-cell-properties fo:padding="0.097cm" fo:border-left="0.05pt solid #000000" fo:border-right="none" fo:border-top="none" fo:border-bottom="0.05pt solid #000000"/>
    </style:style>
    <style:style style:name="Table9.H12" style:family="table-cell">
      <style:table-cell-properties fo:padding="0.097cm" fo:border-left="0.05pt solid #000000" fo:border-right="none" fo:border-top="none" fo:border-bottom="0.05pt solid #000000"/>
    </style:style>
    <style:style style:name="Table9.I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3" style:family="table-cell">
      <style:table-cell-properties fo:padding="0.097cm" fo:border-left="0.05pt solid #000000" fo:border-right="none" fo:border-top="none" fo:border-bottom="0.05pt solid #000000"/>
    </style:style>
    <style:style style:name="Table9.B13" style:family="table-cell">
      <style:table-cell-properties fo:padding="0.097cm" fo:border-left="0.05pt solid #000000" fo:border-right="none" fo:border-top="none" fo:border-bottom="0.05pt solid #000000"/>
    </style:style>
    <style:style style:name="Table9.C13" style:family="table-cell">
      <style:table-cell-properties fo:padding="0.097cm" fo:border-left="0.05pt solid #000000" fo:border-right="none" fo:border-top="none" fo:border-bottom="0.05pt solid #000000"/>
    </style:style>
    <style:style style:name="Table9.D13" style:family="table-cell">
      <style:table-cell-properties fo:padding="0.097cm" fo:border-left="0.05pt solid #000000" fo:border-right="none" fo:border-top="none" fo:border-bottom="0.05pt solid #000000"/>
    </style:style>
    <style:style style:name="Table9.E13" style:family="table-cell">
      <style:table-cell-properties fo:padding="0.097cm" fo:border-left="0.05pt solid #000000" fo:border-right="none" fo:border-top="none" fo:border-bottom="0.05pt solid #000000"/>
    </style:style>
    <style:style style:name="Table9.F13" style:family="table-cell">
      <style:table-cell-properties fo:padding="0.097cm" fo:border-left="0.05pt solid #000000" fo:border-right="none" fo:border-top="none" fo:border-bottom="0.05pt solid #000000"/>
    </style:style>
    <style:style style:name="Table9.G13" style:family="table-cell">
      <style:table-cell-properties fo:padding="0.097cm" fo:border-left="0.05pt solid #000000" fo:border-right="none" fo:border-top="none" fo:border-bottom="0.05pt solid #000000"/>
    </style:style>
    <style:style style:name="Table9.H13" style:family="table-cell">
      <style:table-cell-properties fo:padding="0.097cm" fo:border-left="0.05pt solid #000000" fo:border-right="none" fo:border-top="none" fo:border-bottom="0.05pt solid #000000"/>
    </style:style>
    <style:style style:name="Table9.I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4" style:family="table-cell">
      <style:table-cell-properties fo:padding="0.097cm" fo:border-left="0.05pt solid #000000" fo:border-right="none" fo:border-top="none" fo:border-bottom="0.05pt solid #000000"/>
    </style:style>
    <style:style style:name="Table9.B14" style:family="table-cell">
      <style:table-cell-properties fo:padding="0.097cm" fo:border-left="0.05pt solid #000000" fo:border-right="none" fo:border-top="none" fo:border-bottom="0.05pt solid #000000"/>
    </style:style>
    <style:style style:name="Table9.C14" style:family="table-cell">
      <style:table-cell-properties fo:padding="0.097cm" fo:border-left="0.05pt solid #000000" fo:border-right="none" fo:border-top="none" fo:border-bottom="0.05pt solid #000000"/>
    </style:style>
    <style:style style:name="Table9.D14" style:family="table-cell">
      <style:table-cell-properties fo:padding="0.097cm" fo:border-left="0.05pt solid #000000" fo:border-right="none" fo:border-top="none" fo:border-bottom="0.05pt solid #000000"/>
    </style:style>
    <style:style style:name="Table9.E14" style:family="table-cell">
      <style:table-cell-properties fo:padding="0.097cm" fo:border-left="0.05pt solid #000000" fo:border-right="none" fo:border-top="none" fo:border-bottom="0.05pt solid #000000"/>
    </style:style>
    <style:style style:name="Table9.F14" style:family="table-cell">
      <style:table-cell-properties fo:padding="0.097cm" fo:border-left="0.05pt solid #000000" fo:border-right="none" fo:border-top="none" fo:border-bottom="0.05pt solid #000000"/>
    </style:style>
    <style:style style:name="Table9.G14" style:family="table-cell">
      <style:table-cell-properties fo:padding="0.097cm" fo:border-left="0.05pt solid #000000" fo:border-right="none" fo:border-top="none" fo:border-bottom="0.05pt solid #000000"/>
    </style:style>
    <style:style style:name="Table9.H14" style:family="table-cell">
      <style:table-cell-properties fo:padding="0.097cm" fo:border-left="0.05pt solid #000000" fo:border-right="none" fo:border-top="none" fo:border-bottom="0.05pt solid #000000"/>
    </style:style>
    <style:style style:name="Table9.I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5" style:family="table-cell">
      <style:table-cell-properties fo:padding="0.097cm" fo:border-left="0.05pt solid #000000" fo:border-right="none" fo:border-top="none" fo:border-bottom="0.05pt solid #000000"/>
    </style:style>
    <style:style style:name="Table9.B15" style:family="table-cell">
      <style:table-cell-properties fo:padding="0.097cm" fo:border-left="0.05pt solid #000000" fo:border-right="none" fo:border-top="none" fo:border-bottom="0.05pt solid #000000"/>
    </style:style>
    <style:style style:name="Table9.C15" style:family="table-cell">
      <style:table-cell-properties fo:padding="0.097cm" fo:border-left="0.05pt solid #000000" fo:border-right="none" fo:border-top="none" fo:border-bottom="0.05pt solid #000000"/>
    </style:style>
    <style:style style:name="Table9.D15" style:family="table-cell">
      <style:table-cell-properties fo:padding="0.097cm" fo:border-left="0.05pt solid #000000" fo:border-right="none" fo:border-top="none" fo:border-bottom="0.05pt solid #000000"/>
    </style:style>
    <style:style style:name="Table9.E15" style:family="table-cell">
      <style:table-cell-properties fo:padding="0.097cm" fo:border-left="0.05pt solid #000000" fo:border-right="none" fo:border-top="none" fo:border-bottom="0.05pt solid #000000"/>
    </style:style>
    <style:style style:name="Table9.F15" style:family="table-cell">
      <style:table-cell-properties fo:padding="0.097cm" fo:border-left="0.05pt solid #000000" fo:border-right="none" fo:border-top="none" fo:border-bottom="0.05pt solid #000000"/>
    </style:style>
    <style:style style:name="Table9.G15" style:family="table-cell">
      <style:table-cell-properties fo:padding="0.097cm" fo:border-left="0.05pt solid #000000" fo:border-right="none" fo:border-top="none" fo:border-bottom="0.05pt solid #000000"/>
    </style:style>
    <style:style style:name="Table9.H15" style:family="table-cell">
      <style:table-cell-properties fo:padding="0.097cm" fo:border-left="0.05pt solid #000000" fo:border-right="none" fo:border-top="none" fo:border-bottom="0.05pt solid #000000"/>
    </style:style>
    <style:style style:name="Table9.I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0" style:family="table-cell">
      <style:table-cell-properties fo:padding="0.097cm" fo:border-left="0.05pt solid #000000" fo:border-right="none" fo:border-top="none" fo:border-bottom="0.05pt solid #000000"/>
    </style:style>
    <style:style style:name="Table9.B20" style:family="table-cell">
      <style:table-cell-properties fo:padding="0.097cm" fo:border-left="0.05pt solid #000000" fo:border-right="none" fo:border-top="none" fo:border-bottom="0.05pt solid #000000"/>
    </style:style>
    <style:style style:name="Table9.C20" style:family="table-cell">
      <style:table-cell-properties fo:padding="0.097cm" fo:border-left="0.05pt solid #000000" fo:border-right="none" fo:border-top="none" fo:border-bottom="0.05pt solid #000000"/>
    </style:style>
    <style:style style:name="Table9.D20" style:family="table-cell">
      <style:table-cell-properties fo:padding="0.097cm" fo:border-left="0.05pt solid #000000" fo:border-right="none" fo:border-top="none" fo:border-bottom="0.05pt solid #000000"/>
    </style:style>
    <style:style style:name="Table9.E20" style:family="table-cell">
      <style:table-cell-properties fo:padding="0.097cm" fo:border-left="0.05pt solid #000000" fo:border-right="none" fo:border-top="none" fo:border-bottom="0.05pt solid #000000"/>
    </style:style>
    <style:style style:name="Table9.F20" style:family="table-cell">
      <style:table-cell-properties fo:padding="0.097cm" fo:border-left="0.05pt solid #000000" fo:border-right="none" fo:border-top="none" fo:border-bottom="0.05pt solid #000000"/>
    </style:style>
    <style:style style:name="Table9.G20" style:family="table-cell">
      <style:table-cell-properties fo:padding="0.097cm" fo:border-left="0.05pt solid #000000" fo:border-right="none" fo:border-top="none" fo:border-bottom="0.05pt solid #000000"/>
    </style:style>
    <style:style style:name="Table9.H20" style:family="table-cell">
      <style:table-cell-properties fo:padding="0.097cm" fo:border-left="0.05pt solid #000000" fo:border-right="none" fo:border-top="none" fo:border-bottom="0.05pt solid #000000"/>
    </style:style>
    <style:style style:name="Table9.I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1" style:family="table-cell">
      <style:table-cell-properties fo:padding="0.097cm" fo:border-left="0.05pt solid #000000" fo:border-right="none" fo:border-top="none" fo:border-bottom="0.05pt solid #000000"/>
    </style:style>
    <style:style style:name="Table9.B21" style:family="table-cell">
      <style:table-cell-properties fo:padding="0.097cm" fo:border-left="0.05pt solid #000000" fo:border-right="none" fo:border-top="none" fo:border-bottom="0.05pt solid #000000"/>
    </style:style>
    <style:style style:name="Table9.C21" style:family="table-cell">
      <style:table-cell-properties fo:padding="0.097cm" fo:border-left="0.05pt solid #000000" fo:border-right="none" fo:border-top="none" fo:border-bottom="0.05pt solid #000000"/>
    </style:style>
    <style:style style:name="Table9.D21" style:family="table-cell">
      <style:table-cell-properties fo:padding="0.097cm" fo:border-left="0.05pt solid #000000" fo:border-right="none" fo:border-top="none" fo:border-bottom="0.05pt solid #000000"/>
    </style:style>
    <style:style style:name="Table9.E21" style:family="table-cell">
      <style:table-cell-properties fo:padding="0.097cm" fo:border-left="0.05pt solid #000000" fo:border-right="none" fo:border-top="none" fo:border-bottom="0.05pt solid #000000"/>
    </style:style>
    <style:style style:name="Table9.F21" style:family="table-cell">
      <style:table-cell-properties fo:padding="0.097cm" fo:border-left="0.05pt solid #000000" fo:border-right="none" fo:border-top="none" fo:border-bottom="0.05pt solid #000000"/>
    </style:style>
    <style:style style:name="Table9.G21" style:family="table-cell">
      <style:table-cell-properties fo:padding="0.097cm" fo:border-left="0.05pt solid #000000" fo:border-right="none" fo:border-top="none" fo:border-bottom="0.05pt solid #000000"/>
    </style:style>
    <style:style style:name="Table9.H21" style:family="table-cell">
      <style:table-cell-properties fo:padding="0.097cm" fo:border-left="0.05pt solid #000000" fo:border-right="none" fo:border-top="none" fo:border-bottom="0.05pt solid #000000"/>
    </style:style>
    <style:style style:name="Table9.I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2" style:family="table-cell">
      <style:table-cell-properties fo:padding="0.097cm" fo:border-left="0.05pt solid #000000" fo:border-right="none" fo:border-top="none" fo:border-bottom="0.05pt solid #000000"/>
    </style:style>
    <style:style style:name="Table9.B22" style:family="table-cell">
      <style:table-cell-properties fo:padding="0.097cm" fo:border-left="0.05pt solid #000000" fo:border-right="none" fo:border-top="none" fo:border-bottom="0.05pt solid #000000"/>
    </style:style>
    <style:style style:name="Table9.C22" style:family="table-cell">
      <style:table-cell-properties fo:padding="0.097cm" fo:border-left="0.05pt solid #000000" fo:border-right="none" fo:border-top="none" fo:border-bottom="0.05pt solid #000000"/>
    </style:style>
    <style:style style:name="Table9.D22" style:family="table-cell">
      <style:table-cell-properties fo:padding="0.097cm" fo:border-left="0.05pt solid #000000" fo:border-right="none" fo:border-top="none" fo:border-bottom="0.05pt solid #000000"/>
    </style:style>
    <style:style style:name="Table9.E22" style:family="table-cell">
      <style:table-cell-properties fo:padding="0.097cm" fo:border-left="0.05pt solid #000000" fo:border-right="none" fo:border-top="none" fo:border-bottom="0.05pt solid #000000"/>
    </style:style>
    <style:style style:name="Table9.F22" style:family="table-cell">
      <style:table-cell-properties fo:padding="0.097cm" fo:border-left="0.05pt solid #000000" fo:border-right="none" fo:border-top="none" fo:border-bottom="0.05pt solid #000000"/>
    </style:style>
    <style:style style:name="Table9.G22" style:family="table-cell">
      <style:table-cell-properties fo:padding="0.097cm" fo:border-left="0.05pt solid #000000" fo:border-right="none" fo:border-top="none" fo:border-bottom="0.05pt solid #000000"/>
    </style:style>
    <style:style style:name="Table9.H22" style:family="table-cell">
      <style:table-cell-properties fo:padding="0.097cm" fo:border-left="0.05pt solid #000000" fo:border-right="none" fo:border-top="none" fo:border-bottom="0.05pt solid #000000"/>
    </style:style>
    <style:style style:name="Table9.I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3" style:family="table-cell">
      <style:table-cell-properties fo:padding="0.097cm" fo:border-left="0.05pt solid #000000" fo:border-right="none" fo:border-top="none" fo:border-bottom="0.05pt solid #000000"/>
    </style:style>
    <style:style style:name="Table9.B23" style:family="table-cell">
      <style:table-cell-properties fo:padding="0.097cm" fo:border-left="0.05pt solid #000000" fo:border-right="none" fo:border-top="none" fo:border-bottom="0.05pt solid #000000"/>
    </style:style>
    <style:style style:name="Table9.C23" style:family="table-cell">
      <style:table-cell-properties fo:padding="0.097cm" fo:border-left="0.05pt solid #000000" fo:border-right="none" fo:border-top="none" fo:border-bottom="0.05pt solid #000000"/>
    </style:style>
    <style:style style:name="Table9.D23" style:family="table-cell">
      <style:table-cell-properties fo:padding="0.097cm" fo:border-left="0.05pt solid #000000" fo:border-right="none" fo:border-top="none" fo:border-bottom="0.05pt solid #000000"/>
    </style:style>
    <style:style style:name="Table9.E23" style:family="table-cell">
      <style:table-cell-properties fo:padding="0.097cm" fo:border-left="0.05pt solid #000000" fo:border-right="none" fo:border-top="none" fo:border-bottom="0.05pt solid #000000"/>
    </style:style>
    <style:style style:name="Table9.F23" style:family="table-cell">
      <style:table-cell-properties fo:padding="0.097cm" fo:border-left="0.05pt solid #000000" fo:border-right="none" fo:border-top="none" fo:border-bottom="0.05pt solid #000000"/>
    </style:style>
    <style:style style:name="Table9.G23" style:family="table-cell">
      <style:table-cell-properties fo:padding="0.097cm" fo:border-left="0.05pt solid #000000" fo:border-right="none" fo:border-top="none" fo:border-bottom="0.05pt solid #000000"/>
    </style:style>
    <style:style style:name="Table9.H23" style:family="table-cell">
      <style:table-cell-properties fo:padding="0.097cm" fo:border-left="0.05pt solid #000000" fo:border-right="none" fo:border-top="none" fo:border-bottom="0.05pt solid #000000"/>
    </style:style>
    <style:style style:name="Table9.I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4" style:family="table-cell">
      <style:table-cell-properties fo:padding="0.097cm" fo:border-left="0.05pt solid #000000" fo:border-right="none" fo:border-top="none" fo:border-bottom="0.05pt solid #000000"/>
    </style:style>
    <style:style style:name="Table9.B24" style:family="table-cell">
      <style:table-cell-properties fo:padding="0.097cm" fo:border-left="0.05pt solid #000000" fo:border-right="none" fo:border-top="none" fo:border-bottom="0.05pt solid #000000"/>
    </style:style>
    <style:style style:name="Table9.C24" style:family="table-cell">
      <style:table-cell-properties fo:padding="0.097cm" fo:border-left="0.05pt solid #000000" fo:border-right="none" fo:border-top="none" fo:border-bottom="0.05pt solid #000000"/>
    </style:style>
    <style:style style:name="Table9.D24" style:family="table-cell">
      <style:table-cell-properties fo:padding="0.097cm" fo:border-left="0.05pt solid #000000" fo:border-right="none" fo:border-top="none" fo:border-bottom="0.05pt solid #000000"/>
    </style:style>
    <style:style style:name="Table9.E24" style:family="table-cell">
      <style:table-cell-properties fo:padding="0.097cm" fo:border-left="0.05pt solid #000000" fo:border-right="none" fo:border-top="none" fo:border-bottom="0.05pt solid #000000"/>
    </style:style>
    <style:style style:name="Table9.F24" style:family="table-cell">
      <style:table-cell-properties fo:padding="0.097cm" fo:border-left="0.05pt solid #000000" fo:border-right="none" fo:border-top="none" fo:border-bottom="0.05pt solid #000000"/>
    </style:style>
    <style:style style:name="Table9.G24" style:family="table-cell">
      <style:table-cell-properties fo:padding="0.097cm" fo:border-left="0.05pt solid #000000" fo:border-right="none" fo:border-top="none" fo:border-bottom="0.05pt solid #000000"/>
    </style:style>
    <style:style style:name="Table9.H24" style:family="table-cell">
      <style:table-cell-properties fo:padding="0.097cm" fo:border-left="0.05pt solid #000000" fo:border-right="none" fo:border-top="none" fo:border-bottom="0.05pt solid #000000"/>
    </style:style>
    <style:style style:name="Table9.I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5" style:family="table-cell">
      <style:table-cell-properties fo:padding="0.097cm" fo:border-left="0.05pt solid #000000" fo:border-right="none" fo:border-top="none" fo:border-bottom="0.05pt solid #000000"/>
    </style:style>
    <style:style style:name="Table9.B25" style:family="table-cell">
      <style:table-cell-properties fo:padding="0.097cm" fo:border-left="0.05pt solid #000000" fo:border-right="none" fo:border-top="none" fo:border-bottom="0.05pt solid #000000"/>
    </style:style>
    <style:style style:name="Table9.C25" style:family="table-cell">
      <style:table-cell-properties fo:padding="0.097cm" fo:border-left="0.05pt solid #000000" fo:border-right="none" fo:border-top="none" fo:border-bottom="0.05pt solid #000000"/>
    </style:style>
    <style:style style:name="Table9.D25" style:family="table-cell">
      <style:table-cell-properties fo:padding="0.097cm" fo:border-left="0.05pt solid #000000" fo:border-right="none" fo:border-top="none" fo:border-bottom="0.05pt solid #000000"/>
    </style:style>
    <style:style style:name="Table9.E25" style:family="table-cell">
      <style:table-cell-properties fo:padding="0.097cm" fo:border-left="0.05pt solid #000000" fo:border-right="none" fo:border-top="none" fo:border-bottom="0.05pt solid #000000"/>
    </style:style>
    <style:style style:name="Table9.F25" style:family="table-cell">
      <style:table-cell-properties fo:padding="0.097cm" fo:border-left="0.05pt solid #000000" fo:border-right="none" fo:border-top="none" fo:border-bottom="0.05pt solid #000000"/>
    </style:style>
    <style:style style:name="Table9.G25" style:family="table-cell">
      <style:table-cell-properties fo:padding="0.097cm" fo:border-left="0.05pt solid #000000" fo:border-right="none" fo:border-top="none" fo:border-bottom="0.05pt solid #000000"/>
    </style:style>
    <style:style style:name="Table9.H25" style:family="table-cell">
      <style:table-cell-properties fo:padding="0.097cm" fo:border-left="0.05pt solid #000000" fo:border-right="none" fo:border-top="none" fo:border-bottom="0.05pt solid #000000"/>
    </style:style>
    <style:style style:name="Table9.I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6" style:family="table-cell">
      <style:table-cell-properties fo:padding="0.097cm" fo:border-left="0.05pt solid #000000" fo:border-right="none" fo:border-top="none" fo:border-bottom="0.05pt solid #000000"/>
    </style:style>
    <style:style style:name="Table9.B26" style:family="table-cell">
      <style:table-cell-properties fo:padding="0.097cm" fo:border-left="0.05pt solid #000000" fo:border-right="none" fo:border-top="none" fo:border-bottom="0.05pt solid #000000"/>
    </style:style>
    <style:style style:name="Table9.C26" style:family="table-cell">
      <style:table-cell-properties fo:padding="0.097cm" fo:border-left="0.05pt solid #000000" fo:border-right="none" fo:border-top="none" fo:border-bottom="0.05pt solid #000000"/>
    </style:style>
    <style:style style:name="Table9.D26" style:family="table-cell">
      <style:table-cell-properties fo:padding="0.097cm" fo:border-left="0.05pt solid #000000" fo:border-right="none" fo:border-top="none" fo:border-bottom="0.05pt solid #000000"/>
    </style:style>
    <style:style style:name="Table9.E26" style:family="table-cell">
      <style:table-cell-properties fo:padding="0.097cm" fo:border-left="0.05pt solid #000000" fo:border-right="none" fo:border-top="none" fo:border-bottom="0.05pt solid #000000"/>
    </style:style>
    <style:style style:name="Table9.F26" style:family="table-cell">
      <style:table-cell-properties fo:padding="0.097cm" fo:border-left="0.05pt solid #000000" fo:border-right="none" fo:border-top="none" fo:border-bottom="0.05pt solid #000000"/>
    </style:style>
    <style:style style:name="Table9.G26" style:family="table-cell">
      <style:table-cell-properties fo:padding="0.097cm" fo:border-left="0.05pt solid #000000" fo:border-right="none" fo:border-top="none" fo:border-bottom="0.05pt solid #000000"/>
    </style:style>
    <style:style style:name="Table9.H26" style:family="table-cell">
      <style:table-cell-properties fo:padding="0.097cm" fo:border-left="0.05pt solid #000000" fo:border-right="none" fo:border-top="none" fo:border-bottom="0.05pt solid #000000"/>
    </style:style>
    <style:style style:name="Table9.I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7" style:family="table-cell">
      <style:table-cell-properties fo:padding="0.097cm" fo:border-left="0.05pt solid #000000" fo:border-right="none" fo:border-top="none" fo:border-bottom="0.05pt solid #000000"/>
    </style:style>
    <style:style style:name="Table9.B27" style:family="table-cell">
      <style:table-cell-properties fo:padding="0.097cm" fo:border-left="0.05pt solid #000000" fo:border-right="none" fo:border-top="none" fo:border-bottom="0.05pt solid #000000"/>
    </style:style>
    <style:style style:name="Table9.C27" style:family="table-cell">
      <style:table-cell-properties fo:padding="0.097cm" fo:border-left="0.05pt solid #000000" fo:border-right="none" fo:border-top="none" fo:border-bottom="0.05pt solid #000000"/>
    </style:style>
    <style:style style:name="Table9.D27" style:family="table-cell">
      <style:table-cell-properties fo:padding="0.097cm" fo:border-left="0.05pt solid #000000" fo:border-right="none" fo:border-top="none" fo:border-bottom="0.05pt solid #000000"/>
    </style:style>
    <style:style style:name="Table9.E27" style:family="table-cell">
      <style:table-cell-properties fo:padding="0.097cm" fo:border-left="0.05pt solid #000000" fo:border-right="none" fo:border-top="none" fo:border-bottom="0.05pt solid #000000"/>
    </style:style>
    <style:style style:name="Table9.F27" style:family="table-cell">
      <style:table-cell-properties fo:padding="0.097cm" fo:border-left="0.05pt solid #000000" fo:border-right="none" fo:border-top="none" fo:border-bottom="0.05pt solid #000000"/>
    </style:style>
    <style:style style:name="Table9.G27" style:family="table-cell">
      <style:table-cell-properties fo:padding="0.097cm" fo:border-left="0.05pt solid #000000" fo:border-right="none" fo:border-top="none" fo:border-bottom="0.05pt solid #000000"/>
    </style:style>
    <style:style style:name="Table9.H27" style:family="table-cell">
      <style:table-cell-properties fo:padding="0.097cm" fo:border-left="0.05pt solid #000000" fo:border-right="none" fo:border-top="none" fo:border-bottom="0.05pt solid #000000"/>
    </style:style>
    <style:style style:name="Table9.I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8" style:family="table-cell">
      <style:table-cell-properties fo:padding="0.097cm" fo:border-left="0.05pt solid #000000" fo:border-right="none" fo:border-top="none" fo:border-bottom="0.05pt solid #000000"/>
    </style:style>
    <style:style style:name="Table9.B28" style:family="table-cell">
      <style:table-cell-properties fo:padding="0.097cm" fo:border-left="0.05pt solid #000000" fo:border-right="none" fo:border-top="none" fo:border-bottom="0.05pt solid #000000"/>
    </style:style>
    <style:style style:name="Table9.C28" style:family="table-cell">
      <style:table-cell-properties fo:padding="0.097cm" fo:border-left="0.05pt solid #000000" fo:border-right="none" fo:border-top="none" fo:border-bottom="0.05pt solid #000000"/>
    </style:style>
    <style:style style:name="Table9.D28" style:family="table-cell">
      <style:table-cell-properties fo:padding="0.097cm" fo:border-left="0.05pt solid #000000" fo:border-right="none" fo:border-top="none" fo:border-bottom="0.05pt solid #000000"/>
    </style:style>
    <style:style style:name="Table9.E28" style:family="table-cell">
      <style:table-cell-properties fo:padding="0.097cm" fo:border-left="0.05pt solid #000000" fo:border-right="none" fo:border-top="none" fo:border-bottom="0.05pt solid #000000"/>
    </style:style>
    <style:style style:name="Table9.F28" style:family="table-cell">
      <style:table-cell-properties fo:padding="0.097cm" fo:border-left="0.05pt solid #000000" fo:border-right="none" fo:border-top="none" fo:border-bottom="0.05pt solid #000000"/>
    </style:style>
    <style:style style:name="Table9.G28" style:family="table-cell">
      <style:table-cell-properties fo:padding="0.097cm" fo:border-left="0.05pt solid #000000" fo:border-right="none" fo:border-top="none" fo:border-bottom="0.05pt solid #000000"/>
    </style:style>
    <style:style style:name="Table9.H28" style:family="table-cell">
      <style:table-cell-properties fo:padding="0.097cm" fo:border-left="0.05pt solid #000000" fo:border-right="none" fo:border-top="none" fo:border-bottom="0.05pt solid #000000"/>
    </style:style>
    <style:style style:name="Table9.I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9" style:family="table-cell">
      <style:table-cell-properties fo:padding="0.097cm" fo:border-left="0.05pt solid #000000" fo:border-right="none" fo:border-top="none" fo:border-bottom="0.05pt solid #000000"/>
    </style:style>
    <style:style style:name="Table9.B29" style:family="table-cell">
      <style:table-cell-properties fo:padding="0.097cm" fo:border-left="0.05pt solid #000000" fo:border-right="none" fo:border-top="none" fo:border-bottom="0.05pt solid #000000"/>
    </style:style>
    <style:style style:name="Table9.C29" style:family="table-cell">
      <style:table-cell-properties fo:padding="0.097cm" fo:border-left="0.05pt solid #000000" fo:border-right="none" fo:border-top="none" fo:border-bottom="0.05pt solid #000000"/>
    </style:style>
    <style:style style:name="Table9.D29" style:family="table-cell">
      <style:table-cell-properties fo:padding="0.097cm" fo:border-left="0.05pt solid #000000" fo:border-right="none" fo:border-top="none" fo:border-bottom="0.05pt solid #000000"/>
    </style:style>
    <style:style style:name="Table9.E29" style:family="table-cell">
      <style:table-cell-properties fo:padding="0.097cm" fo:border-left="0.05pt solid #000000" fo:border-right="none" fo:border-top="none" fo:border-bottom="0.05pt solid #000000"/>
    </style:style>
    <style:style style:name="Table9.F29" style:family="table-cell">
      <style:table-cell-properties fo:padding="0.097cm" fo:border-left="0.05pt solid #000000" fo:border-right="none" fo:border-top="none" fo:border-bottom="0.05pt solid #000000"/>
    </style:style>
    <style:style style:name="Table9.G29" style:family="table-cell">
      <style:table-cell-properties fo:padding="0.097cm" fo:border-left="0.05pt solid #000000" fo:border-right="none" fo:border-top="none" fo:border-bottom="0.05pt solid #000000"/>
    </style:style>
    <style:style style:name="Table9.H29" style:family="table-cell">
      <style:table-cell-properties fo:padding="0.097cm" fo:border-left="0.05pt solid #000000" fo:border-right="none" fo:border-top="none" fo:border-bottom="0.05pt solid #000000"/>
    </style:style>
    <style:style style:name="Table9.I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0" style:family="table-cell">
      <style:table-cell-properties fo:padding="0.097cm" fo:border-left="0.05pt solid #000000" fo:border-right="none" fo:border-top="none" fo:border-bottom="0.05pt solid #000000"/>
    </style:style>
    <style:style style:name="Table9.B30" style:family="table-cell">
      <style:table-cell-properties fo:padding="0.097cm" fo:border-left="0.05pt solid #000000" fo:border-right="none" fo:border-top="none" fo:border-bottom="0.05pt solid #000000"/>
    </style:style>
    <style:style style:name="Table9.C30" style:family="table-cell">
      <style:table-cell-properties fo:padding="0.097cm" fo:border-left="0.05pt solid #000000" fo:border-right="none" fo:border-top="none" fo:border-bottom="0.05pt solid #000000"/>
    </style:style>
    <style:style style:name="Table9.D30" style:family="table-cell">
      <style:table-cell-properties fo:padding="0.097cm" fo:border-left="0.05pt solid #000000" fo:border-right="none" fo:border-top="none" fo:border-bottom="0.05pt solid #000000"/>
    </style:style>
    <style:style style:name="Table9.E30" style:family="table-cell">
      <style:table-cell-properties fo:padding="0.097cm" fo:border-left="0.05pt solid #000000" fo:border-right="none" fo:border-top="none" fo:border-bottom="0.05pt solid #000000"/>
    </style:style>
    <style:style style:name="Table9.F30" style:family="table-cell">
      <style:table-cell-properties fo:padding="0.097cm" fo:border-left="0.05pt solid #000000" fo:border-right="none" fo:border-top="none" fo:border-bottom="0.05pt solid #000000"/>
    </style:style>
    <style:style style:name="Table9.G30" style:family="table-cell">
      <style:table-cell-properties fo:padding="0.097cm" fo:border-left="0.05pt solid #000000" fo:border-right="none" fo:border-top="none" fo:border-bottom="0.05pt solid #000000"/>
    </style:style>
    <style:style style:name="Table9.H30" style:family="table-cell">
      <style:table-cell-properties fo:padding="0.097cm" fo:border-left="0.05pt solid #000000" fo:border-right="none" fo:border-top="none" fo:border-bottom="0.05pt solid #000000"/>
    </style:style>
    <style:style style:name="Table9.I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1" style:family="table-cell">
      <style:table-cell-properties fo:padding="0.097cm" fo:border-left="0.05pt solid #000000" fo:border-right="none" fo:border-top="none" fo:border-bottom="0.05pt solid #000000"/>
    </style:style>
    <style:style style:name="Table9.B31" style:family="table-cell">
      <style:table-cell-properties fo:padding="0.097cm" fo:border-left="0.05pt solid #000000" fo:border-right="none" fo:border-top="none" fo:border-bottom="0.05pt solid #000000"/>
    </style:style>
    <style:style style:name="Table9.C31" style:family="table-cell">
      <style:table-cell-properties fo:padding="0.097cm" fo:border-left="0.05pt solid #000000" fo:border-right="none" fo:border-top="none" fo:border-bottom="0.05pt solid #000000"/>
    </style:style>
    <style:style style:name="Table9.D31" style:family="table-cell">
      <style:table-cell-properties fo:padding="0.097cm" fo:border-left="0.05pt solid #000000" fo:border-right="none" fo:border-top="none" fo:border-bottom="0.05pt solid #000000"/>
    </style:style>
    <style:style style:name="Table9.E31" style:family="table-cell">
      <style:table-cell-properties fo:padding="0.097cm" fo:border-left="0.05pt solid #000000" fo:border-right="none" fo:border-top="none" fo:border-bottom="0.05pt solid #000000"/>
    </style:style>
    <style:style style:name="Table9.F31" style:family="table-cell">
      <style:table-cell-properties fo:padding="0.097cm" fo:border-left="0.05pt solid #000000" fo:border-right="none" fo:border-top="none" fo:border-bottom="0.05pt solid #000000"/>
    </style:style>
    <style:style style:name="Table9.G31" style:family="table-cell">
      <style:table-cell-properties fo:padding="0.097cm" fo:border-left="0.05pt solid #000000" fo:border-right="none" fo:border-top="none" fo:border-bottom="0.05pt solid #000000"/>
    </style:style>
    <style:style style:name="Table9.H31" style:family="table-cell">
      <style:table-cell-properties fo:padding="0.097cm" fo:border-left="0.05pt solid #000000" fo:border-right="none" fo:border-top="none" fo:border-bottom="0.05pt solid #000000"/>
    </style:style>
    <style:style style:name="Table9.I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2.012cm" table:align="margins"/>
    </style:style>
    <style:style style:name="Table10.A" style:family="table-column">
      <style:table-column-properties style:column-width="5.794cm" style:rel-column-width="31612*"/>
    </style:style>
    <style:style style:name="Table10.B" style:family="table-column">
      <style:table-column-properties style:column-width="6.218cm" style:rel-column-width="33923*"/>
    </style:style>
    <style:style style:name="Table10.A1" style:family="table-cell">
      <style:table-cell-properties fo:padding="0.097cm" fo:border="none"/>
    </style:style>
    <style:style style:name="Table10.B1" style:family="table-cell">
      <style:table-cell-properties style:vertical-align="middle" fo:padding="0.097cm" fo:border="none"/>
    </style:style>
    <style:style style:name="Table11" style:family="table">
      <style:table-properties style:width="5.031cm" table:align="left"/>
    </style:style>
    <style:style style:name="Table11.A" style:family="table-column">
      <style:table-column-properties style:column-width="1.787cm"/>
    </style:style>
    <style:style style:name="Table11.B" style:family="table-column">
      <style:table-column-properties style:column-width="0.81cm"/>
    </style:style>
    <style:style style:name="Table11.C" style:family="table-column">
      <style:table-column-properties style:column-width="0.811cm"/>
    </style:style>
    <style:style style:name="Table11.1" style:family="table-row">
      <style:table-row-properties style:min-row-height="0.88cm"/>
    </style:style>
    <style:style style:name="Table11.A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le11.B1" style:family="table-cell">
      <style:table-cell-properties style:vertical-align="bottom" fo:padding="0.097cm" fo:border="none"/>
    </style:style>
    <style:style style:name="Table11.C1" style:family="table-cell">
      <style:table-cell-properties style:vertical-align="bottom" fo:padding="0.097cm" fo:border="none"/>
    </style:style>
    <style:style style:name="Table11.D1" style:family="table-cell">
      <style:table-cell-properties style:vertical-align="bottom" fo:padding="0.097cm" fo:border="none"/>
    </style:style>
    <style:style style:name="Table11.E1" style:family="table-cell">
      <style:table-cell-properties style:vertical-align="bottom" fo:padding="0.097cm" fo:border="none"/>
    </style:style>
    <style:style style:name="Table11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1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E2" style:family="table-cell">
      <style:table-cell-properties fo:padding="0.097cm" fo:border="0.05pt solid #000000"/>
    </style:style>
    <style:style style:name="Table11.B3" style:family="table-cell">
      <style:table-cell-properties fo:padding="0.097cm" fo:border-left="0.05pt solid #000000" fo:border-right="none" fo:border-top="none" fo:border-bottom="0.05pt solid #000000"/>
    </style:style>
    <style:style style:name="Table11.C3" style:family="table-cell">
      <style:table-cell-properties fo:padding="0.097cm" fo:border-left="0.05pt solid #000000" fo:border-right="none" fo:border-top="none" fo:border-bottom="0.05pt solid #000000"/>
    </style:style>
    <style:style style:name="Table11.D3" style:family="table-cell">
      <style:table-cell-properties fo:padding="0.097cm" fo:border-left="0.05pt solid #000000" fo:border-right="none" fo:border-top="none" fo:border-bottom="0.05pt solid #000000"/>
    </style:style>
    <style:style style:name="Table1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4" style:family="table-cell">
      <style:table-cell-properties fo:padding="0.097cm" fo:border-left="0.05pt solid #000000" fo:border-right="none" fo:border-top="none" fo:border-bottom="0.05pt solid #000000"/>
    </style:style>
    <style:style style:name="Table11.C4" style:family="table-cell">
      <style:table-cell-properties fo:padding="0.097cm" fo:border-left="0.05pt solid #000000" fo:border-right="none" fo:border-top="none" fo:border-bottom="0.05pt solid #000000"/>
    </style:style>
    <style:style style:name="Table11.D4" style:family="table-cell">
      <style:table-cell-properties fo:padding="0.097cm" fo:border-left="0.05pt solid #000000" fo:border-right="none" fo:border-top="none" fo:border-bottom="0.05pt solid #000000"/>
    </style:style>
    <style:style style:name="Table1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5" style:family="table-cell">
      <style:table-cell-properties fo:padding="0.097cm" fo:border-left="0.05pt solid #000000" fo:border-right="none" fo:border-top="none" fo:border-bottom="0.05pt solid #000000"/>
    </style:style>
    <style:style style:name="Table11.C5" style:family="table-cell">
      <style:table-cell-properties fo:padding="0.097cm" fo:border-left="0.05pt solid #000000" fo:border-right="none" fo:border-top="none" fo:border-bottom="0.05pt solid #000000"/>
    </style:style>
    <style:style style:name="Table11.D5" style:family="table-cell">
      <style:table-cell-properties fo:padding="0.097cm" fo:border-left="0.05pt solid #000000" fo:border-right="none" fo:border-top="none" fo:border-bottom="0.05pt solid #000000"/>
    </style:style>
    <style:style style:name="Table1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5.031cm" table:align="left"/>
    </style:style>
    <style:style style:name="Table15.A" style:family="table-column">
      <style:table-column-properties style:column-width="1.787cm"/>
    </style:style>
    <style:style style:name="Table15.B" style:family="table-column">
      <style:table-column-properties style:column-width="0.81cm"/>
    </style:style>
    <style:style style:name="Table15.C" style:family="table-column">
      <style:table-column-properties style:column-width="0.811cm"/>
    </style:style>
    <style:style style:name="Table15.1" style:family="table-row">
      <style:table-row-properties style:min-row-height="0.88cm"/>
    </style:style>
    <style:style style:name="Table15.A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le15.B1" style:family="table-cell">
      <style:table-cell-properties style:vertical-align="bottom" fo:padding="0.097cm" fo:border="none"/>
    </style:style>
    <style:style style:name="Table15.C1" style:family="table-cell">
      <style:table-cell-properties style:vertical-align="bottom" fo:padding="0.097cm" fo:border="none"/>
    </style:style>
    <style:style style:name="Table15.D1" style:family="table-cell">
      <style:table-cell-properties style:vertical-align="bottom" fo:padding="0.097cm" fo:border="none"/>
    </style:style>
    <style:style style:name="Table15.E1" style:family="table-cell">
      <style:table-cell-properties style:vertical-align="bottom" fo:padding="0.097cm" fo:border="none"/>
    </style:style>
    <style:style style:name="Table15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5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E2" style:family="table-cell">
      <style:table-cell-properties fo:padding="0.097cm" fo:border="0.05pt solid #000000"/>
    </style:style>
    <style:style style:name="Table15.B3" style:family="table-cell">
      <style:table-cell-properties fo:padding="0.097cm" fo:border-left="0.05pt solid #000000" fo:border-right="none" fo:border-top="none" fo:border-bottom="0.05pt solid #000000"/>
    </style:style>
    <style:style style:name="Table15.C3" style:family="table-cell">
      <style:table-cell-properties fo:padding="0.097cm" fo:border-left="0.05pt solid #000000" fo:border-right="none" fo:border-top="none" fo:border-bottom="0.05pt solid #000000"/>
    </style:style>
    <style:style style:name="Table15.D3" style:family="table-cell">
      <style:table-cell-properties fo:padding="0.097cm" fo:border-left="0.05pt solid #000000" fo:border-right="none" fo:border-top="none" fo:border-bottom="0.05pt solid #000000"/>
    </style:style>
    <style:style style:name="Table1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B4" style:family="table-cell">
      <style:table-cell-properties fo:padding="0.097cm" fo:border-left="0.05pt solid #000000" fo:border-right="none" fo:border-top="none" fo:border-bottom="0.05pt solid #000000"/>
    </style:style>
    <style:style style:name="Table15.C4" style:family="table-cell">
      <style:table-cell-properties fo:padding="0.097cm" fo:border-left="0.05pt solid #000000" fo:border-right="none" fo:border-top="none" fo:border-bottom="0.05pt solid #000000"/>
    </style:style>
    <style:style style:name="Table15.D4" style:family="table-cell">
      <style:table-cell-properties fo:padding="0.097cm" fo:border-left="0.05pt solid #000000" fo:border-right="none" fo:border-top="none" fo:border-bottom="0.05pt solid #000000"/>
    </style:style>
    <style:style style:name="Table1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B5" style:family="table-cell">
      <style:table-cell-properties fo:padding="0.097cm" fo:border-left="0.05pt solid #000000" fo:border-right="none" fo:border-top="none" fo:border-bottom="0.05pt solid #000000"/>
    </style:style>
    <style:style style:name="Table15.C5" style:family="table-cell">
      <style:table-cell-properties fo:padding="0.097cm" fo:border-left="0.05pt solid #000000" fo:border-right="none" fo:border-top="none" fo:border-bottom="0.05pt solid #000000"/>
    </style:style>
    <style:style style:name="Table15.D5" style:family="table-cell">
      <style:table-cell-properties fo:padding="0.097cm" fo:border-left="0.05pt solid #000000" fo:border-right="none" fo:border-top="none" fo:border-bottom="0.05pt solid #000000"/>
    </style:style>
    <style:style style:name="Table1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2.012cm" table:align="margins"/>
    </style:style>
    <style:style style:name="Table1.A" style:family="table-column">
      <style:table-column-properties style:column-width="5.794cm" style:rel-column-width="31612*"/>
    </style:style>
    <style:style style:name="Table1.B" style:family="table-column">
      <style:table-column-properties style:column-width="6.218cm" style:rel-column-width="33923*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2" style:family="table">
      <style:table-properties style:width="5.031cm" table:align="left"/>
    </style:style>
    <style:style style:name="Table12.A" style:family="table-column">
      <style:table-column-properties style:column-width="1.787cm"/>
    </style:style>
    <style:style style:name="Table12.B" style:family="table-column">
      <style:table-column-properties style:column-width="0.81cm"/>
    </style:style>
    <style:style style:name="Table12.C" style:family="table-column">
      <style:table-column-properties style:column-width="0.811cm"/>
    </style:style>
    <style:style style:name="Table12.1" style:family="table-row">
      <style:table-row-properties style:min-row-height="0.88cm"/>
    </style:style>
    <style:style style:name="Table12.A1" style:family="table-cell">
      <style:table-cell-properties fo:background-color="transparent" fo:padding="0.097cm" fo:border="none">
        <style:background-image/>
      </style:table-cell-properties>
    </style:style>
    <style:style style:name="Table12.B1" style:family="table-cell">
      <style:table-cell-properties style:vertical-align="bottom" fo:padding="0.097cm" fo:border="none"/>
    </style:style>
    <style:style style:name="Table12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2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E2" style:family="table-cell">
      <style:table-cell-properties fo:padding="0.097cm" fo:border="0.05pt solid #000000"/>
    </style:style>
    <style:style style:name="Table12.B3" style:family="table-cell">
      <style:table-cell-properties fo:padding="0.097cm" fo:border-left="0.05pt solid #000000" fo:border-right="none" fo:border-top="none" fo:border-bottom="0.05pt solid #000000"/>
    </style:style>
    <style:style style:name="Table12.C3" style:family="table-cell">
      <style:table-cell-properties fo:padding="0.097cm" fo:border-left="0.05pt solid #000000" fo:border-right="none" fo:border-top="none" fo:border-bottom="0.05pt solid #000000"/>
    </style:style>
    <style:style style:name="Table12.D3" style:family="table-cell">
      <style:table-cell-properties fo:padding="0.097cm" fo:border-left="0.05pt solid #000000" fo:border-right="none" fo:border-top="none" fo:border-bottom="0.05pt solid #000000"/>
    </style:style>
    <style:style style:name="Table1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4" style:family="table-cell">
      <style:table-cell-properties fo:padding="0.097cm" fo:border-left="0.05pt solid #000000" fo:border-right="none" fo:border-top="none" fo:border-bottom="0.05pt solid #000000"/>
    </style:style>
    <style:style style:name="Table12.C4" style:family="table-cell">
      <style:table-cell-properties fo:padding="0.097cm" fo:border-left="0.05pt solid #000000" fo:border-right="none" fo:border-top="none" fo:border-bottom="0.05pt solid #000000"/>
    </style:style>
    <style:style style:name="Table12.D4" style:family="table-cell">
      <style:table-cell-properties fo:padding="0.097cm" fo:border-left="0.05pt solid #000000" fo:border-right="none" fo:border-top="none" fo:border-bottom="0.05pt solid #000000"/>
    </style:style>
    <style:style style:name="Table1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5" style:family="table-cell">
      <style:table-cell-properties fo:padding="0.097cm" fo:border-left="0.05pt solid #000000" fo:border-right="none" fo:border-top="none" fo:border-bottom="0.05pt solid #000000"/>
    </style:style>
    <style:style style:name="Table12.C5" style:family="table-cell">
      <style:table-cell-properties fo:padding="0.097cm" fo:border-left="0.05pt solid #000000" fo:border-right="none" fo:border-top="none" fo:border-bottom="0.05pt solid #000000"/>
    </style:style>
    <style:style style:name="Table12.D5" style:family="table-cell">
      <style:table-cell-properties fo:padding="0.097cm" fo:border-left="0.05pt solid #000000" fo:border-right="none" fo:border-top="none" fo:border-bottom="0.05pt solid #000000"/>
    </style:style>
    <style:style style:name="Table1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5.031cm" table:align="left"/>
    </style:style>
    <style:style style:name="Table13.A" style:family="table-column">
      <style:table-column-properties style:column-width="1.787cm"/>
    </style:style>
    <style:style style:name="Table13.B" style:family="table-column">
      <style:table-column-properties style:column-width="0.81cm"/>
    </style:style>
    <style:style style:name="Table13.C" style:family="table-column">
      <style:table-column-properties style:column-width="0.811cm"/>
    </style:style>
    <style:style style:name="Table13.1" style:family="table-row">
      <style:table-row-properties style:min-row-height="0.88cm"/>
    </style:style>
    <style:style style:name="Table13.A1" style:family="table-cell">
      <style:table-cell-properties fo:background-color="transparent" fo:padding="0.097cm" fo:border="none">
        <style:background-image/>
      </style:table-cell-properties>
    </style:style>
    <style:style style:name="Table13.B1" style:family="table-cell">
      <style:table-cell-properties style:vertical-align="bottom" fo:padding="0.097cm" fo:border="none"/>
    </style:style>
    <style:style style:name="Table13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3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E2" style:family="table-cell">
      <style:table-cell-properties fo:padding="0.097cm" fo:border="0.05pt solid #000000"/>
    </style:style>
    <style:style style:name="Table13.B3" style:family="table-cell">
      <style:table-cell-properties fo:padding="0.097cm" fo:border-left="0.05pt solid #000000" fo:border-right="none" fo:border-top="none" fo:border-bottom="0.05pt solid #000000"/>
    </style:style>
    <style:style style:name="Table13.C3" style:family="table-cell">
      <style:table-cell-properties fo:padding="0.097cm" fo:border-left="0.05pt solid #000000" fo:border-right="none" fo:border-top="none" fo:border-bottom="0.05pt solid #000000"/>
    </style:style>
    <style:style style:name="Table13.D3" style:family="table-cell">
      <style:table-cell-properties fo:padding="0.097cm" fo:border-left="0.05pt solid #000000" fo:border-right="none" fo:border-top="none" fo:border-bottom="0.05pt solid #000000"/>
    </style:style>
    <style:style style:name="Table1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4" style:family="table-cell">
      <style:table-cell-properties fo:padding="0.097cm" fo:border-left="0.05pt solid #000000" fo:border-right="none" fo:border-top="none" fo:border-bottom="0.05pt solid #000000"/>
    </style:style>
    <style:style style:name="Table13.C4" style:family="table-cell">
      <style:table-cell-properties fo:padding="0.097cm" fo:border-left="0.05pt solid #000000" fo:border-right="none" fo:border-top="none" fo:border-bottom="0.05pt solid #000000"/>
    </style:style>
    <style:style style:name="Table13.D4" style:family="table-cell">
      <style:table-cell-properties fo:padding="0.097cm" fo:border-left="0.05pt solid #000000" fo:border-right="none" fo:border-top="none" fo:border-bottom="0.05pt solid #000000"/>
    </style:style>
    <style:style style:name="Table1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5" style:family="table-cell">
      <style:table-cell-properties fo:padding="0.097cm" fo:border-left="0.05pt solid #000000" fo:border-right="none" fo:border-top="none" fo:border-bottom="0.05pt solid #000000"/>
    </style:style>
    <style:style style:name="Table13.C5" style:family="table-cell">
      <style:table-cell-properties fo:padding="0.097cm" fo:border-left="0.05pt solid #000000" fo:border-right="none" fo:border-top="none" fo:border-bottom="0.05pt solid #000000"/>
    </style:style>
    <style:style style:name="Table13.D5" style:family="table-cell">
      <style:table-cell-properties fo:padding="0.097cm" fo:border-left="0.05pt solid #000000" fo:border-right="none" fo:border-top="none" fo:border-bottom="0.05pt solid #000000"/>
    </style:style>
    <style:style style:name="Table1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2.012cm" table:align="margins"/>
    </style:style>
    <style:style style:name="Table14.A" style:family="table-column">
      <style:table-column-properties style:column-width="5.794cm" style:rel-column-width="31612*"/>
    </style:style>
    <style:style style:name="Table14.B" style:family="table-column">
      <style:table-column-properties style:column-width="6.218cm" style:rel-column-width="33923*"/>
    </style:style>
    <style:style style:name="Table14.A1" style:family="table-cell">
      <style:table-cell-properties fo:padding="0.097cm" fo:border="none"/>
    </style:style>
    <style:style style:name="Table14.B1" style:family="table-cell">
      <style:table-cell-properties style:vertical-align="middle" fo:padding="0.097cm" fo:border="none"/>
    </style:style>
    <style:style style:name="Table16" style:family="table">
      <style:table-properties style:width="5.031cm" table:align="left"/>
    </style:style>
    <style:style style:name="Table16.A" style:family="table-column">
      <style:table-column-properties style:column-width="1.787cm"/>
    </style:style>
    <style:style style:name="Table16.B" style:family="table-column">
      <style:table-column-properties style:column-width="0.81cm"/>
    </style:style>
    <style:style style:name="Table16.C" style:family="table-column">
      <style:table-column-properties style:column-width="0.811cm"/>
    </style:style>
    <style:style style:name="Table16.1" style:family="table-row">
      <style:table-row-properties style:min-row-height="0.88cm"/>
    </style:style>
    <style:style style:name="Table16.A1" style:family="table-cell">
      <style:table-cell-properties fo:background-color="transparent" fo:padding="0.097cm" fo:border="none">
        <style:background-image/>
      </style:table-cell-properties>
    </style:style>
    <style:style style:name="Table16.B1" style:family="table-cell">
      <style:table-cell-properties style:vertical-align="bottom" fo:padding="0.097cm" fo:border="none"/>
    </style:style>
    <style:style style:name="Table16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6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E2" style:family="table-cell">
      <style:table-cell-properties fo:padding="0.097cm" fo:border="0.05pt solid #000000"/>
    </style:style>
    <style:style style:name="Table16.B3" style:family="table-cell">
      <style:table-cell-properties fo:padding="0.097cm" fo:border-left="0.05pt solid #000000" fo:border-right="none" fo:border-top="none" fo:border-bottom="0.05pt solid #000000"/>
    </style:style>
    <style:style style:name="Table16.C3" style:family="table-cell">
      <style:table-cell-properties fo:padding="0.097cm" fo:border-left="0.05pt solid #000000" fo:border-right="none" fo:border-top="none" fo:border-bottom="0.05pt solid #000000"/>
    </style:style>
    <style:style style:name="Table16.D3" style:family="table-cell">
      <style:table-cell-properties fo:padding="0.097cm" fo:border-left="0.05pt solid #000000" fo:border-right="none" fo:border-top="none" fo:border-bottom="0.05pt solid #000000"/>
    </style:style>
    <style:style style:name="Table1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B4" style:family="table-cell">
      <style:table-cell-properties fo:padding="0.097cm" fo:border-left="0.05pt solid #000000" fo:border-right="none" fo:border-top="none" fo:border-bottom="0.05pt solid #000000"/>
    </style:style>
    <style:style style:name="Table16.C4" style:family="table-cell">
      <style:table-cell-properties fo:padding="0.097cm" fo:border-left="0.05pt solid #000000" fo:border-right="none" fo:border-top="none" fo:border-bottom="0.05pt solid #000000"/>
    </style:style>
    <style:style style:name="Table16.D4" style:family="table-cell">
      <style:table-cell-properties fo:padding="0.097cm" fo:border-left="0.05pt solid #000000" fo:border-right="none" fo:border-top="none" fo:border-bottom="0.05pt solid #000000"/>
    </style:style>
    <style:style style:name="Table1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B5" style:family="table-cell">
      <style:table-cell-properties fo:padding="0.097cm" fo:border-left="0.05pt solid #000000" fo:border-right="none" fo:border-top="none" fo:border-bottom="0.05pt solid #000000"/>
    </style:style>
    <style:style style:name="Table16.C5" style:family="table-cell">
      <style:table-cell-properties fo:padding="0.097cm" fo:border-left="0.05pt solid #000000" fo:border-right="none" fo:border-top="none" fo:border-bottom="0.05pt solid #000000"/>
    </style:style>
    <style:style style:name="Table16.D5" style:family="table-cell">
      <style:table-cell-properties fo:padding="0.097cm" fo:border-left="0.05pt solid #000000" fo:border-right="none" fo:border-top="none" fo:border-bottom="0.05pt solid #000000"/>
    </style:style>
    <style:style style:name="Table1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5.031cm" table:align="left"/>
    </style:style>
    <style:style style:name="Table17.A" style:family="table-column">
      <style:table-column-properties style:column-width="1.787cm"/>
    </style:style>
    <style:style style:name="Table17.B" style:family="table-column">
      <style:table-column-properties style:column-width="0.81cm"/>
    </style:style>
    <style:style style:name="Table17.C" style:family="table-column">
      <style:table-column-properties style:column-width="0.811cm"/>
    </style:style>
    <style:style style:name="Table17.1" style:family="table-row">
      <style:table-row-properties style:min-row-height="0.88cm"/>
    </style:style>
    <style:style style:name="Table17.A1" style:family="table-cell">
      <style:table-cell-properties fo:background-color="transparent" fo:padding="0.097cm" fo:border="none">
        <style:background-image/>
      </style:table-cell-properties>
    </style:style>
    <style:style style:name="Table17.B1" style:family="table-cell">
      <style:table-cell-properties style:vertical-align="bottom" fo:padding="0.097cm" fo:border="none"/>
    </style:style>
    <style:style style:name="Table17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E2" style:family="table-cell">
      <style:table-cell-properties fo:padding="0.097cm" fo:border="0.05pt solid #000000"/>
    </style:style>
    <style:style style:name="Table17.B3" style:family="table-cell">
      <style:table-cell-properties fo:padding="0.097cm" fo:border-left="0.05pt solid #000000" fo:border-right="none" fo:border-top="none" fo:border-bottom="0.05pt solid #000000"/>
    </style:style>
    <style:style style:name="Table17.C3" style:family="table-cell">
      <style:table-cell-properties fo:padding="0.097cm" fo:border-left="0.05pt solid #000000" fo:border-right="none" fo:border-top="none" fo:border-bottom="0.05pt solid #000000"/>
    </style:style>
    <style:style style:name="Table17.D3" style:family="table-cell">
      <style:table-cell-properties fo:padding="0.097cm" fo:border-left="0.05pt solid #000000" fo:border-right="none" fo:border-top="none" fo:border-bottom="0.05pt solid #000000"/>
    </style:style>
    <style:style style:name="Table1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B4" style:family="table-cell">
      <style:table-cell-properties fo:padding="0.097cm" fo:border-left="0.05pt solid #000000" fo:border-right="none" fo:border-top="none" fo:border-bottom="0.05pt solid #000000"/>
    </style:style>
    <style:style style:name="Table17.C4" style:family="table-cell">
      <style:table-cell-properties fo:padding="0.097cm" fo:border-left="0.05pt solid #000000" fo:border-right="none" fo:border-top="none" fo:border-bottom="0.05pt solid #000000"/>
    </style:style>
    <style:style style:name="Table17.D4" style:family="table-cell">
      <style:table-cell-properties fo:padding="0.097cm" fo:border-left="0.05pt solid #000000" fo:border-right="none" fo:border-top="none" fo:border-bottom="0.05pt solid #000000"/>
    </style:style>
    <style:style style:name="Table17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B5" style:family="table-cell">
      <style:table-cell-properties fo:padding="0.097cm" fo:border-left="0.05pt solid #000000" fo:border-right="none" fo:border-top="none" fo:border-bottom="0.05pt solid #000000"/>
    </style:style>
    <style:style style:name="Table17.C5" style:family="table-cell">
      <style:table-cell-properties fo:padding="0.097cm" fo:border-left="0.05pt solid #000000" fo:border-right="none" fo:border-top="none" fo:border-bottom="0.05pt solid #000000"/>
    </style:style>
    <style:style style:name="Table17.D5" style:family="table-cell">
      <style:table-cell-properties fo:padding="0.097cm" fo:border-left="0.05pt solid #000000" fo:border-right="none" fo:border-top="none" fo:border-bottom="0.05pt solid #000000"/>
    </style:style>
    <style:style style:name="Table17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2.012cm" table:align="margins"/>
    </style:style>
    <style:style style:name="Table18.A" style:family="table-column">
      <style:table-column-properties style:column-width="5.794cm" style:rel-column-width="31612*"/>
    </style:style>
    <style:style style:name="Table18.B" style:family="table-column">
      <style:table-column-properties style:column-width="6.218cm" style:rel-column-width="33923*"/>
    </style:style>
    <style:style style:name="Table18.A1" style:family="table-cell">
      <style:table-cell-properties fo:padding="0.097cm" fo:border="none"/>
    </style:style>
    <style:style style:name="Table18.B1" style:family="table-cell">
      <style:table-cell-properties style:vertical-align="middle" fo:padding="0.097cm" fo:border="none"/>
    </style:style>
    <style:style style:name="Table19" style:family="table">
      <style:table-properties style:width="5.031cm" table:align="left"/>
    </style:style>
    <style:style style:name="Table19.A" style:family="table-column">
      <style:table-column-properties style:column-width="1.787cm"/>
    </style:style>
    <style:style style:name="Table19.B" style:family="table-column">
      <style:table-column-properties style:column-width="0.81cm"/>
    </style:style>
    <style:style style:name="Table19.C" style:family="table-column">
      <style:table-column-properties style:column-width="0.811cm"/>
    </style:style>
    <style:style style:name="Table19.1" style:family="table-row">
      <style:table-row-properties style:min-row-height="0.88cm"/>
    </style:style>
    <style:style style:name="Table19.A1" style:family="table-cell">
      <style:table-cell-properties fo:background-color="transparent" fo:padding="0.097cm" fo:border="none">
        <style:background-image/>
      </style:table-cell-properties>
    </style:style>
    <style:style style:name="Table19.B1" style:family="table-cell">
      <style:table-cell-properties style:vertical-align="bottom" fo:padding="0.097cm" fo:border="none"/>
    </style:style>
    <style:style style:name="Table19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9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E2" style:family="table-cell">
      <style:table-cell-properties fo:padding="0.097cm" fo:border="0.05pt solid #000000"/>
    </style:style>
    <style:style style:name="Table19.B3" style:family="table-cell">
      <style:table-cell-properties fo:padding="0.097cm" fo:border-left="0.05pt solid #000000" fo:border-right="none" fo:border-top="none" fo:border-bottom="0.05pt solid #000000"/>
    </style:style>
    <style:style style:name="Table19.C3" style:family="table-cell">
      <style:table-cell-properties fo:padding="0.097cm" fo:border-left="0.05pt solid #000000" fo:border-right="none" fo:border-top="none" fo:border-bottom="0.05pt solid #000000"/>
    </style:style>
    <style:style style:name="Table19.D3" style:family="table-cell">
      <style:table-cell-properties fo:padding="0.097cm" fo:border-left="0.05pt solid #000000" fo:border-right="none" fo:border-top="none" fo:border-bottom="0.05pt solid #000000"/>
    </style:style>
    <style:style style:name="Table19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B4" style:family="table-cell">
      <style:table-cell-properties fo:padding="0.097cm" fo:border-left="0.05pt solid #000000" fo:border-right="none" fo:border-top="none" fo:border-bottom="0.05pt solid #000000"/>
    </style:style>
    <style:style style:name="Table19.C4" style:family="table-cell">
      <style:table-cell-properties fo:padding="0.097cm" fo:border-left="0.05pt solid #000000" fo:border-right="none" fo:border-top="none" fo:border-bottom="0.05pt solid #000000"/>
    </style:style>
    <style:style style:name="Table19.D4" style:family="table-cell">
      <style:table-cell-properties fo:padding="0.097cm" fo:border-left="0.05pt solid #000000" fo:border-right="none" fo:border-top="none" fo:border-bottom="0.05pt solid #000000"/>
    </style:style>
    <style:style style:name="Table19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B5" style:family="table-cell">
      <style:table-cell-properties fo:padding="0.097cm" fo:border-left="0.05pt solid #000000" fo:border-right="none" fo:border-top="none" fo:border-bottom="0.05pt solid #000000"/>
    </style:style>
    <style:style style:name="Table19.C5" style:family="table-cell">
      <style:table-cell-properties fo:padding="0.097cm" fo:border-left="0.05pt solid #000000" fo:border-right="none" fo:border-top="none" fo:border-bottom="0.05pt solid #000000"/>
    </style:style>
    <style:style style:name="Table19.D5" style:family="table-cell">
      <style:table-cell-properties fo:padding="0.097cm" fo:border-left="0.05pt solid #000000" fo:border-right="none" fo:border-top="none" fo:border-bottom="0.05pt solid #000000"/>
    </style:style>
    <style:style style:name="Table19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5.031cm" table:align="left"/>
    </style:style>
    <style:style style:name="Table20.A" style:family="table-column">
      <style:table-column-properties style:column-width="1.787cm"/>
    </style:style>
    <style:style style:name="Table20.B" style:family="table-column">
      <style:table-column-properties style:column-width="0.81cm"/>
    </style:style>
    <style:style style:name="Table20.C" style:family="table-column">
      <style:table-column-properties style:column-width="0.811cm"/>
    </style:style>
    <style:style style:name="Table20.1" style:family="table-row">
      <style:table-row-properties style:min-row-height="0.88cm"/>
    </style:style>
    <style:style style:name="Table20.A1" style:family="table-cell">
      <style:table-cell-properties fo:background-color="transparent" fo:padding="0.097cm" fo:border="none">
        <style:background-image/>
      </style:table-cell-properties>
    </style:style>
    <style:style style:name="Table20.B1" style:family="table-cell">
      <style:table-cell-properties style:vertical-align="bottom" fo:padding="0.097cm" fo:border="none"/>
    </style:style>
    <style:style style:name="Table20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0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E2" style:family="table-cell">
      <style:table-cell-properties fo:padding="0.097cm" fo:border="0.05pt solid #000000"/>
    </style:style>
    <style:style style:name="Table20.B3" style:family="table-cell">
      <style:table-cell-properties fo:padding="0.097cm" fo:border-left="0.05pt solid #000000" fo:border-right="none" fo:border-top="none" fo:border-bottom="0.05pt solid #000000"/>
    </style:style>
    <style:style style:name="Table20.C3" style:family="table-cell">
      <style:table-cell-properties fo:padding="0.097cm" fo:border-left="0.05pt solid #000000" fo:border-right="none" fo:border-top="none" fo:border-bottom="0.05pt solid #000000"/>
    </style:style>
    <style:style style:name="Table20.D3" style:family="table-cell">
      <style:table-cell-properties fo:padding="0.097cm" fo:border-left="0.05pt solid #000000" fo:border-right="none" fo:border-top="none" fo:border-bottom="0.05pt solid #000000"/>
    </style:style>
    <style:style style:name="Table20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.B4" style:family="table-cell">
      <style:table-cell-properties fo:padding="0.097cm" fo:border-left="0.05pt solid #000000" fo:border-right="none" fo:border-top="none" fo:border-bottom="0.05pt solid #000000"/>
    </style:style>
    <style:style style:name="Table20.C4" style:family="table-cell">
      <style:table-cell-properties fo:padding="0.097cm" fo:border-left="0.05pt solid #000000" fo:border-right="none" fo:border-top="none" fo:border-bottom="0.05pt solid #000000"/>
    </style:style>
    <style:style style:name="Table20.D4" style:family="table-cell">
      <style:table-cell-properties fo:padding="0.097cm" fo:border-left="0.05pt solid #000000" fo:border-right="none" fo:border-top="none" fo:border-bottom="0.05pt solid #000000"/>
    </style:style>
    <style:style style:name="Table20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.B5" style:family="table-cell">
      <style:table-cell-properties fo:padding="0.097cm" fo:border-left="0.05pt solid #000000" fo:border-right="none" fo:border-top="none" fo:border-bottom="0.05pt solid #000000"/>
    </style:style>
    <style:style style:name="Table20.C5" style:family="table-cell">
      <style:table-cell-properties fo:padding="0.097cm" fo:border-left="0.05pt solid #000000" fo:border-right="none" fo:border-top="none" fo:border-bottom="0.05pt solid #000000"/>
    </style:style>
    <style:style style:name="Table20.D5" style:family="table-cell">
      <style:table-cell-properties fo:padding="0.097cm" fo:border-left="0.05pt solid #000000" fo:border-right="none" fo:border-top="none" fo:border-bottom="0.05pt solid #000000"/>
    </style:style>
    <style:style style:name="Table20.E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atin Modern Roman" officeooo:rsid="0008f431" officeooo:paragraph-rsid="0008f431"/>
    </style:style>
    <style:style style:name="P2" style:family="paragraph" style:parent-style-name="Standard">
      <style:paragraph-properties fo:text-align="center" style:justify-single-word="false"/>
      <style:text-properties style:font-name="Latin Modern Roman" fo:font-size="10pt" officeooo:rsid="000b044f" officeooo:paragraph-rsid="00141bf2" style:font-size-asian="10pt" style:font-size-complex="10pt"/>
    </style:style>
    <style:style style:name="P3" style:family="paragraph" style:parent-style-name="Standard">
      <style:text-properties style:font-name="Latin Modern Roman" fo:font-size="10pt" officeooo:paragraph-rsid="00141bf2" style:font-size-asian="10pt" style:font-size-complex="10pt"/>
    </style:style>
    <style:style style:name="P4" style:family="paragraph" style:parent-style-name="Standard">
      <style:text-properties style:font-name="Latin Modern Roman" fo:font-size="10pt" officeooo:rsid="0010730b" officeooo:paragraph-rsid="00141bf2" style:font-size-asian="10pt" style:font-size-complex="10pt"/>
    </style:style>
    <style:style style:name="P5" style:family="paragraph" style:parent-style-name="Standard">
      <style:text-properties style:font-name="Latin Modern Roman" fo:font-size="10pt" officeooo:rsid="000de477" officeooo:paragraph-rsid="00141bf2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Latin Modern Roman" fo:font-size="10pt" officeooo:rsid="000de477" officeooo:paragraph-rsid="0011b00e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Latin Modern Roman" fo:font-size="10pt" officeooo:rsid="000de477" officeooo:paragraph-rsid="001700b4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Latin Modern Roman" fo:font-size="10pt" officeooo:rsid="000de477" officeooo:paragraph-rsid="00180edc" style:font-size-asian="10pt" style:font-size-complex="10pt"/>
    </style:style>
    <style:style style:name="P9" style:family="paragraph" style:parent-style-name="Standard">
      <style:text-properties style:font-name="Latin Modern Roman" officeooo:rsid="000de477" officeooo:paragraph-rsid="0011a718"/>
    </style:style>
    <style:style style:name="P10" style:family="paragraph" style:parent-style-name="Standard">
      <style:text-properties style:font-name="Latin Modern Roman" officeooo:rsid="000de477" officeooo:paragraph-rsid="0011b00e"/>
    </style:style>
    <style:style style:name="P11" style:family="paragraph" style:parent-style-name="Standard">
      <style:text-properties style:font-name="Latin Modern Roman" officeooo:rsid="000de477" officeooo:paragraph-rsid="0013c10b"/>
    </style:style>
    <style:style style:name="P12" style:family="paragraph" style:parent-style-name="Standard">
      <style:text-properties style:font-name="Latin Modern Roman" officeooo:rsid="000de477" officeooo:paragraph-rsid="00141bf2"/>
    </style:style>
    <style:style style:name="P13" style:family="paragraph" style:parent-style-name="Standard">
      <style:text-properties style:font-name="Latin Modern Roman" officeooo:rsid="000f9390" officeooo:paragraph-rsid="000f9390"/>
    </style:style>
    <style:style style:name="P14" style:family="paragraph" style:parent-style-name="Standard">
      <style:text-properties style:font-name="Latin Modern Roman" officeooo:rsid="000f9390" officeooo:paragraph-rsid="0008f431"/>
    </style:style>
    <style:style style:name="P15" style:family="paragraph" style:parent-style-name="Standard">
      <style:text-properties style:font-name="Latin Modern Roman" officeooo:paragraph-rsid="0011a718"/>
    </style:style>
    <style:style style:name="P16" style:family="paragraph" style:parent-style-name="Standard">
      <style:text-properties style:font-name="Latin Modern Roman" officeooo:rsid="0011a718" officeooo:paragraph-rsid="0011a718"/>
    </style:style>
    <style:style style:name="P17" style:family="paragraph" style:parent-style-name="Standard">
      <style:text-properties style:font-name="Latin Modern Roman" officeooo:paragraph-rsid="0011b00e"/>
    </style:style>
    <style:style style:name="P18" style:family="paragraph" style:parent-style-name="Standard">
      <style:text-properties style:font-name="Latin Modern Roman" fo:font-size="11pt" officeooo:rsid="0010730b" officeooo:paragraph-rsid="0011a718" style:font-size-asian="11pt" style:font-size-complex="11pt"/>
    </style:style>
    <style:style style:name="P19" style:family="paragraph" style:parent-style-name="Standard">
      <style:text-properties fo:font-size="10pt" officeooo:paragraph-rsid="001700b4" style:font-size-asian="10pt" style:font-size-complex="10pt"/>
    </style:style>
    <style:style style:name="P20" style:family="paragraph" style:parent-style-name="Standard">
      <style:text-properties officeooo:paragraph-rsid="00180edc"/>
    </style:style>
    <style:style style:name="P21" style:family="paragraph" style:parent-style-name="Table_20_Contents">
      <style:text-properties style:font-name="Latin Modern Roman"/>
    </style:style>
    <style:style style:name="P22" style:family="paragraph" style:parent-style-name="Table_20_Contents">
      <style:paragraph-properties fo:text-align="center" style:justify-single-word="false"/>
      <style:text-properties style:font-name="Latin Modern Roman" fo:font-size="10pt" officeooo:rsid="000b044f" officeooo:paragraph-rsid="00141bf2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Latin Modern Roman" fo:font-size="10pt" officeooo:rsid="0008f431" officeooo:paragraph-rsid="00141bf2" style:font-size-asian="10pt" style:font-size-complex="10pt"/>
    </style:style>
    <style:style style:name="P24" style:family="paragraph" style:parent-style-name="Table_20_Contents">
      <style:text-properties style:font-name="Latin Modern Roman" fo:font-size="10pt" officeooo:rsid="0008f431" officeooo:paragraph-rsid="0011a718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Latin Modern Roman" fo:font-size="10pt" officeooo:paragraph-rsid="00141bf2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Latin Modern Roman" fo:font-size="10pt" officeooo:paragraph-rsid="001700b4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Latin Modern Roman" fo:font-size="10pt" officeooo:paragraph-rsid="00180edc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Latin Modern Roman" fo:font-size="10pt" officeooo:rsid="000b7d0b" officeooo:paragraph-rsid="00141bf2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Latin Modern Roman" fo:font-size="10pt" officeooo:rsid="000d7031" officeooo:paragraph-rsid="00141bf2" style:font-size-asian="10pt" style:font-size-complex="10pt"/>
    </style:style>
    <style:style style:name="P30" style:family="paragraph" style:parent-style-name="Table_20_Contents">
      <style:text-properties style:font-name="Latin Modern Roman" fo:font-size="10pt" officeooo:paragraph-rsid="0011a718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Latin Modern Roman" fo:font-size="10pt" officeooo:rsid="00141bf2" officeooo:paragraph-rsid="00141bf2" style:font-size-asian="10pt" style:font-size-complex="10pt"/>
    </style:style>
    <style:style style:name="P32" style:family="paragraph" style:parent-style-name="Table_20_Contents">
      <style:paragraph-properties fo:text-align="end" style:justify-single-word="false"/>
      <style:text-properties style:font-name="Latin Modern Roman" fo:font-size="10pt" officeooo:paragraph-rsid="00141bf2" style:font-size-asian="10pt" style:font-size-complex="10pt"/>
    </style:style>
    <style:style style:name="P33" style:family="paragraph" style:parent-style-name="Table_20_Contents">
      <style:paragraph-properties fo:text-align="end" style:justify-single-word="false"/>
      <style:text-properties style:font-name="Latin Modern Roman" fo:font-size="10pt" officeooo:paragraph-rsid="001700b4" style:font-size-asian="10pt" style:font-size-complex="10pt"/>
    </style:style>
    <style:style style:name="P34" style:family="paragraph" style:parent-style-name="Table_20_Contents">
      <style:paragraph-properties fo:text-align="end" style:justify-single-word="false"/>
      <style:text-properties style:font-name="Latin Modern Roman" fo:font-size="10pt" officeooo:paragraph-rsid="00180edc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Latin Modern Roman" fo:font-size="10pt" officeooo:rsid="0010730b" officeooo:paragraph-rsid="00141bf2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Latin Modern Roman" fo:font-size="10pt" officeooo:rsid="0010730b" officeooo:paragraph-rsid="001700b4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Latin Modern Roman" fo:font-size="10pt" officeooo:rsid="0010730b" officeooo:paragraph-rsid="00180edc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Latin Modern Roman" fo:font-size="10pt" officeooo:rsid="001598c3" officeooo:paragraph-rsid="001598c3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Latin Modern Roman" fo:font-size="10pt" officeooo:rsid="001598c3" officeooo:paragraph-rsid="001700b4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Latin Modern Roman" fo:font-size="10pt" officeooo:rsid="001598c3" officeooo:paragraph-rsid="00180edc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Latin Modern Roman" fo:font-size="10pt" officeooo:rsid="0011a718" officeooo:paragraph-rsid="00141bf2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Latin Modern Roman" fo:font-size="10pt" officeooo:rsid="0011a718" officeooo:paragraph-rsid="001700b4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Latin Modern Roman" fo:font-size="10pt" officeooo:rsid="001458e8" officeooo:paragraph-rsid="001458e8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Latin Modern Roman" fo:font-size="10pt" officeooo:rsid="001458e8" officeooo:paragraph-rsid="001700b4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Latin Modern Roman" fo:font-size="10pt" officeooo:rsid="001458e8" officeooo:paragraph-rsid="00180edc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Latin Modern Roman" fo:font-size="10pt" officeooo:rsid="00180edc" officeooo:paragraph-rsid="00180edc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Latin Modern Roman" fo:font-size="10pt" officeooo:rsid="00189a55" officeooo:paragraph-rsid="00189a55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Latin Modern Roman" fo:font-size="10pt" officeooo:rsid="001a0710" officeooo:paragraph-rsid="001a0710" style:font-size-asian="10pt" style:font-size-complex="10pt"/>
    </style:style>
    <style:style style:name="P49" style:family="paragraph" style:parent-style-name="Table_20_Contents">
      <style:paragraph-properties fo:text-align="end" style:justify-single-word="false"/>
      <style:text-properties style:font-name="Latin Modern Roman" officeooo:paragraph-rsid="0011b00e"/>
    </style:style>
    <style:style style:name="P50" style:family="paragraph" style:parent-style-name="Table_20_Contents">
      <style:paragraph-properties fo:text-align="center" style:justify-single-word="false"/>
      <style:text-properties style:font-name="Latin Modern Roman" officeooo:rsid="0010730b" officeooo:paragraph-rsid="0011b00e"/>
    </style:style>
    <style:style style:name="P51" style:family="paragraph" style:parent-style-name="Table_20_Contents">
      <style:text-properties style:font-name="Latin Modern Roman" officeooo:rsid="0011a718" officeooo:paragraph-rsid="0011b00e"/>
    </style:style>
    <style:style style:name="P52" style:family="paragraph" style:parent-style-name="Table_20_Contents">
      <style:text-properties style:font-name="Latin Modern Roman" officeooo:paragraph-rsid="0011b00e"/>
    </style:style>
    <style:style style:name="P53" style:family="paragraph" style:parent-style-name="Table_20_Contents">
      <style:text-properties style:font-name="Latin Modern Roman" officeooo:rsid="0011b00e" officeooo:paragraph-rsid="0011b00e"/>
    </style:style>
    <style:style style:name="P54" style:family="paragraph" style:parent-style-name="Table_20_Contents">
      <style:text-properties style:font-name="Latin Modern Roman" officeooo:paragraph-rsid="00141bf2"/>
    </style:style>
    <style:style style:name="P55" style:family="paragraph" style:parent-style-name="Standard">
      <style:paragraph-properties fo:break-before="page"/>
      <style:text-properties style:font-name="Latin Modern Roman" officeooo:rsid="0008f431" officeooo:paragraph-rsid="0008f431"/>
    </style:style>
    <style:style style:name="P56" style:family="paragraph" style:parent-style-name="Standard">
      <style:paragraph-properties fo:text-align="center" style:justify-single-word="false"/>
      <style:text-properties style:font-name="Latin Modern Roman" fo:font-size="10pt" officeooo:rsid="001458e8" officeooo:paragraph-rsid="001458e8" style:font-size-asian="10pt" style:font-size-complex="10pt"/>
    </style:style>
    <style:style style:name="P57" style:family="paragraph" style:parent-style-name="Standard">
      <style:paragraph-properties fo:text-align="center" style:justify-single-word="false"/>
      <style:text-properties style:font-name="Latin Modern Roman" fo:font-size="10pt" officeooo:rsid="001458e8" officeooo:paragraph-rsid="001700b4" style:font-size-asian="10pt" style:font-size-complex="10pt"/>
    </style:style>
    <style:style style:name="P58" style:family="paragraph" style:parent-style-name="Standard">
      <style:paragraph-properties fo:text-align="center" style:justify-single-word="false"/>
      <style:text-properties style:font-name="Latin Modern Roman" fo:font-size="10pt" officeooo:rsid="001458e8" officeooo:paragraph-rsid="00180edc" style:font-size-asian="10pt" style:font-size-complex="10pt"/>
    </style:style>
    <style:style style:name="P59" style:family="paragraph" style:parent-style-name="Standard">
      <style:text-properties style:font-name="Latin Modern Roman" fo:font-size="10pt" officeooo:paragraph-rsid="00141bf2" style:font-size-asian="10pt" style:font-size-complex="10pt"/>
    </style:style>
    <style:style style:name="P60" style:family="paragraph" style:parent-style-name="Standard">
      <style:text-properties style:font-name="Latin Modern Roman" officeooo:paragraph-rsid="00141bf2"/>
    </style:style>
    <style:style style:name="P61" style:family="paragraph" style:parent-style-name="Standard">
      <style:text-properties style:font-name="Latin Modern Roman" officeooo:rsid="000de477" officeooo:paragraph-rsid="00141bf2"/>
    </style:style>
    <style:style style:name="P62" style:family="paragraph" style:parent-style-name="Table_20_Contents">
      <style:text-properties style:font-name="Latin Modern Roman" officeooo:paragraph-rsid="00141bf2"/>
    </style:style>
    <style:style style:name="P63" style:family="paragraph" style:parent-style-name="Heading_20_1">
      <style:paragraph-properties fo:margin-left="0.199cm" fo:margin-right="0cm" fo:margin-top="0cm" fo:margin-bottom="0cm" loext:contextual-spacing="false" fo:text-indent="0cm" style:auto-text-indent="false"/>
      <style:text-properties officeooo:paragraph-rsid="0011a718"/>
    </style:style>
    <style:style style:name="P64" style:family="paragraph" style:parent-style-name="Heading_20_1">
      <style:paragraph-properties fo:margin-left="0.199cm" fo:margin-right="0cm" fo:margin-top="0cm" fo:margin-bottom="0cm" loext:contextual-spacing="false" fo:text-indent="0cm" style:auto-text-indent="false"/>
      <style:text-properties officeooo:paragraph-rsid="00141bf2"/>
    </style:style>
    <style:style style:name="P65" style:family="paragraph">
      <loext:graphic-properties draw:fill="solid" draw:fill-color="#729fcf" draw:opacity="50%"/>
      <style:text-properties fo:font-size="12pt"/>
    </style:style>
    <style:style style:name="P66" style:family="paragraph">
      <loext:graphic-properties draw:fill-color="#861141"/>
    </style:style>
    <style:style style:name="P67" style:family="paragraph">
      <loext:graphic-properties draw:opacity="50%"/>
      <style:paragraph-properties fo:text-align="center"/>
      <style:text-properties fo:font-size="12pt"/>
    </style:style>
    <style:style style:name="T1" style:family="text">
      <style:text-properties officeooo:rsid="0011a718"/>
    </style:style>
    <style:style style:name="T2" style:family="text">
      <style:text-properties officeooo:rsid="0011b00e"/>
    </style:style>
    <style:style style:name="T3" style:family="text">
      <style:text-properties officeooo:rsid="001458e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draw:ole-draw-aspect="1"/>
    </style:style>
    <style:style style:name="gr1" style:family="graphic">
      <style:graphic-properties draw:fill="solid" draw:fill-color="#729fcf" draw:opacity="50%" draw:textarea-horizontal-align="justify" draw:textarea-vertical-align="middle" draw:auto-grow-height="false" fo:min-height="0.61cm" fo:min-width="1.321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729fcf" draw:opacity="50%" draw:textarea-horizontal-align="justify" draw:textarea-vertical-align="middle" draw:auto-grow-height="false" fo:min-height="0.556cm" fo:min-width="1.356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729fcf" draw:opacity="50%" draw:textarea-horizontal-align="justify" draw:textarea-vertical-align="middle" draw:auto-grow-height="false" fo:min-height="1.425cm" fo:min-width="0.57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501cm" fo:min-width="1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861141" draw:textarea-horizontal-align="justify" draw:textarea-vertical-align="middle" draw:auto-grow-height="false" fo:min-height="1.496cm" fo:min-width="1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861141" draw:textarea-horizontal-align="justify" draw:textarea-vertical-align="middle" draw:auto-grow-height="false" fo:min-height="1.528cm" fo:min-width="0.799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opacity="50%" draw:textarea-horizontal-align="center" draw:textarea-vertical-align="middle" draw:shadow-opacity="5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="solid" draw:fill-color="#729fcf" draw:opacity="50%" draw:textarea-horizontal-align="justify" draw:textarea-vertical-align="middle" draw:auto-grow-height="false" fo:min-height="1.42cm" fo:min-width="1.226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</text:p>
      <text:p text:style-name="P1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5"><draw:custom-shape text:anchor-type="char" draw:z-index="18" draw:name="Shape2" draw:style-name="gr4" svg:width="1.507cm" svg:height="0.999cm" svg:x="12.811cm" svg:y="3.13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char" draw:z-index="21" draw:name="Shape2" draw:style-name="gr5" draw:text-style-name="P66" svg:width="1.507cm" svg:height="2.992cm" svg:x="5.128cm" svg:y="3.136cm"><text:p/><draw:enhanced-geometry svg:viewBox="0 0 21600 21600" draw:text-areas="0 ?f0 ?f5 ?f2" draw:type="right-arrow" draw:modifiers="10938.9473684211 5282.26281673542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 table:number-columns-repeated="2"/>
              <table:table-column table:style-name="Table2.F"/>
              <table:table-row>
                <table:table-cell table:style-name="Table2.A1" office:value-type="string">
                  <text:p text:style-name="P24">A</text:p>
                </table:table-cell>
                <table:table-cell table:style-name="Table2.A1" office:value-type="string">
                  <text:p text:style-name="P24">B</text:p>
                </table:table-cell>
                <table:table-cell table:style-name="Table2.A1" office:value-type="string">
                  <text:p text:style-name="P24">C</text:p>
                </table:table-cell>
                <table:table-cell table:style-name="Table2.D1" office:value-type="string">
                  <text:p text:style-name="P24">F1</text:p>
                </table:table-cell>
                <table:table-cell table:style-name="Table2.D1" office:value-type="string">
                  <text:p text:style-name="P24">F2</text:p>
                </table:table-cell>
                <table:table-cell table:style-name="Table2.F1" office:value-type="string">
                  <text:p text:style-name="P30"/>
                </table:table-cell>
              </table:table-row>
              <table:table-row>
                <table:table-cell table:style-name="Table2.A9" office:value-type="string">
                  <text:p text:style-name="P24">0</text:p>
                </table:table-cell>
                <table:table-cell table:style-name="Table2.B9" office:value-type="string">
                  <text:p text:style-name="P24">0</text:p>
                </table:table-cell>
                <table:table-cell table:style-name="Table2.C2" office:value-type="string">
                  <text:p text:style-name="P24">0</text:p>
                </table:table-cell>
                <table:table-cell table:style-name="Table2.E9" office:value-type="string">
                  <text:p text:style-name="P24">0</text:p>
                </table:table-cell>
                <table:table-cell table:style-name="Table2.E9" office:value-type="string">
                  <text:p text:style-name="P24">0</text:p>
                </table:table-cell>
                <table:table-cell table:style-name="Table2.F2" office:value-type="string">
                  <text:p text:style-name="P30"><draw:frame draw:style-name="fr1" draw:name="Object5" text:anchor-type="as-char" svg:y="-0.377cm" svg:width="1.205cm" svg:height="0.467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    </table:table-cell>
              </table:table-row>
              <table:table-row>
                <table:table-cell table:style-name="Table2.A9" office:value-type="string">
                  <text:p text:style-name="P24">0</text:p>
                </table:table-cell>
                <table:table-cell table:style-name="Table2.B9" office:value-type="string">
                  <text:p text:style-name="P24">0</text:p>
                </table:table-cell>
                <table:table-cell table:style-name="Table2.C3" office:value-type="string">
                  <text:p text:style-name="P24">1</text:p>
                </table:table-cell>
                <table:table-cell table:style-name="Table2.E9" office:value-type="string">
                  <text:p text:style-name="P24">0</text:p>
                </table:table-cell>
                <table:table-cell table:style-name="Table2.E9" office:value-type="string">
                  <text:p text:style-name="P24">1</text:p>
                </table:table-cell>
                <table:table-cell table:style-name="Table2.F3" office:value-type="string">
                  <text:p text:style-name="P30"><draw:frame draw:style-name="fr1" draw:name="Object1" text:anchor-type="as-char" svg:y="-0.377cm" svg:width="1.205cm" svg:height="0.467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    </table:table-cell>
              </table:table-row>
              <table:table-row>
                <table:table-cell table:style-name="Table2.A9" office:value-type="string">
                  <text:p text:style-name="P24">0</text:p>
                </table:table-cell>
                <table:table-cell table:style-name="Table2.B9" office:value-type="string">
                  <text:p text:style-name="P24">1</text:p>
                </table:table-cell>
                <table:table-cell table:style-name="Table2.C4" office:value-type="string">
                  <text:p text:style-name="P24">0</text:p>
                </table:table-cell>
                <table:table-cell table:style-name="Table2.E9" office:value-type="string">
                  <text:p text:style-name="P24">1</text:p>
                </table:table-cell>
                <table:table-cell table:style-name="Table2.E9" office:value-type="string">
                  <text:p text:style-name="P24">0</text:p>
                </table:table-cell>
                <table:table-cell table:style-name="Table2.F4" office:value-type="string">
                  <text:p text:style-name="P30"><draw:frame draw:style-name="fr1" draw:name="Object2" text:anchor-type="as-char" svg:y="-0.377cm" svg:width="1.205cm" svg:height="0.467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    </table:table-cell>
              </table:table-row>
              <table:table-row>
                <table:table-cell table:style-name="Table2.A9" office:value-type="string">
                  <text:p text:style-name="P24">0</text:p>
                </table:table-cell>
                <table:table-cell table:style-name="Table2.B9" office:value-type="string">
                  <text:p text:style-name="P24">1</text:p>
                </table:table-cell>
                <table:table-cell table:style-name="Table2.C5" office:value-type="string">
                  <text:p text:style-name="P24">1</text:p>
                </table:table-cell>
                <table:table-cell table:style-name="Table2.E9" office:value-type="string">
                  <text:p text:style-name="P24">1</text:p>
                </table:table-cell>
                <table:table-cell table:style-name="Table2.E9" office:value-type="string">
                  <text:p text:style-name="P24">1</text:p>
                </table:table-cell>
                <table:table-cell table:style-name="Table2.F5" office:value-type="string">
                  <text:p text:style-name="P30"><draw:frame draw:style-name="fr1" draw:name="Object3" text:anchor-type="as-char" svg:y="-0.377cm" svg:width="1.148cm" svg:height="0.467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    </table:table-cell>
              </table:table-row>
              <table:table-row>
                <table:table-cell table:style-name="Table2.A9" office:value-type="string">
                  <text:p text:style-name="P24">1</text:p>
                </table:table-cell>
                <table:table-cell table:style-name="Table2.B9" office:value-type="string">
                  <text:p text:style-name="P24">0</text:p>
                </table:table-cell>
                <table:table-cell table:style-name="Table2.C6" office:value-type="string">
                  <text:p text:style-name="P24">0</text:p>
                </table:table-cell>
                <table:table-cell table:style-name="Table2.E9" office:value-type="string">
                  <text:p text:style-name="P24">1</text:p>
                </table:table-cell>
                <table:table-cell table:style-name="Table2.E9" office:value-type="string">
                  <text:p text:style-name="P24">0</text:p>
                </table:table-cell>
                <table:table-cell table:style-name="Table2.F6" office:value-type="string">
                  <text:p text:style-name="P30"><draw:frame draw:style-name="fr1" draw:name="Object6" text:anchor-type="as-char" svg:y="-0.377cm" svg:width="1.205cm" svg:height="0.467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    </table:table-cell>
              </table:table-row>
              <table:table-row>
                <table:table-cell table:style-name="Table2.A9" office:value-type="string">
                  <text:p text:style-name="P24">1</text:p>
                </table:table-cell>
                <table:table-cell table:style-name="Table2.B9" office:value-type="string">
                  <text:p text:style-name="P24">0</text:p>
                </table:table-cell>
                <table:table-cell table:style-name="Table2.C7" office:value-type="string">
                  <text:p text:style-name="P24">1</text:p>
                </table:table-cell>
                <table:table-cell table:style-name="Table2.E9" office:value-type="string">
                  <text:p text:style-name="P24">1</text:p>
                </table:table-cell>
                <table:table-cell table:style-name="Table2.E9" office:value-type="string">
                  <text:p text:style-name="P24">1</text:p>
                </table:table-cell>
                <table:table-cell table:style-name="Table2.F7" office:value-type="string">
                  <text:p text:style-name="P30"><draw:frame draw:style-name="fr1" draw:name="Object4" text:anchor-type="as-char" svg:y="-0.377cm" svg:width="1.205cm" svg:height="0.467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    </table:table-cell>
              </table:table-row>
              <table:table-row>
                <table:table-cell table:style-name="Table2.A9" office:value-type="string">
                  <text:p text:style-name="P24">1</text:p>
                </table:table-cell>
                <table:table-cell table:style-name="Table2.B9" office:value-type="string">
                  <text:p text:style-name="P24">1</text:p>
                </table:table-cell>
                <table:table-cell table:style-name="Table2.C8" office:value-type="string">
                  <text:p text:style-name="P24">0</text:p>
                </table:table-cell>
                <table:table-cell table:style-name="Table2.E9" office:value-type="string">
                  <text:p text:style-name="P24">1</text:p>
                </table:table-cell>
                <table:table-cell table:style-name="Table2.E9" office:value-type="string">
                  <text:p text:style-name="P24">0</text:p>
                </table:table-cell>
                <table:table-cell table:style-name="Table2.F8" office:value-type="string">
                  <text:p text:style-name="P30"><draw:frame draw:style-name="fr1" draw:name="Object7" text:anchor-type="as-char" svg:y="-0.377cm" svg:width="1.205cm" svg:height="0.467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    </table:table-cell>
              </table:table-row>
              <table:table-row>
                <table:table-cell table:style-name="Table2.A9" office:value-type="string">
                  <text:p text:style-name="P24">1</text:p>
                </table:table-cell>
                <table:table-cell table:style-name="Table2.B9" office:value-type="string">
                  <text:p text:style-name="P24">1</text:p>
                </table:table-cell>
                <table:table-cell table:style-name="Table2.C9" office:value-type="string">
                  <text:p text:style-name="P24">1</text:p>
                </table:table-cell>
                <table:table-cell table:style-name="Table2.E9" office:value-type="string">
                  <text:p text:style-name="P24">1</text:p>
                </table:table-cell>
                <table:table-cell table:style-name="Table2.E9" office:value-type="string">
                  <text:p text:style-name="P24">0</text:p>
                </table:table-cell>
                <table:table-cell table:style-name="Table2.F9" office:value-type="string">
                  <text:p text:style-name="P30"><draw:frame draw:style-name="fr1" draw:name="Object8" text:anchor-type="as-char" svg:y="-0.377cm" svg:width="1.205cm" svg:height="0.467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    </table:table-cell>
              </table:table-row>
            </table:table>
            <text:p text:style-name="P16"/>
            <text:p text:style-name="P9">F1 = <draw:frame draw:style-name="fr1" draw:name="Object15" text:anchor-type="as-char" svg:y="-0.386cm" svg:width="3.858cm" svg:height="0.508cm" draw:z-index="2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<text:p text:style-name="P9">F2 = <draw:frame draw:style-name="fr1" draw:name="Object11" text:anchor-type="as-char" svg:y="-0.377cm" svg:width="1.205cm" svg:height="0.467cm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+<draw:frame draw:style-name="fr1" draw:name="Object12" text:anchor-type="as-char" svg:y="-0.377cm" svg:width="1.148cm" svg:height="0.467cm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+<draw:frame draw:style-name="fr1" draw:name="Object13" text:anchor-type="as-char" svg:y="-0.377cm" svg:width="1.205cm" svg:height="0.467cm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text:p text:style-name="P9"/>
            <text:p text:style-name="P21"/>
          </table:table-cell>
          <table:table-cell table:style-name="Table4.B1" office:value-type="string">
            <text:h text:style-name="P63" text:outline-level="1"><text:span text:style-name="T1">Minimización mediante mapas de </text:span>Karnaugh</text:h>
            <text:p text:style-name="P18">Minimización de<text:span text:style-name="T1">l producto de una suma</text:span> para la señal de salida F1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able:table table:name="Table7" table:style-name="Table7">
                    <table:table-column table:style-name="Table7.A"/>
                    <table:table-column table:style-name="Table7.B"/>
                    <table:table-column table:style-name="Table7.C" table:number-columns-repeated="3"/>
                    <table:table-row table:style-name="Table7.1">
                      <table:table-cell table:style-name="Table7.A1" office:value-type="string">
                        <text:p text:style-name="P49"><draw:frame draw:style-name="fr2" draw:name="Object17" text:anchor-type="as-char" svg:y="-0.61cm" svg:width="1.155cm" svg:height="0.984cm" draw:z-index="14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          </table:table-cell>
                      <table:table-cell table:style-name="Table7.B1" office:value-type="string">
                        <text:p text:style-name="P50">00</text:p>
                      </table:table-cell>
                      <table:table-cell table:style-name="Table7.B1" office:value-type="string">
                        <text:p text:style-name="P50">01</text:p>
                      </table:table-cell>
                      <table:table-cell table:style-name="Table7.B1" office:value-type="string">
                        <text:p text:style-name="P50">11</text:p>
                      </table:table-cell>
                      <table:table-cell table:style-name="Table7.B1" office:value-type="string">
                        <text:p text:style-name="P50">10</text:p>
                      </table:table-cell>
                    </table:table-row>
                    <table:table-row table:style-name="Table7.2">
                      <table:table-cell table:style-name="Table7.A2" office:value-type="string">
                        <text:p text:style-name="P50">0</text:p>
                      </table:table-cell>
                      <table:table-cell table:style-name="Table7.B2" office:value-type="string">
                        <text:p text:style-name="P51">0<draw:custom-shape text:anchor-type="char" draw:z-index="0" draw:name="Shape1" draw:style-name="gr1" draw:text-style-name="P65" svg:width="1.385cm" svg:height="0.675cm" svg:x="0cm" svg:y="0.0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          </table:table-cell>
                      <table:table-cell table:style-name="Table7.C2" office:value-type="string">
                        <text:p text:style-name="P51">0</text:p>
                      </table:table-cell>
                      <table:table-cell table:style-name="Table7.D2" office:value-type="string">
                        <text:p text:style-name="P52"/>
                      </table:table-cell>
                      <table:table-cell table:style-name="Table7.E2" office:value-type="string">
                        <text:p text:style-name="P52"/>
                      </table:table-cell>
                    </table:table-row>
                    <table:table-row table:style-name="Table7.2">
                      <table:table-cell table:style-name="Table7.A2" office:value-type="string">
                        <text:p text:style-name="P50">1</text:p>
                      </table:table-cell>
                      <table:table-cell table:style-name="Table7.B3" office:value-type="string">
                        <text:p text:style-name="P52"/>
                      </table:table-cell>
                      <table:table-cell table:style-name="Table7.C3" office:value-type="string">
                        <text:p text:style-name="P52"/>
                      </table:table-cell>
                      <table:table-cell table:style-name="Table7.D3" office:value-type="string">
                        <text:p text:style-name="P52"/>
                      </table:table-cell>
                      <table:table-cell table:style-name="Table7.E3" office:value-type="string">
                        <text:p text:style-name="P52"/>
                      </table:table-cell>
                    </table:table-row>
                  </table:table>
                  <text:p text:style-name="P17"/>
                </table:table-cell>
                <table:table-cell table:style-name="Table6.B1" office:value-type="string">
                  <text:p text:style-name="P9"><text:span text:style-name="T1">F</text:span>1 = A+B</text:p>
                </table:table-cell>
              </table:table-row>
            </table:table>
            <text:p text:style-name="P9"/>
            <text:p text:style-name="P18">Minimización de<text:span text:style-name="T1">l producto de una su</text:span><draw:custom-shape text:anchor-type="char" draw:z-index="20" draw:name="Shape2" draw:style-name="gr4" svg:width="1.507cm" svg:height="0.999cm" svg:x="5.995cm" svg:y="1.6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">ma</text:span> para la señal de salida F<text:span text:style-name="T2">2</text:span>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able:table table:name="Table8" table:style-name="Table8">
                    <table:table-column table:style-name="Table8.A"/>
                    <table:table-column table:style-name="Table8.B"/>
                    <table:table-column table:style-name="Table8.C" table:number-columns-repeated="3"/>
                    <table:table-row table:style-name="Table8.1">
                      <table:table-cell table:style-name="Table8.A1" office:value-type="string">
                        <text:p text:style-name="P49"><draw:frame draw:style-name="fr2" draw:name="Object10" text:anchor-type="as-char" svg:y="-0.61cm" svg:width="1.155cm" svg:height="0.984cm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          </table:table-cell>
                      <table:table-cell table:style-name="Table8.B1" office:value-type="string">
                        <text:p text:style-name="P50">00</text:p>
                      </table:table-cell>
                      <table:table-cell table:style-name="Table8.B1" office:value-type="string">
                        <text:p text:style-name="P50">01</text:p>
                      </table:table-cell>
                      <table:table-cell table:style-name="Table8.B1" office:value-type="string">
                        <text:p text:style-name="P50">11</text:p>
                      </table:table-cell>
                      <table:table-cell table:style-name="Table8.B1" office:value-type="string">
                        <text:p text:style-name="P50">10</text:p>
                      </table:table-cell>
                    </table:table-row>
                    <table:table-row table:style-name="Table8.2">
                      <table:table-cell table:style-name="Table8.A2" office:value-type="string">
                        <text:p text:style-name="P50">0</text:p>
                      </table:table-cell>
                      <table:table-cell table:style-name="Table8.B2" office:value-type="string">
                        <text:p text:style-name="P51"><draw:custom-shape text:anchor-type="char" draw:z-index="12" draw:name="Shape1" draw:style-name="gr2" draw:text-style-name="P65" svg:width="1.417cm" svg:height="0.616cm" svg:x="0.78cm" svg:y="0.06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          </table:table-cell>
                      <table:table-cell table:style-name="Table8.C2" office:value-type="string">
                        <text:p text:style-name="P53"><draw:custom-shape text:anchor-type="char" draw:z-index="13" draw:name="Shape1" draw:style-name="gr3" draw:text-style-name="P65" svg:width="0.63cm" svg:height="1.486cm" svg:x="-0.051cm" svg:y="0.06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1</text:p>
                      </table:table-cell>
                      <table:table-cell table:style-name="Table8.D2" office:value-type="string">
                        <text:p text:style-name="P53">1</text:p>
                      </table:table-cell>
                      <table:table-cell table:style-name="Table8.E2" office:value-type="string">
                        <text:p text:style-name="P52"/>
                      </table:table-cell>
                    </table:table-row>
                    <table:table-row table:style-name="Table8.2">
                      <table:table-cell table:style-name="Table8.A2" office:value-type="string">
                        <text:p text:style-name="P50">1</text:p>
                      </table:table-cell>
                      <table:table-cell table:style-name="Table8.B3" office:value-type="string">
                        <text:p text:style-name="P52"/>
                      </table:table-cell>
                      <table:table-cell table:style-name="Table8.C3" office:value-type="string">
                        <text:p text:style-name="P53">1</text:p>
                      </table:table-cell>
                      <table:table-cell table:style-name="Table8.D3" office:value-type="string">
                        <text:p text:style-name="P52"/>
                      </table:table-cell>
                      <table:table-cell table:style-name="Table8.E3" office:value-type="string">
                        <text:p text:style-name="P52"/>
                      </table:table-cell>
                    </table:table-row>
                  </table:table>
                  <text:p text:style-name="P17"/>
                </table:table-cell>
                <table:table-cell table:style-name="Table3.B1" office:value-type="string">
                  <text:p text:style-name="P10"><text:span text:style-name="T1">F2</text:span> = <draw:frame draw:style-name="fr1" draw:name="Object9" text:anchor-type="as-char" svg:y="-0.377cm" svg:width="0.873cm" svg:height="0.467cm" draw:z-index="16"><draw:object xlink:href="./Object 9" xlink:type="simple" xlink:show="embed" xlink:actuate="onLoad"/><draw:image xlink:href="./ObjectReplacements/Object 9" xlink:type="simple" xlink:show="embed" xlink:actuate="onLoad"/><svg:desc>formula</svg:desc></draw:frame>+<draw:frame draw:style-name="fr1" draw:name="Object14" text:anchor-type="as-char" svg:y="-0.377cm" svg:width="0.838cm" svg:height="0.467cm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      <text:p text:style-name="P11"><text:span text:style-name="T1">F2</text:span> = <draw:frame draw:style-name="fr1" draw:name="Object16" text:anchor-type="as-char" svg:y="-0.386cm" svg:width="1.76cm" svg:height="0.508cm" draw:z-index="19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    </table:table-cell>
              </table:table-row>
            </table:table>
            <text:p text:style-name="P10"/>
          </table:table-cell>
        </table:table-row>
      </table:table>
      <text:p text:style-name="P13"/>
      <text:p text:style-name="P55">Ejercicio 2</text:p>
      <text:p text:style-name="P3"><draw:ellipse text:anchor-type="paragraph" draw:z-index="41" draw:name="Shape3" draw:style-name="gr7" draw:text-style-name="P67" svg:width="1.475cm" svg:height="0.981cm" draw:transform="rotate (3.0766664054156) translate (12.73175cm 3.825875cm)" draw:kind="cut" draw:start-angle="270" draw:end-angle="92.5"><text:p/></draw:ellipse><draw:ellipse text:anchor-type="paragraph" draw:z-index="42" draw:name="Shape3" draw:style-name="gr7" draw:text-style-name="P67" svg:width="1.475cm" svg:height="0.981cm" svg:x="13.799cm" svg:y="9.149cm" draw:kind="cut" draw:start-angle="270" draw:end-angle="92.5"><text:p/></draw:ellipse><draw:ellipse text:anchor-type="paragraph" draw:z-index="40" draw:name="Shape3" draw:style-name="gr7" draw:text-style-name="P67" svg:width="1.475cm" svg:height="0.981cm" svg:x="8.05cm" svg:y="2.755cm" draw:kind="cut" draw:start-angle="270" draw:end-angle="92.5"><text:p/></draw:ellipse><draw:ellipse text:anchor-type="paragraph" draw:z-index="43" draw:name="Shape3" draw:style-name="gr7" draw:text-style-name="P67" svg:width="1.475cm" svg:height="0.981cm" draw:transform="rotate (3.0766664054156) translate (18.4961388888889cm 10.1846944444444cm)" draw:kind="cut" draw:start-angle="270" draw:end-angle="92.5"><text:p/></draw:ellipse><draw:ellipse text:anchor-type="paragraph" draw:z-index="48" draw:name="Shape3" draw:style-name="gr7" draw:text-style-name="P67" svg:width="1.475cm" svg:height="0.981cm" svg:x="8.132cm" svg:y="16.193cm" draw:kind="cut" draw:start-angle="270" draw:end-angle="92.5"><text:p/></draw:ellipse><draw:ellipse text:anchor-type="paragraph" draw:z-index="50" draw:name="Shape3" draw:style-name="gr7" draw:text-style-name="P67" svg:width="1.475cm" svg:height="0.981cm" draw:transform="rotate (3.0766664054156) translate (12.715875cm 17.2420138888889cm)" draw:kind="cut" draw:start-angle="270" draw:end-angle="92.5"><text:p/></draw:ellipse><draw:ellipse text:anchor-type="paragraph" draw:z-index="51" draw:name="Shape3" draw:style-name="gr7" draw:text-style-name="P67" svg:width="1.759cm" svg:height="1.541cm" draw:transform="skewX (-0.0366519142918809) rotate (3.05624605316727) translate (12.8375833333333cm 24.9784305555556cm)" draw:kind="cut" draw:start-angle="270" draw:end-angle="92.5"><text:p/></draw:ellipse><draw:ellipse text:anchor-type="paragraph" draw:z-index="52" draw:name="Shape3" draw:style-name="gr7" draw:text-style-name="P67" svg:width="1.759cm" svg:height="1.541cm" draw:transform="skewX (-0.0366519142918809) rotate (3.05624605316727) translate (18.5860972222222cm 24.9784305555556cm)" draw:kind="cut" draw:start-angle="270" draw:end-angle="92.5"><text:p/></draw:ellipse><draw:ellipse text:anchor-type="paragraph" draw:z-index="54" draw:name="Shape3" draw:style-name="gr7" draw:text-style-name="P67" svg:width="1.475cm" svg:height="0.981cm" draw:transform="rotate (3.0766664054156) translate (18.4802638888889cm 17.1414722222222cm)" draw:kind="cut" draw:start-angle="270" draw:end-angle="92.5"><text:p/></draw:ellipse><draw:ellipse text:anchor-type="paragraph" draw:z-index="55" draw:name="Shape3" draw:style-name="gr7" draw:text-style-name="P67" svg:width="1.475cm" svg:height="0.981cm" svg:x="13.88cm" svg:y="16.163cm" draw:kind="cut" draw:start-angle="270" draw:end-angle="92.5"><text:p/></draw:ellipse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able:table table:name="Table9" table:style-name="Table9">
              <table:table-column table:style-name="Table9.A" table:number-columns-repeated="4"/>
              <table:table-column table:style-name="Table9.E"/>
              <table:table-column table:style-name="Table9.F"/>
              <table:table-column table:style-name="Table9.G" table:number-columns-repeated="3"/>
              <table:table-row table:style-name="Table9.1">
                <table:table-cell table:style-name="Table9.A1" table:number-rows-spanned="2" table:number-columns-spanned="4" office:value-type="string">
                  <text:p text:style-name="P22"><draw:custom-shape text:anchor-type="paragraph" draw:z-index="35" draw:name="Shape2" draw:style-name="gr6" draw:text-style-name="P66" svg:width="1.07cm" svg:height="2.992cm" svg:x="5.406cm" svg:y="10.56cm"><text:p/><draw:enhanced-geometry svg:viewBox="0 0 21600 21600" draw:text-areas="0 ?f0 ?f5 ?f2" draw:type="right-arrow" draw:modifiers="10938.9473684211 5282.26281673542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mes</text:p>
                </table:table-cell>
                <table:covered-table-cell/>
                <table:covered-table-cell/>
                <table:covered-table-cell/>
                <table:table-cell table:style-name="Table9.A1" table:number-rows-spanned="2" office:value-type="string">
                  <text:p text:style-name="P22">bisiesto</text:p>
                </table:table-cell>
                <table:table-cell table:style-name="Table9.F1" table:number-columns-spanned="4" office:value-type="string">
                  <text:p text:style-name="P22">dias</text:p>
                </table:table-cell>
                <table:covered-table-cell/>
                <table:covered-table-cell/>
                <table:covered-table-cell/>
              </table:table-row>
              <table:table-row table:style-name="Table9.1">
                <table:covered-table-cell/>
                <table:covered-table-cell/>
                <table:covered-table-cell/>
                <table:covered-table-cell/>
                <table:covered-table-cell/>
                <table:table-cell table:style-name="Table9.F2" office:value-type="string">
                  <text:p text:style-name="P22">28</text:p>
                </table:table-cell>
                <table:table-cell table:style-name="Table9.F2" office:value-type="string">
                  <text:p text:style-name="P2">29</text:p>
                </table:table-cell>
                <table:table-cell table:style-name="Table9.F2" office:value-type="string">
                  <text:p text:style-name="P2">30</text:p>
                </table:table-cell>
                <table:table-cell table:style-name="Table9.I2" office:value-type="string">
                  <text:p text:style-name="P2">31</text:p>
                </table:table-cell>
              </table:table-row>
              <table:table-row table:style-name="Table9.3">
                <table:table-cell table:style-name="Table9.A3" office:value-type="string">
                  <text:p text:style-name="P22">0</text:p>
                </table:table-cell>
                <table:table-cell table:style-name="Table9.A3" office:value-type="string">
                  <text:p text:style-name="P23">0</text:p>
                </table:table-cell>
                <table:table-cell table:style-name="Table9.A3" office:value-type="string">
                  <text:p text:style-name="P23">0</text:p>
                </table:table-cell>
                <table:table-cell table:style-name="Table9.A3" office:value-type="string">
                  <text:p text:style-name="P23">0</text:p>
                </table:table-cell>
                <table:table-cell table:style-name="Table9.A3" office:value-type="string">
                  <text:p text:style-name="P22">0</text:p>
                </table:table-cell>
                <table:table-cell table:style-name="Table9.A3" office:value-type="string">
                  <text:p text:style-name="P31">X</text:p>
                </table:table-cell>
                <table:table-cell table:style-name="Table9.A3" office:value-type="string">
                  <text:p text:style-name="P31">X</text:p>
                </table:table-cell>
                <table:table-cell table:style-name="Table9.A3" office:value-type="string">
                  <text:p text:style-name="P31">X</text:p>
                </table:table-cell>
                <table:table-cell table:style-name="Table9.I3" office:value-type="string">
                  <text:p text:style-name="P31">X</text:p>
                </table:table-cell>
              </table:table-row>
              <table:table-row table:style-name="Table9.3">
                <table:table-cell table:style-name="Table9.A15" office:value-type="string">
                  <text:p text:style-name="P22">0</text:p>
                </table:table-cell>
                <table:table-cell table:style-name="Table9.D15" office:value-type="string">
                  <text:p text:style-name="P23">0</text:p>
                </table:table-cell>
                <table:table-cell table:style-name="Table9.C4" office:value-type="string">
                  <text:p text:style-name="P23">0</text:p>
                </table:table-cell>
                <table:table-cell table:style-name="Table9.D15" office:value-type="string">
                  <text:p text:style-name="P23">1</text:p>
                </table:table-cell>
                <table:table-cell table:style-name="Table9.E15" office:value-type="string">
                  <text:p text:style-name="P22">0</text:p>
                </table:table-cell>
                <table:table-cell table:style-name="Table9.F4" office:value-type="string">
                  <text:p text:style-name="P25"/>
                </table:table-cell>
                <table:table-cell table:style-name="Table9.G4" office:value-type="string">
                  <text:p text:style-name="P25"/>
                </table:table-cell>
                <table:table-cell table:style-name="Table9.H4" office:value-type="string">
                  <text:p text:style-name="P25"/>
                </table:table-cell>
                <table:table-cell table:style-name="Table9.I4" office:value-type="string">
                  <text:p text:style-name="P29">1</text:p>
                </table:table-cell>
              </table:table-row>
              <table:table-row table:style-name="Table9.3">
                <table:table-cell table:style-name="Table9.A15" office:value-type="string">
                  <text:p text:style-name="P22">0</text:p>
                </table:table-cell>
                <table:table-cell table:style-name="Table9.D15" office:value-type="string">
                  <text:p text:style-name="P23">0</text:p>
                </table:table-cell>
                <table:table-cell table:style-name="Table9.C5" office:value-type="string">
                  <text:p text:style-name="P23">1</text:p>
                </table:table-cell>
                <table:table-cell table:style-name="Table9.D15" office:value-type="string">
                  <text:p text:style-name="P23">0</text:p>
                </table:table-cell>
                <table:table-cell table:style-name="Table9.E15" office:value-type="string">
                  <text:p text:style-name="P22">0</text:p>
                </table:table-cell>
                <table:table-cell table:style-name="Table9.F5" office:value-type="string">
                  <text:p text:style-name="P29">1</text:p>
                </table:table-cell>
                <table:table-cell table:style-name="Table9.G5" office:value-type="string">
                  <text:p text:style-name="P25"/>
                </table:table-cell>
                <table:table-cell table:style-name="Table9.H5" office:value-type="string">
                  <text:p text:style-name="P25"/>
                </table:table-cell>
                <table:table-cell table:style-name="Table9.I5" office:value-type="string">
                  <text:p text:style-name="P25"/>
                </table:table-cell>
              </table:table-row>
              <table:table-row table:style-name="Table9.3">
                <table:table-cell table:style-name="Table9.A15" office:value-type="string">
                  <text:p text:style-name="P22">0</text:p>
                </table:table-cell>
                <table:table-cell table:style-name="Table9.D15" office:value-type="string">
                  <text:p text:style-name="P23">0</text:p>
                </table:table-cell>
                <table:table-cell table:style-name="Table9.C6" office:value-type="string">
                  <text:p text:style-name="P23">1</text:p>
                </table:table-cell>
                <table:table-cell table:style-name="Table9.D15" office:value-type="string">
                  <text:p text:style-name="P23">1</text:p>
                </table:table-cell>
                <table:table-cell table:style-name="Table9.E15" office:value-type="string">
                  <text:p text:style-name="P22">0</text:p>
                </table:table-cell>
                <table:table-cell table:style-name="Table9.F6" office:value-type="string">
                  <text:p text:style-name="P25"/>
                </table:table-cell>
                <table:table-cell table:style-name="Table9.G6" office:value-type="string">
                  <text:p text:style-name="P25"/>
                </table:table-cell>
                <table:table-cell table:style-name="Table9.H6" office:value-type="string">
                  <text:p text:style-name="P25"/>
                </table:table-cell>
                <table:table-cell table:style-name="Table9.I6" office:value-type="string">
                  <text:p text:style-name="P29">1</text:p>
                </table:table-cell>
              </table:table-row>
              <table:table-row table:style-name="Table9.3">
                <table:table-cell table:style-name="Table9.A15" office:value-type="string">
                  <text:p text:style-name="P22">0</text:p>
                </table:table-cell>
                <table:table-cell table:style-name="Table9.D15" office:value-type="string">
                  <text:p text:style-name="P23">1</text:p>
                </table:table-cell>
                <table:table-cell table:style-name="Table9.C7" office:value-type="string">
                  <text:p text:style-name="P23">0</text:p>
                </table:table-cell>
                <table:table-cell table:style-name="Table9.D15" office:value-type="string">
                  <text:p text:style-name="P23">0</text:p>
                </table:table-cell>
                <table:table-cell table:style-name="Table9.E15" office:value-type="string">
                  <text:p text:style-name="P22">0</text:p>
                </table:table-cell>
                <table:table-cell table:style-name="Table9.F7" office:value-type="string">
                  <text:p text:style-name="P25"/>
                </table:table-cell>
                <table:table-cell table:style-name="Table9.G7" office:value-type="string">
                  <text:p text:style-name="P25"/>
                </table:table-cell>
                <table:table-cell table:style-name="Table9.H7" office:value-type="string">
                  <text:p text:style-name="P29">1</text:p>
                </table:table-cell>
                <table:table-cell table:style-name="Table9.I7" office:value-type="string">
                  <text:p text:style-name="P25"/>
                </table:table-cell>
              </table:table-row>
              <table:table-row table:style-name="Table9.3">
                <table:table-cell table:style-name="Table9.A15" office:value-type="string">
                  <text:p text:style-name="P22">0</text:p>
                </table:table-cell>
                <table:table-cell table:style-name="Table9.D15" office:value-type="string">
                  <text:p text:style-name="P23">1</text:p>
                </table:table-cell>
                <table:table-cell table:style-name="Table9.C8" office:value-type="string">
                  <text:p text:style-name="P23">0</text:p>
                </table:table-cell>
                <table:table-cell table:style-name="Table9.D15" office:value-type="string">
                  <text:p text:style-name="P23">1</text:p>
                </table:table-cell>
                <table:table-cell table:style-name="Table9.E15" office:value-type="string">
                  <text:p text:style-name="P22">0</text:p>
                </table:table-cell>
                <table:table-cell table:style-name="Table9.F8" office:value-type="string">
                  <text:p text:style-name="P25"/>
                </table:table-cell>
                <table:table-cell table:style-name="Table9.G8" office:value-type="string">
                  <text:p text:style-name="P25"/>
                </table:table-cell>
                <table:table-cell table:style-name="Table9.H8" office:value-type="string">
                  <text:p text:style-name="P25"/>
                </table:table-cell>
                <table:table-cell table:style-name="Table9.I8" office:value-type="string">
                  <text:p text:style-name="P29">1</text:p>
                </table:table-cell>
              </table:table-row>
              <table:table-row table:style-name="Table9.3">
                <table:table-cell table:style-name="Table9.A15" office:value-type="string">
                  <text:p text:style-name="P22">0</text:p>
                </table:table-cell>
                <table:table-cell table:style-name="Table9.D15" office:value-type="string">
                  <text:p text:style-name="P23">1</text:p>
                </table:table-cell>
                <table:table-cell table:style-name="Table9.C9" office:value-type="string">
                  <text:p text:style-name="P23">1</text:p>
                </table:table-cell>
                <table:table-cell table:style-name="Table9.D15" office:value-type="string">
                  <text:p text:style-name="P23">0</text:p>
                </table:table-cell>
                <table:table-cell table:style-name="Table9.E15" office:value-type="string">
                  <text:p text:style-name="P22">0</text:p>
                </table:table-cell>
                <table:table-cell table:style-name="Table9.F9" office:value-type="string">
                  <text:p text:style-name="P25"/>
                </table:table-cell>
                <table:table-cell table:style-name="Table9.G9" office:value-type="string">
                  <text:p text:style-name="P25"/>
                </table:table-cell>
                <table:table-cell table:style-name="Table9.H9" office:value-type="string">
                  <text:p text:style-name="P29">1</text:p>
                </table:table-cell>
                <table:table-cell table:style-name="Table9.I9" office:value-type="string">
                  <text:p text:style-name="P25"/>
                </table:table-cell>
              </table:table-row>
              <table:table-row table:style-name="Table9.3">
                <table:table-cell table:style-name="Table9.A15" office:value-type="string">
                  <text:p text:style-name="P22">0</text:p>
                </table:table-cell>
                <table:table-cell table:style-name="Table9.D15" office:value-type="string">
                  <text:p text:style-name="P23">1</text:p>
                </table:table-cell>
                <table:table-cell table:style-name="Table9.C10" office:value-type="string">
                  <text:p text:style-name="P23">1</text:p>
                </table:table-cell>
                <table:table-cell table:style-name="Table9.D15" office:value-type="string">
                  <text:p text:style-name="P23">1</text:p>
                </table:table-cell>
                <table:table-cell table:style-name="Table9.E15" office:value-type="string">
                  <text:p text:style-name="P22">0</text:p>
                </table:table-cell>
                <table:table-cell table:style-name="Table9.F10" office:value-type="string">
                  <text:p text:style-name="P25"/>
                </table:table-cell>
                <table:table-cell table:style-name="Table9.G15" office:value-type="string">
                  <text:p text:style-name="P25"/>
                </table:table-cell>
                <table:table-cell table:style-name="Table9.H10" office:value-type="string">
                  <text:p text:style-name="P25"/>
                </table:table-cell>
                <table:table-cell table:style-name="Table9.I10" office:value-type="string">
                  <text:p text:style-name="P29">1</text:p>
                </table:table-cell>
              </table:table-row>
              <table:table-row table:style-name="Table9.3">
                <table:table-cell table:style-name="Table9.A15" office:value-type="string">
                  <text:p text:style-name="P22">1</text:p>
                </table:table-cell>
                <table:table-cell table:style-name="Table9.D15" office:value-type="string">
                  <text:p text:style-name="P23">0</text:p>
                </table:table-cell>
                <table:table-cell table:style-name="Table9.C11" office:value-type="string">
                  <text:p text:style-name="P23">0</text:p>
                </table:table-cell>
                <table:table-cell table:style-name="Table9.D15" office:value-type="string">
                  <text:p text:style-name="P23">0</text:p>
                </table:table-cell>
                <table:table-cell table:style-name="Table9.E15" office:value-type="string">
                  <text:p text:style-name="P22">0</text:p>
                </table:table-cell>
                <table:table-cell table:style-name="Table9.F11" office:value-type="string">
                  <text:p text:style-name="P25"/>
                </table:table-cell>
                <table:table-cell table:style-name="Table9.G15" office:value-type="string">
                  <text:p text:style-name="P25"/>
                </table:table-cell>
                <table:table-cell table:style-name="Table9.H11" office:value-type="string">
                  <text:p text:style-name="P25"/>
                </table:table-cell>
                <table:table-cell table:style-name="Table9.I11" office:value-type="string">
                  <text:p text:style-name="P29">1</text:p>
                </table:table-cell>
              </table:table-row>
              <table:table-row table:style-name="Table9.3">
                <table:table-cell table:style-name="Table9.A15" office:value-type="string">
                  <text:p text:style-name="P22">1</text:p>
                </table:table-cell>
                <table:table-cell table:style-name="Table9.D15" office:value-type="string">
                  <text:p text:style-name="P23">0</text:p>
                </table:table-cell>
                <table:table-cell table:style-name="Table9.C12" office:value-type="string">
                  <text:p text:style-name="P23">0</text:p>
                </table:table-cell>
                <table:table-cell table:style-name="Table9.D15" office:value-type="string">
                  <text:p text:style-name="P23">1</text:p>
                </table:table-cell>
                <table:table-cell table:style-name="Table9.E15" office:value-type="string">
                  <text:p text:style-name="P22">0</text:p>
                </table:table-cell>
                <table:table-cell table:style-name="Table9.F12" office:value-type="string">
                  <text:p text:style-name="P25"/>
                </table:table-cell>
                <table:table-cell table:style-name="Table9.G15" office:value-type="string">
                  <text:p text:style-name="P25"/>
                </table:table-cell>
                <table:table-cell table:style-name="Table9.H12" office:value-type="string">
                  <text:p text:style-name="P29">1</text:p>
                </table:table-cell>
                <table:table-cell table:style-name="Table9.I12" office:value-type="string">
                  <text:p text:style-name="P25"/>
                </table:table-cell>
              </table:table-row>
              <table:table-row table:style-name="Table9.3">
                <table:table-cell table:style-name="Table9.A15" office:value-type="string">
                  <text:p text:style-name="P22">1</text:p>
                </table:table-cell>
                <table:table-cell table:style-name="Table9.D15" office:value-type="string">
                  <text:p text:style-name="P23">0</text:p>
                </table:table-cell>
                <table:table-cell table:style-name="Table9.C13" office:value-type="string">
                  <text:p text:style-name="P23">1</text:p>
                </table:table-cell>
                <table:table-cell table:style-name="Table9.D15" office:value-type="string">
                  <text:p text:style-name="P23">0</text:p>
                </table:table-cell>
                <table:table-cell table:style-name="Table9.E15" office:value-type="string">
                  <text:p text:style-name="P22">0</text:p>
                </table:table-cell>
                <table:table-cell table:style-name="Table9.F13" office:value-type="string">
                  <text:p text:style-name="P25"/>
                </table:table-cell>
                <table:table-cell table:style-name="Table9.G15" office:value-type="string">
                  <text:p text:style-name="P25"/>
                </table:table-cell>
                <table:table-cell table:style-name="Table9.H13" office:value-type="string">
                  <text:p text:style-name="P25"/>
                </table:table-cell>
                <table:table-cell table:style-name="Table9.I13" office:value-type="string">
                  <text:p text:style-name="P29">1</text:p>
                </table:table-cell>
              </table:table-row>
              <table:table-row table:style-name="Table9.3">
                <table:table-cell table:style-name="Table9.A15" office:value-type="string">
                  <text:p text:style-name="P22">1</text:p>
                </table:table-cell>
                <table:table-cell table:style-name="Table9.D15" office:value-type="string">
                  <text:p text:style-name="P23">0</text:p>
                </table:table-cell>
                <table:table-cell table:style-name="Table9.C14" office:value-type="string">
                  <text:p text:style-name="P23">1</text:p>
                </table:table-cell>
                <table:table-cell table:style-name="Table9.D15" office:value-type="string">
                  <text:p text:style-name="P23">1</text:p>
                </table:table-cell>
                <table:table-cell table:style-name="Table9.E15" office:value-type="string">
                  <text:p text:style-name="P22">0</text:p>
                </table:table-cell>
                <table:table-cell table:style-name="Table9.F14" office:value-type="string">
                  <text:p text:style-name="P25"/>
                </table:table-cell>
                <table:table-cell table:style-name="Table9.G15" office:value-type="string">
                  <text:p text:style-name="P25"/>
                </table:table-cell>
                <table:table-cell table:style-name="Table9.H14" office:value-type="string">
                  <text:p text:style-name="P29">1</text:p>
                </table:table-cell>
                <table:table-cell table:style-name="Table9.I14" office:value-type="string">
                  <text:p text:style-name="P25"/>
                </table:table-cell>
              </table:table-row>
              <table:table-row table:style-name="Table9.3">
                <table:table-cell table:style-name="Table9.A15" office:value-type="string">
                  <text:p text:style-name="P22">1</text:p>
                </table:table-cell>
                <table:table-cell table:style-name="Table9.D15" office:value-type="string">
                  <text:p text:style-name="P23">1</text:p>
                </table:table-cell>
                <table:table-cell table:style-name="Table9.C15" office:value-type="string">
                  <text:p text:style-name="P23">0</text:p>
                </table:table-cell>
                <table:table-cell table:style-name="Table9.D15" office:value-type="string">
                  <text:p text:style-name="P23">0</text:p>
                </table:table-cell>
                <table:table-cell table:style-name="Table9.E15" office:value-type="string">
                  <text:p text:style-name="P22">0</text:p>
                </table:table-cell>
                <table:table-cell table:style-name="Table9.F15" office:value-type="string">
                  <text:p text:style-name="P25"/>
                </table:table-cell>
                <table:table-cell table:style-name="Table9.G15" office:value-type="string">
                  <text:p text:style-name="P25"/>
                </table:table-cell>
                <table:table-cell table:style-name="Table9.H15" office:value-type="string">
                  <text:p text:style-name="P25"/>
                </table:table-cell>
                <table:table-cell table:style-name="Table9.I15" office:value-type="string">
                  <text:p text:style-name="P29">1</text:p>
                </table:table-cell>
              </table:table-row>
              <table:table-row table:style-name="Table9.3">
                <table:table-cell table:style-name="Table9.A3" office:value-type="string">
                  <text:p text:style-name="P22">1</text:p>
                </table:table-cell>
                <table:table-cell table:style-name="Table9.A3" office:value-type="string">
                  <text:p text:style-name="P23">1</text:p>
                </table:table-cell>
                <table:table-cell table:style-name="Table9.A3" office:value-type="string">
                  <text:p text:style-name="P23">0</text:p>
                </table:table-cell>
                <table:table-cell table:style-name="Table9.A3" office:value-type="string">
                  <text:p text:style-name="P23">1</text:p>
                </table:table-cell>
                <table:table-cell table:style-name="Table9.A3" office:value-type="string">
                  <text:p text:style-name="P22">0</text:p>
                </table:table-cell>
                <table:table-cell table:style-name="Table9.A3" office:value-type="string">
                  <text:p text:style-name="P31">X</text:p>
                </table:table-cell>
                <table:table-cell table:style-name="Table9.A3" office:value-type="string">
                  <text:p text:style-name="P31">X</text:p>
                </table:table-cell>
                <table:table-cell table:style-name="Table9.A3" office:value-type="string">
                  <text:p text:style-name="P31">X</text:p>
                </table:table-cell>
                <table:table-cell table:style-name="Table9.I3" office:value-type="string">
                  <text:p text:style-name="P31">X</text:p>
                </table:table-cell>
              </table:table-row>
              <table:table-row table:style-name="Table9.3">
                <table:table-cell table:style-name="Table9.A3" office:value-type="string">
                  <text:p text:style-name="P22">1</text:p>
                </table:table-cell>
                <table:table-cell table:style-name="Table9.A3" office:value-type="string">
                  <text:p text:style-name="P23">1</text:p>
                </table:table-cell>
                <table:table-cell table:style-name="Table9.A3" office:value-type="string">
                  <text:p text:style-name="P23">1</text:p>
                </table:table-cell>
                <table:table-cell table:style-name="Table9.A3" office:value-type="string">
                  <text:p text:style-name="P23">0</text:p>
                </table:table-cell>
                <table:table-cell table:style-name="Table9.A3" office:value-type="string">
                  <text:p text:style-name="P22">0</text:p>
                </table:table-cell>
                <table:table-cell table:style-name="Table9.A3" office:value-type="string">
                  <text:p text:style-name="P31">X</text:p>
                </table:table-cell>
                <table:table-cell table:style-name="Table9.A3" office:value-type="string">
                  <text:p text:style-name="P31">X</text:p>
                </table:table-cell>
                <table:table-cell table:style-name="Table9.A3" office:value-type="string">
                  <text:p text:style-name="P31">X</text:p>
                </table:table-cell>
                <table:table-cell table:style-name="Table9.I3" office:value-type="string">
                  <text:p text:style-name="P31">X</text:p>
                </table:table-cell>
              </table:table-row>
              <table:table-row table:style-name="Table9.3">
                <table:table-cell table:style-name="Table9.A3" office:value-type="string">
                  <text:p text:style-name="P22">1</text:p>
                </table:table-cell>
                <table:table-cell table:style-name="Table9.A3" office:value-type="string">
                  <text:p text:style-name="P23">1</text:p>
                </table:table-cell>
                <table:table-cell table:style-name="Table9.A3" office:value-type="string">
                  <text:p text:style-name="P23">1</text:p>
                </table:table-cell>
                <table:table-cell table:style-name="Table9.A3" office:value-type="string">
                  <text:p text:style-name="P23">1</text:p>
                </table:table-cell>
                <table:table-cell table:style-name="Table9.A3" office:value-type="string">
                  <text:p text:style-name="P22">0</text:p>
                </table:table-cell>
                <table:table-cell table:style-name="Table9.A3" office:value-type="string">
                  <text:p text:style-name="P31">X</text:p>
                </table:table-cell>
                <table:table-cell table:style-name="Table9.A3" office:value-type="string">
                  <text:p text:style-name="P31">X</text:p>
                </table:table-cell>
                <table:table-cell table:style-name="Table9.A3" office:value-type="string">
                  <text:p text:style-name="P31">X</text:p>
                </table:table-cell>
                <table:table-cell table:style-name="Table9.I3" office:value-type="string">
                  <text:p text:style-name="P31">X</text:p>
                </table:table-cell>
              </table:table-row>
              <table:table-row table:style-name="Table9.3">
                <table:table-cell table:style-name="Table9.A3" office:value-type="string">
                  <text:p text:style-name="P22">0</text:p>
                </table:table-cell>
                <table:table-cell table:style-name="Table9.A3" office:value-type="string">
                  <text:p text:style-name="P23">0</text:p>
                </table:table-cell>
                <table:table-cell table:style-name="Table9.A3" office:value-type="string">
                  <text:p text:style-name="P23">0</text:p>
                </table:table-cell>
                <table:table-cell table:style-name="Table9.A3" office:value-type="string">
                  <text:p text:style-name="P23">0</text:p>
                </table:table-cell>
                <table:table-cell table:style-name="Table9.A3" office:value-type="string">
                  <text:p text:style-name="P22">1</text:p>
                </table:table-cell>
                <table:table-cell table:style-name="Table9.A3" office:value-type="string">
                  <text:p text:style-name="P31">X</text:p>
                </table:table-cell>
                <table:table-cell table:style-name="Table9.A3" office:value-type="string">
                  <text:p text:style-name="P31">X</text:p>
                </table:table-cell>
                <table:table-cell table:style-name="Table9.A3" office:value-type="string">
                  <text:p text:style-name="P31">X</text:p>
                </table:table-cell>
                <table:table-cell table:style-name="Table9.I3" office:value-type="string">
                  <text:p text:style-name="P31">X</text:p>
                </table:table-cell>
              </table:table-row>
              <table:table-row table:style-name="Table9.3">
                <table:table-cell table:style-name="Table9.A31" office:value-type="string">
                  <text:p text:style-name="P22">0</text:p>
                </table:table-cell>
                <table:table-cell table:style-name="Table9.D31" office:value-type="string">
                  <text:p text:style-name="P23">0</text:p>
                </table:table-cell>
                <table:table-cell table:style-name="Table9.C20" office:value-type="string">
                  <text:p text:style-name="P23">0</text:p>
                </table:table-cell>
                <table:table-cell table:style-name="Table9.D31" office:value-type="string">
                  <text:p text:style-name="P23">1</text:p>
                </table:table-cell>
                <table:table-cell table:style-name="Table9.E31" office:value-type="string">
                  <text:p text:style-name="P22">1</text:p>
                </table:table-cell>
                <table:table-cell table:style-name="Table9.F20" office:value-type="string">
                  <text:p text:style-name="P25"/>
                </table:table-cell>
                <table:table-cell table:style-name="Table9.G31" office:value-type="string">
                  <text:p text:style-name="P25"/>
                </table:table-cell>
                <table:table-cell table:style-name="Table9.H20" office:value-type="string">
                  <text:p text:style-name="P25"/>
                </table:table-cell>
                <table:table-cell table:style-name="Table9.I20" office:value-type="string">
                  <text:p text:style-name="P29">1</text:p>
                </table:table-cell>
              </table:table-row>
              <table:table-row table:style-name="Table9.3">
                <table:table-cell table:style-name="Table9.A31" office:value-type="string">
                  <text:p text:style-name="P22">0</text:p>
                </table:table-cell>
                <table:table-cell table:style-name="Table9.D31" office:value-type="string">
                  <text:p text:style-name="P23">0</text:p>
                </table:table-cell>
                <table:table-cell table:style-name="Table9.C21" office:value-type="string">
                  <text:p text:style-name="P23">1</text:p>
                </table:table-cell>
                <table:table-cell table:style-name="Table9.D31" office:value-type="string">
                  <text:p text:style-name="P23">0</text:p>
                </table:table-cell>
                <table:table-cell table:style-name="Table9.E31" office:value-type="string">
                  <text:p text:style-name="P22">1</text:p>
                </table:table-cell>
                <table:table-cell table:style-name="Table9.F21" office:value-type="string">
                  <text:p text:style-name="P28"/>
                </table:table-cell>
                <table:table-cell table:style-name="Table9.G31" office:value-type="string">
                  <text:p text:style-name="P29">1</text:p>
                </table:table-cell>
                <table:table-cell table:style-name="Table9.H21" office:value-type="string">
                  <text:p text:style-name="P25"/>
                </table:table-cell>
                <table:table-cell table:style-name="Table9.I21" office:value-type="string">
                  <text:p text:style-name="P25"/>
                </table:table-cell>
              </table:table-row>
              <table:table-row table:style-name="Table9.3">
                <table:table-cell table:style-name="Table9.A31" office:value-type="string">
                  <text:p text:style-name="P22">0</text:p>
                </table:table-cell>
                <table:table-cell table:style-name="Table9.D31" office:value-type="string">
                  <text:p text:style-name="P23">0</text:p>
                </table:table-cell>
                <table:table-cell table:style-name="Table9.C22" office:value-type="string">
                  <text:p text:style-name="P23">1</text:p>
                </table:table-cell>
                <table:table-cell table:style-name="Table9.D31" office:value-type="string">
                  <text:p text:style-name="P23">1</text:p>
                </table:table-cell>
                <table:table-cell table:style-name="Table9.E31" office:value-type="string">
                  <text:p text:style-name="P22">1</text:p>
                </table:table-cell>
                <table:table-cell table:style-name="Table9.F22" office:value-type="string">
                  <text:p text:style-name="P25"/>
                </table:table-cell>
                <table:table-cell table:style-name="Table9.G31" office:value-type="string">
                  <text:p text:style-name="P25"/>
                </table:table-cell>
                <table:table-cell table:style-name="Table9.H22" office:value-type="string">
                  <text:p text:style-name="P25"/>
                </table:table-cell>
                <table:table-cell table:style-name="Table9.I22" office:value-type="string">
                  <text:p text:style-name="P29">1</text:p>
                </table:table-cell>
              </table:table-row>
              <table:table-row table:style-name="Table9.3">
                <table:table-cell table:style-name="Table9.A31" office:value-type="string">
                  <text:p text:style-name="P22">0</text:p>
                </table:table-cell>
                <table:table-cell table:style-name="Table9.D31" office:value-type="string">
                  <text:p text:style-name="P23">1</text:p>
                </table:table-cell>
                <table:table-cell table:style-name="Table9.C23" office:value-type="string">
                  <text:p text:style-name="P23">0</text:p>
                </table:table-cell>
                <table:table-cell table:style-name="Table9.D31" office:value-type="string">
                  <text:p text:style-name="P23">0</text:p>
                </table:table-cell>
                <table:table-cell table:style-name="Table9.E31" office:value-type="string">
                  <text:p text:style-name="P22">1</text:p>
                </table:table-cell>
                <table:table-cell table:style-name="Table9.F23" office:value-type="string">
                  <text:p text:style-name="P25"/>
                </table:table-cell>
                <table:table-cell table:style-name="Table9.G31" office:value-type="string">
                  <text:p text:style-name="P25"/>
                </table:table-cell>
                <table:table-cell table:style-name="Table9.H23" office:value-type="string">
                  <text:p text:style-name="P29">1</text:p>
                </table:table-cell>
                <table:table-cell table:style-name="Table9.I23" office:value-type="string">
                  <text:p text:style-name="P25"/>
                </table:table-cell>
              </table:table-row>
              <table:table-row table:style-name="Table9.3">
                <table:table-cell table:style-name="Table9.A31" office:value-type="string">
                  <text:p text:style-name="P22">0</text:p>
                </table:table-cell>
                <table:table-cell table:style-name="Table9.D31" office:value-type="string">
                  <text:p text:style-name="P23">1</text:p>
                </table:table-cell>
                <table:table-cell table:style-name="Table9.C24" office:value-type="string">
                  <text:p text:style-name="P23">0</text:p>
                </table:table-cell>
                <table:table-cell table:style-name="Table9.D31" office:value-type="string">
                  <text:p text:style-name="P23">1</text:p>
                </table:table-cell>
                <table:table-cell table:style-name="Table9.E31" office:value-type="string">
                  <text:p text:style-name="P22">1</text:p>
                </table:table-cell>
                <table:table-cell table:style-name="Table9.F24" office:value-type="string">
                  <text:p text:style-name="P25"/>
                </table:table-cell>
                <table:table-cell table:style-name="Table9.G31" office:value-type="string">
                  <text:p text:style-name="P25"/>
                </table:table-cell>
                <table:table-cell table:style-name="Table9.H24" office:value-type="string">
                  <text:p text:style-name="P25"/>
                </table:table-cell>
                <table:table-cell table:style-name="Table9.I24" office:value-type="string">
                  <text:p text:style-name="P29">1</text:p>
                </table:table-cell>
              </table:table-row>
              <table:table-row table:style-name="Table9.3">
                <table:table-cell table:style-name="Table9.A31" office:value-type="string">
                  <text:p text:style-name="P22">0</text:p>
                </table:table-cell>
                <table:table-cell table:style-name="Table9.D31" office:value-type="string">
                  <text:p text:style-name="P23">1</text:p>
                </table:table-cell>
                <table:table-cell table:style-name="Table9.C25" office:value-type="string">
                  <text:p text:style-name="P23">1</text:p>
                </table:table-cell>
                <table:table-cell table:style-name="Table9.D31" office:value-type="string">
                  <text:p text:style-name="P23">0</text:p>
                </table:table-cell>
                <table:table-cell table:style-name="Table9.E31" office:value-type="string">
                  <text:p text:style-name="P22">1</text:p>
                </table:table-cell>
                <table:table-cell table:style-name="Table9.F25" office:value-type="string">
                  <text:p text:style-name="P25"/>
                </table:table-cell>
                <table:table-cell table:style-name="Table9.G31" office:value-type="string">
                  <text:p text:style-name="P25"/>
                </table:table-cell>
                <table:table-cell table:style-name="Table9.H25" office:value-type="string">
                  <text:p text:style-name="P29">1</text:p>
                </table:table-cell>
                <table:table-cell table:style-name="Table9.I25" office:value-type="string">
                  <text:p text:style-name="P25"/>
                </table:table-cell>
              </table:table-row>
              <table:table-row table:style-name="Table9.3">
                <table:table-cell table:style-name="Table9.A31" office:value-type="string">
                  <text:p text:style-name="P22">0</text:p>
                </table:table-cell>
                <table:table-cell table:style-name="Table9.D31" office:value-type="string">
                  <text:p text:style-name="P23">1</text:p>
                </table:table-cell>
                <table:table-cell table:style-name="Table9.C26" office:value-type="string">
                  <text:p text:style-name="P23">1</text:p>
                </table:table-cell>
                <table:table-cell table:style-name="Table9.D31" office:value-type="string">
                  <text:p text:style-name="P23">1</text:p>
                </table:table-cell>
                <table:table-cell table:style-name="Table9.E31" office:value-type="string">
                  <text:p text:style-name="P22">1</text:p>
                </table:table-cell>
                <table:table-cell table:style-name="Table9.F26" office:value-type="string">
                  <text:p text:style-name="P25"/>
                </table:table-cell>
                <table:table-cell table:style-name="Table9.G31" office:value-type="string">
                  <text:p text:style-name="P25"/>
                </table:table-cell>
                <table:table-cell table:style-name="Table9.H26" office:value-type="string">
                  <text:p text:style-name="P29"/>
                </table:table-cell>
                <table:table-cell table:style-name="Table9.I26" office:value-type="string">
                  <text:p text:style-name="P29">1</text:p>
                </table:table-cell>
              </table:table-row>
              <table:table-row table:style-name="Table9.3">
                <table:table-cell table:style-name="Table9.A31" office:value-type="string">
                  <text:p text:style-name="P22">1</text:p>
                </table:table-cell>
                <table:table-cell table:style-name="Table9.D31" office:value-type="string">
                  <text:p text:style-name="P23">0</text:p>
                </table:table-cell>
                <table:table-cell table:style-name="Table9.C27" office:value-type="string">
                  <text:p text:style-name="P23">0</text:p>
                </table:table-cell>
                <table:table-cell table:style-name="Table9.D31" office:value-type="string">
                  <text:p text:style-name="P23">0</text:p>
                </table:table-cell>
                <table:table-cell table:style-name="Table9.E31" office:value-type="string">
                  <text:p text:style-name="P22">1</text:p>
                </table:table-cell>
                <table:table-cell table:style-name="Table9.F27" office:value-type="string">
                  <text:p text:style-name="P25"/>
                </table:table-cell>
                <table:table-cell table:style-name="Table9.G31" office:value-type="string">
                  <text:p text:style-name="P25"/>
                </table:table-cell>
                <table:table-cell table:style-name="Table9.H27" office:value-type="string">
                  <text:p text:style-name="P29"/>
                </table:table-cell>
                <table:table-cell table:style-name="Table9.I27" office:value-type="string">
                  <text:p text:style-name="P29">1</text:p>
                </table:table-cell>
              </table:table-row>
              <table:table-row table:style-name="Table9.3">
                <table:table-cell table:style-name="Table9.A31" office:value-type="string">
                  <text:p text:style-name="P22">1</text:p>
                </table:table-cell>
                <table:table-cell table:style-name="Table9.D31" office:value-type="string">
                  <text:p text:style-name="P23">0</text:p>
                </table:table-cell>
                <table:table-cell table:style-name="Table9.C28" office:value-type="string">
                  <text:p text:style-name="P23">0</text:p>
                </table:table-cell>
                <table:table-cell table:style-name="Table9.D31" office:value-type="string">
                  <text:p text:style-name="P23">1</text:p>
                </table:table-cell>
                <table:table-cell table:style-name="Table9.E31" office:value-type="string">
                  <text:p text:style-name="P22">1</text:p>
                </table:table-cell>
                <table:table-cell table:style-name="Table9.F28" office:value-type="string">
                  <text:p text:style-name="P25"/>
                </table:table-cell>
                <table:table-cell table:style-name="Table9.G31" office:value-type="string">
                  <text:p text:style-name="P25"/>
                </table:table-cell>
                <table:table-cell table:style-name="Table9.H28" office:value-type="string">
                  <text:p text:style-name="P29">1</text:p>
                </table:table-cell>
                <table:table-cell table:style-name="Table9.I28" office:value-type="string">
                  <text:p text:style-name="P25"/>
                </table:table-cell>
              </table:table-row>
              <table:table-row table:style-name="Table9.3">
                <table:table-cell table:style-name="Table9.A31" office:value-type="string">
                  <text:p text:style-name="P22">1</text:p>
                </table:table-cell>
                <table:table-cell table:style-name="Table9.D31" office:value-type="string">
                  <text:p text:style-name="P23">0</text:p>
                </table:table-cell>
                <table:table-cell table:style-name="Table9.C29" office:value-type="string">
                  <text:p text:style-name="P23">1</text:p>
                </table:table-cell>
                <table:table-cell table:style-name="Table9.D31" office:value-type="string">
                  <text:p text:style-name="P23">0</text:p>
                </table:table-cell>
                <table:table-cell table:style-name="Table9.E31" office:value-type="string">
                  <text:p text:style-name="P22">1</text:p>
                </table:table-cell>
                <table:table-cell table:style-name="Table9.F29" office:value-type="string">
                  <text:p text:style-name="P25"/>
                </table:table-cell>
                <table:table-cell table:style-name="Table9.G31" office:value-type="string">
                  <text:p text:style-name="P25"/>
                </table:table-cell>
                <table:table-cell table:style-name="Table9.H29" office:value-type="string">
                  <text:p text:style-name="P25"/>
                </table:table-cell>
                <table:table-cell table:style-name="Table9.I29" office:value-type="string">
                  <text:p text:style-name="P29">1</text:p>
                </table:table-cell>
              </table:table-row>
              <table:table-row table:style-name="Table9.3">
                <table:table-cell table:style-name="Table9.A31" office:value-type="string">
                  <text:p text:style-name="P22">1</text:p>
                </table:table-cell>
                <table:table-cell table:style-name="Table9.D31" office:value-type="string">
                  <text:p text:style-name="P23">0</text:p>
                </table:table-cell>
                <table:table-cell table:style-name="Table9.C30" office:value-type="string">
                  <text:p text:style-name="P23">1</text:p>
                </table:table-cell>
                <table:table-cell table:style-name="Table9.D31" office:value-type="string">
                  <text:p text:style-name="P23">1</text:p>
                </table:table-cell>
                <table:table-cell table:style-name="Table9.E31" office:value-type="string">
                  <text:p text:style-name="P22">1</text:p>
                </table:table-cell>
                <table:table-cell table:style-name="Table9.F30" office:value-type="string">
                  <text:p text:style-name="P25"/>
                </table:table-cell>
                <table:table-cell table:style-name="Table9.G31" office:value-type="string">
                  <text:p text:style-name="P25"/>
                </table:table-cell>
                <table:table-cell table:style-name="Table9.H30" office:value-type="string">
                  <text:p text:style-name="P29">1</text:p>
                </table:table-cell>
                <table:table-cell table:style-name="Table9.I30" office:value-type="string">
                  <text:p text:style-name="P25"/>
                </table:table-cell>
              </table:table-row>
              <table:table-row table:style-name="Table9.3">
                <table:table-cell table:style-name="Table9.A31" office:value-type="string">
                  <text:p text:style-name="P22">1</text:p>
                </table:table-cell>
                <table:table-cell table:style-name="Table9.D31" office:value-type="string">
                  <text:p text:style-name="P23">1</text:p>
                </table:table-cell>
                <table:table-cell table:style-name="Table9.C31" office:value-type="string">
                  <text:p text:style-name="P23">0</text:p>
                </table:table-cell>
                <table:table-cell table:style-name="Table9.D31" office:value-type="string">
                  <text:p text:style-name="P23">0</text:p>
                </table:table-cell>
                <table:table-cell table:style-name="Table9.E31" office:value-type="string">
                  <text:p text:style-name="P22">1</text:p>
                </table:table-cell>
                <table:table-cell table:style-name="Table9.F31" office:value-type="string">
                  <text:p text:style-name="P25"/>
                </table:table-cell>
                <table:table-cell table:style-name="Table9.G31" office:value-type="string">
                  <text:p text:style-name="P25"/>
                </table:table-cell>
                <table:table-cell table:style-name="Table9.H31" office:value-type="string">
                  <text:p text:style-name="P25"/>
                </table:table-cell>
                <table:table-cell table:style-name="Table9.I31" office:value-type="string">
                  <text:p text:style-name="P29">1</text:p>
                </table:table-cell>
              </table:table-row>
              <table:table-row table:style-name="Table9.3">
                <table:table-cell table:style-name="Table9.A3" office:value-type="string">
                  <text:p text:style-name="P22">1</text:p>
                </table:table-cell>
                <table:table-cell table:style-name="Table9.A3" office:value-type="string">
                  <text:p text:style-name="P23">1</text:p>
                </table:table-cell>
                <table:table-cell table:style-name="Table9.A3" office:value-type="string">
                  <text:p text:style-name="P23">0</text:p>
                </table:table-cell>
                <table:table-cell table:style-name="Table9.A3" office:value-type="string">
                  <text:p text:style-name="P23">1</text:p>
                </table:table-cell>
                <table:table-cell table:style-name="Table9.A3" office:value-type="string">
                  <text:p text:style-name="P22">1</text:p>
                </table:table-cell>
                <table:table-cell table:style-name="Table9.A3" office:value-type="string">
                  <text:p text:style-name="P31">X</text:p>
                </table:table-cell>
                <table:table-cell table:style-name="Table9.A3" office:value-type="string">
                  <text:p text:style-name="P31">X</text:p>
                </table:table-cell>
                <table:table-cell table:style-name="Table9.A3" office:value-type="string">
                  <text:p text:style-name="P31">X</text:p>
                </table:table-cell>
                <table:table-cell table:style-name="Table9.I3" office:value-type="string">
                  <text:p text:style-name="P31">X</text:p>
                </table:table-cell>
              </table:table-row>
              <table:table-row table:style-name="Table9.3">
                <table:table-cell table:style-name="Table9.A3" office:value-type="string">
                  <text:p text:style-name="P22">1</text:p>
                </table:table-cell>
                <table:table-cell table:style-name="Table9.A3" office:value-type="string">
                  <text:p text:style-name="P23">1</text:p>
                </table:table-cell>
                <table:table-cell table:style-name="Table9.A3" office:value-type="string">
                  <text:p text:style-name="P23">1</text:p>
                </table:table-cell>
                <table:table-cell table:style-name="Table9.A3" office:value-type="string">
                  <text:p text:style-name="P23">0</text:p>
                </table:table-cell>
                <table:table-cell table:style-name="Table9.A3" office:value-type="string">
                  <text:p text:style-name="P22">1</text:p>
                </table:table-cell>
                <table:table-cell table:style-name="Table9.A3" office:value-type="string">
                  <text:p text:style-name="P31">X</text:p>
                </table:table-cell>
                <table:table-cell table:style-name="Table9.A3" office:value-type="string">
                  <text:p text:style-name="P31">X</text:p>
                </table:table-cell>
                <table:table-cell table:style-name="Table9.A3" office:value-type="string">
                  <text:p text:style-name="P31">X</text:p>
                </table:table-cell>
                <table:table-cell table:style-name="Table9.I3" office:value-type="string">
                  <text:p text:style-name="P31">X</text:p>
                </table:table-cell>
              </table:table-row>
              <table:table-row table:style-name="Table9.3">
                <table:table-cell table:style-name="Table9.A3" office:value-type="string">
                  <text:p text:style-name="P22">1</text:p>
                </table:table-cell>
                <table:table-cell table:style-name="Table9.A3" office:value-type="string">
                  <text:p text:style-name="P23">1</text:p>
                </table:table-cell>
                <table:table-cell table:style-name="Table9.A3" office:value-type="string">
                  <text:p text:style-name="P23">1</text:p>
                </table:table-cell>
                <table:table-cell table:style-name="Table9.A3" office:value-type="string">
                  <text:p text:style-name="P23">1</text:p>
                </table:table-cell>
                <table:table-cell table:style-name="Table9.A3" office:value-type="string">
                  <text:p text:style-name="P22">1</text:p>
                </table:table-cell>
                <table:table-cell table:style-name="Table9.A3" office:value-type="string">
                  <text:p text:style-name="P31">X</text:p>
                </table:table-cell>
                <table:table-cell table:style-name="Table9.A3" office:value-type="string">
                  <text:p text:style-name="P31">X</text:p>
                </table:table-cell>
                <table:table-cell table:style-name="Table9.A3" office:value-type="string">
                  <text:p text:style-name="P31">X</text:p>
                </table:table-cell>
                <table:table-cell table:style-name="Table9.I3" office:value-type="string">
                  <text:p text:style-name="P31">X</text:p>
                </table:table-cell>
              </table:table-row>
            </table:table>
            <text:p text:style-name="P12"/>
            <text:p text:style-name="P12"><draw:frame draw:style-name="fr1" draw:name="Object26" text:anchor-type="as-char" svg:y="-0.377cm" svg:width="2.718cm" svg:height="0.467cm" draw:z-index="36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  <text:p text:style-name="P12"><draw:frame draw:style-name="fr1" draw:name="Object27" text:anchor-type="as-char" svg:y="-0.377cm" svg:width="2.716cm" svg:height="0.467cm" draw:z-index="3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  <text:p text:style-name="P54"><draw:frame draw:style-name="fr1" draw:name="Object28" text:anchor-type="as-char" svg:y="-0.377cm" svg:width="3.286cm" svg:height="0.467cm" draw:z-index="38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  <text:p text:style-name="P54"><draw:frame draw:style-name="fr1" draw:name="Object29" text:anchor-type="as-char" svg:y="-0.377cm" svg:width="4.42cm" svg:height="0.467cm" draw:z-index="39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5.B1" office:value-type="string">
            <text:h text:style-name="P64" text:outline-level="1"><text:span text:style-name="T1">Minimización mediante </text:span>Karnaugh</text:h>
            <text:p text:style-name="P4">Minimización de<text:span text:style-name="T1">l producto de una suma</text:span> para la señal de salida F1</text:p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able:table table:name="Table11" table:style-name="Table11">
                    <table:table-column table:style-name="Table11.A"/>
                    <table:table-column table:style-name="Table11.B"/>
                    <table:table-column table:style-name="Table11.C" table:number-columns-repeated="3"/>
                    <table:table-row table:style-name="Table11.1">
                      <table:table-cell table:style-name="Table11.A1" office:value-type="string">
                        <text:p text:style-name="P32"><draw:frame draw:style-name="fr2" draw:name="Object30" text:anchor-type="as-char" svg:y="-0.474cm" svg:width="1.067cm" svg:height="0.706cm" draw:z-index="22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            </table:table-cell>
                      <table:table-cell table:style-name="Table11.B1" office:value-type="string">
                        <text:p text:style-name="P35">00</text:p>
                      </table:table-cell>
                      <table:table-cell table:style-name="Table11.E1" office:value-type="string">
                        <text:p text:style-name="P35">01</text:p>
                      </table:table-cell>
                      <table:table-cell table:style-name="Table11.E1" office:value-type="string">
                        <text:p text:style-name="P35">11</text:p>
                      </table:table-cell>
                      <table:table-cell table:style-name="Table11.E1" office:value-type="string">
                        <text:p text:style-name="P35">10</text:p>
                      </table:table-cell>
                    </table:table-row>
                    <table:table-row table:style-name="Table11.1">
                      <table:table-cell table:style-name="Table11.A2" office:value-type="string">
                        <text:p text:style-name="P35">0<text:span text:style-name="T3">0</text:span></text:p>
                      </table:table-cell>
                      <table:table-cell table:style-name="Table11.B2" office:value-type="string">
                        <text:p text:style-name="P38">X</text:p>
                      </table:table-cell>
                      <table:table-cell table:style-name="Table11.C2" office:value-type="string">
                        <text:p text:style-name="P41"/>
                      </table:table-cell>
                      <table:table-cell table:style-name="Table11.D2" office:value-type="string">
                        <text:p text:style-name="P25"/>
                      </table:table-cell>
                      <table:table-cell table:style-name="Table11.E2" office:value-type="string">
                        <text:p text:style-name="P38">1</text:p>
                      </table:table-cell>
                    </table:table-row>
                    <table:table-row table:style-name="Table11.1">
                      <table:table-cell table:style-name="Table11.A2" office:value-type="string">
                        <text:p text:style-name="P35"><text:span text:style-name="T3">0</text:span>1</text:p>
                      </table:table-cell>
                      <table:table-cell table:style-name="Table11.B5" office:value-type="string">
                        <text:p text:style-name="P25"/>
                      </table:table-cell>
                      <table:table-cell table:style-name="Table11.C5" office:value-type="string">
                        <text:p text:style-name="P25"/>
                      </table:table-cell>
                      <table:table-cell table:style-name="Table11.D5" office:value-type="string">
                        <text:p text:style-name="P25"/>
                      </table:table-cell>
                      <table:table-cell table:style-name="Table11.E5" office:value-type="string">
                        <text:p text:style-name="P25"/>
                      </table:table-cell>
                    </table:table-row>
                    <table:table-row table:style-name="Table11.1">
                      <table:table-cell table:style-name="Table11.A2" office:value-type="string">
                        <text:p text:style-name="P43">11</text:p>
                      </table:table-cell>
                      <table:table-cell table:style-name="Table11.B5" office:value-type="string">
                        <text:p text:style-name="P38"/>
                      </table:table-cell>
                      <table:table-cell table:style-name="Table11.C5" office:value-type="string">
                        <text:p text:style-name="P38">X</text:p>
                      </table:table-cell>
                      <table:table-cell table:style-name="Table11.D5" office:value-type="string">
                        <text:p text:style-name="P38">X</text:p>
                      </table:table-cell>
                      <table:table-cell table:style-name="Table11.E5" office:value-type="string">
                        <text:p text:style-name="P38">X</text:p>
                      </table:table-cell>
                    </table:table-row>
                    <table:table-row table:style-name="Table11.1">
                      <table:table-cell table:style-name="Table11.A2" office:value-type="string">
                        <text:p text:style-name="P43">10</text:p>
                      </table:table-cell>
                      <table:table-cell table:style-name="Table11.B5" office:value-type="string">
                        <text:p text:style-name="P25"/>
                      </table:table-cell>
                      <table:table-cell table:style-name="Table11.C5" office:value-type="string">
                        <text:p text:style-name="P25"/>
                      </table:table-cell>
                      <table:table-cell table:style-name="Table11.D5" office:value-type="string">
                        <text:p text:style-name="P25"/>
                      </table:table-cell>
                      <table:table-cell table:style-name="Table11.E5" office:value-type="string">
                        <text:p text:style-name="P25"/>
                      </table:table-cell>
                    </table:table-row>
                  </table:table>
                  <text:p text:style-name="P56">E = 0 </text:p>
                </table:table-cell>
                <table:table-cell table:style-name="Table10.B1" office:value-type="string">
                  <table:table table:name="Table15" table:style-name="Table15">
                    <table:table-column table:style-name="Table15.A"/>
                    <table:table-column table:style-name="Table15.B"/>
                    <table:table-column table:style-name="Table15.C" table:number-columns-repeated="3"/>
                    <table:table-row table:style-name="Table15.1">
                      <table:table-cell table:style-name="Table15.A1" office:value-type="string">
                        <text:p text:style-name="P32"><draw:frame draw:style-name="fr2" draw:name="Object19" text:anchor-type="as-char" svg:y="-0.474cm" svg:width="1.067cm" svg:height="0.706cm" draw:z-index="27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            </table:table-cell>
                      <table:table-cell table:style-name="Table15.B1" office:value-type="string">
                        <text:p text:style-name="P35">00</text:p>
                      </table:table-cell>
                      <table:table-cell table:style-name="Table15.E1" office:value-type="string">
                        <text:p text:style-name="P35">01</text:p>
                      </table:table-cell>
                      <table:table-cell table:style-name="Table15.E1" office:value-type="string">
                        <text:p text:style-name="P35">11</text:p>
                      </table:table-cell>
                      <table:table-cell table:style-name="Table15.E1" office:value-type="string">
                        <text:p text:style-name="P35">10</text:p>
                      </table:table-cell>
                    </table:table-row>
                    <table:table-row table:style-name="Table15.1">
                      <table:table-cell table:style-name="Table15.A2" office:value-type="string">
                        <text:p text:style-name="P35">0<text:span text:style-name="T3">0</text:span></text:p>
                      </table:table-cell>
                      <table:table-cell table:style-name="Table15.B2" office:value-type="string">
                        <text:p text:style-name="P38">X</text:p>
                      </table:table-cell>
                      <table:table-cell table:style-name="Table15.C2" office:value-type="string">
                        <text:p text:style-name="P41"/>
                      </table:table-cell>
                      <table:table-cell table:style-name="Table15.D2" office:value-type="string">
                        <text:p text:style-name="P25"/>
                      </table:table-cell>
                      <table:table-cell table:style-name="Table15.E2" office:value-type="string">
                        <text:p text:style-name="P38"/>
                      </table:table-cell>
                    </table:table-row>
                    <table:table-row table:style-name="Table15.1">
                      <table:table-cell table:style-name="Table15.A2" office:value-type="string">
                        <text:p text:style-name="P35"><text:span text:style-name="T3">0</text:span>1</text:p>
                      </table:table-cell>
                      <table:table-cell table:style-name="Table15.B5" office:value-type="string">
                        <text:p text:style-name="P25"/>
                      </table:table-cell>
                      <table:table-cell table:style-name="Table15.C5" office:value-type="string">
                        <text:p text:style-name="P25"/>
                      </table:table-cell>
                      <table:table-cell table:style-name="Table15.D5" office:value-type="string">
                        <text:p text:style-name="P25"/>
                      </table:table-cell>
                      <table:table-cell table:style-name="Table15.E5" office:value-type="string">
                        <text:p text:style-name="P25"/>
                      </table:table-cell>
                    </table:table-row>
                    <table:table-row table:style-name="Table15.1">
                      <table:table-cell table:style-name="Table15.A2" office:value-type="string">
                        <text:p text:style-name="P43">11</text:p>
                      </table:table-cell>
                      <table:table-cell table:style-name="Table15.B5" office:value-type="string">
                        <text:p text:style-name="P38"/>
                      </table:table-cell>
                      <table:table-cell table:style-name="Table15.C5" office:value-type="string">
                        <text:p text:style-name="P38">X</text:p>
                      </table:table-cell>
                      <table:table-cell table:style-name="Table15.D5" office:value-type="string">
                        <text:p text:style-name="P38">X</text:p>
                      </table:table-cell>
                      <table:table-cell table:style-name="Table15.E5" office:value-type="string">
                        <text:p text:style-name="P38">X</text:p>
                      </table:table-cell>
                    </table:table-row>
                    <table:table-row table:style-name="Table15.1">
                      <table:table-cell table:style-name="Table15.A2" office:value-type="string">
                        <text:p text:style-name="P43">10</text:p>
                      </table:table-cell>
                      <table:table-cell table:style-name="Table15.B5" office:value-type="string">
                        <text:p text:style-name="P25"/>
                      </table:table-cell>
                      <table:table-cell table:style-name="Table15.C5" office:value-type="string">
                        <text:p text:style-name="P25"/>
                      </table:table-cell>
                      <table:table-cell table:style-name="Table15.D5" office:value-type="string">
                        <text:p text:style-name="P25"/>
                      </table:table-cell>
                      <table:table-cell table:style-name="Table15.E5" office:value-type="string">
                        <text:p text:style-name="P25"/>
                      </table:table-cell>
                    </table:table-row>
                  </table:table>
                  <text:p text:style-name="P56">E = 1</text:p>
                </table:table-cell>
              </table:table-row>
              <table:table-row>
                <table:table-cell table:style-name="Table10.A1" table:number-columns-spanned="2" office:value-type="string">
                  <text:p text:style-name="P6"><draw:frame draw:style-name="fr1" draw:name="Object22" text:anchor-type="as-char" svg:y="-0.377cm" svg:width="2.718cm" svg:height="0.467cm" draw:z-index="23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      </table:table-cell>
                <table:covered-table-cell/>
              </table:table-row>
            </table:table>
            <text:p text:style-name="P5"/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office:value-type="string">
                  <table:table table:name="Table12" table:style-name="Table12">
                    <table:table-column table:style-name="Table12.A"/>
                    <table:table-column table:style-name="Table12.B"/>
                    <table:table-column table:style-name="Table12.C" table:number-columns-repeated="3"/>
                    <table:table-row table:style-name="Table12.1">
                      <table:table-cell table:style-name="Table12.A1" office:value-type="string">
                        <text:p text:style-name="P33"><draw:frame draw:style-name="fr2" draw:name="Object18" text:anchor-type="as-char" svg:y="-0.474cm" svg:width="1.067cm" svg:height="0.706cm" draw:z-index="28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          </table:table-cell>
                      <table:table-cell table:style-name="Table12.B1" office:value-type="string">
                        <text:p text:style-name="P36">00</text:p>
                      </table:table-cell>
                      <table:table-cell table:style-name="Table12.B1" office:value-type="string">
                        <text:p text:style-name="P36">01</text:p>
                      </table:table-cell>
                      <table:table-cell table:style-name="Table12.B1" office:value-type="string">
                        <text:p text:style-name="P36">11</text:p>
                      </table:table-cell>
                      <table:table-cell table:style-name="Table12.B1" office:value-type="string">
                        <text:p text:style-name="P36">10</text:p>
                      </table:table-cell>
                    </table:table-row>
                    <table:table-row table:style-name="Table12.1">
                      <table:table-cell table:style-name="Table12.A2" office:value-type="string">
                        <text:p text:style-name="P36">0<text:span text:style-name="T3">0</text:span></text:p>
                      </table:table-cell>
                      <table:table-cell table:style-name="Table12.B2" office:value-type="string">
                        <text:p text:style-name="P39">X</text:p>
                      </table:table-cell>
                      <table:table-cell table:style-name="Table12.C2" office:value-type="string">
                        <text:p text:style-name="P42"/>
                      </table:table-cell>
                      <table:table-cell table:style-name="Table12.D2" office:value-type="string">
                        <text:p text:style-name="P26"/>
                      </table:table-cell>
                      <table:table-cell table:style-name="Table12.E2" office:value-type="string">
                        <text:p text:style-name="P39"/>
                      </table:table-cell>
                    </table:table-row>
                    <table:table-row table:style-name="Table12.1">
                      <table:table-cell table:style-name="Table12.A2" office:value-type="string">
                        <text:p text:style-name="P36"><text:span text:style-name="T3">0</text:span>1</text:p>
                      </table:table-cell>
                      <table:table-cell table:style-name="Table12.B5" office:value-type="string">
                        <text:p text:style-name="P26"/>
                      </table:table-cell>
                      <table:table-cell table:style-name="Table12.C5" office:value-type="string">
                        <text:p text:style-name="P26"/>
                      </table:table-cell>
                      <table:table-cell table:style-name="Table12.D5" office:value-type="string">
                        <text:p text:style-name="P26"/>
                      </table:table-cell>
                      <table:table-cell table:style-name="Table12.E5" office:value-type="string">
                        <text:p text:style-name="P26"/>
                      </table:table-cell>
                    </table:table-row>
                    <table:table-row table:style-name="Table12.1">
                      <table:table-cell table:style-name="Table12.A2" office:value-type="string">
                        <text:p text:style-name="P44">11</text:p>
                      </table:table-cell>
                      <table:table-cell table:style-name="Table12.B5" office:value-type="string">
                        <text:p text:style-name="P39"/>
                      </table:table-cell>
                      <table:table-cell table:style-name="Table12.C5" office:value-type="string">
                        <text:p text:style-name="P39">X</text:p>
                      </table:table-cell>
                      <table:table-cell table:style-name="Table12.D5" office:value-type="string">
                        <text:p text:style-name="P39">X</text:p>
                      </table:table-cell>
                      <table:table-cell table:style-name="Table12.E5" office:value-type="string">
                        <text:p text:style-name="P39">X</text:p>
                      </table:table-cell>
                    </table:table-row>
                    <table:table-row table:style-name="Table12.1">
                      <table:table-cell table:style-name="Table12.A2" office:value-type="string">
                        <text:p text:style-name="P44">10</text:p>
                      </table:table-cell>
                      <table:table-cell table:style-name="Table12.B5" office:value-type="string">
                        <text:p text:style-name="P26"/>
                      </table:table-cell>
                      <table:table-cell table:style-name="Table12.C5" office:value-type="string">
                        <text:p text:style-name="P26"/>
                      </table:table-cell>
                      <table:table-cell table:style-name="Table12.D5" office:value-type="string">
                        <text:p text:style-name="P26"/>
                      </table:table-cell>
                      <table:table-cell table:style-name="Table12.E5" office:value-type="string">
                        <text:p text:style-name="P26"/>
                      </table:table-cell>
                    </table:table-row>
                  </table:table>
                  <text:p text:style-name="P57">E = 0 </text:p>
                </table:table-cell>
                <table:table-cell table:style-name="Table1.B1" office:value-type="string">
                  <table:table table:name="Table13" table:style-name="Table13">
                    <table:table-column table:style-name="Table13.A"/>
                    <table:table-column table:style-name="Table13.B"/>
                    <table:table-column table:style-name="Table13.C" table:number-columns-repeated="3"/>
                    <table:table-row table:style-name="Table13.1">
                      <table:table-cell table:style-name="Table13.A1" office:value-type="string">
                        <text:p text:style-name="P33"><draw:frame draw:style-name="fr2" draw:name="Object20" text:anchor-type="as-char" svg:y="-0.474cm" svg:width="1.067cm" svg:height="0.706cm" draw:z-index="2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            </table:table-cell>
                      <table:table-cell table:style-name="Table13.B1" office:value-type="string">
                        <text:p text:style-name="P36">00</text:p>
                      </table:table-cell>
                      <table:table-cell table:style-name="Table13.B1" office:value-type="string">
                        <text:p text:style-name="P36">01</text:p>
                      </table:table-cell>
                      <table:table-cell table:style-name="Table13.B1" office:value-type="string">
                        <text:p text:style-name="P36">11</text:p>
                      </table:table-cell>
                      <table:table-cell table:style-name="Table13.B1" office:value-type="string">
                        <text:p text:style-name="P36">10</text:p>
                      </table:table-cell>
                    </table:table-row>
                    <table:table-row table:style-name="Table13.1">
                      <table:table-cell table:style-name="Table13.A2" office:value-type="string">
                        <text:p text:style-name="P36">0<text:span text:style-name="T3">0</text:span></text:p>
                      </table:table-cell>
                      <table:table-cell table:style-name="Table13.B2" office:value-type="string">
                        <text:p text:style-name="P39">X</text:p>
                      </table:table-cell>
                      <table:table-cell table:style-name="Table13.C2" office:value-type="string">
                        <text:p text:style-name="P42"/>
                      </table:table-cell>
                      <table:table-cell table:style-name="Table13.D2" office:value-type="string">
                        <text:p text:style-name="P26"/>
                      </table:table-cell>
                      <table:table-cell table:style-name="Table13.E2" office:value-type="string">
                        <text:p text:style-name="P39">1</text:p>
                      </table:table-cell>
                    </table:table-row>
                    <table:table-row table:style-name="Table13.1">
                      <table:table-cell table:style-name="Table13.A2" office:value-type="string">
                        <text:p text:style-name="P36"><text:span text:style-name="T3">0</text:span>1</text:p>
                      </table:table-cell>
                      <table:table-cell table:style-name="Table13.B5" office:value-type="string">
                        <text:p text:style-name="P26"/>
                      </table:table-cell>
                      <table:table-cell table:style-name="Table13.C5" office:value-type="string">
                        <text:p text:style-name="P26"/>
                      </table:table-cell>
                      <table:table-cell table:style-name="Table13.D5" office:value-type="string">
                        <text:p text:style-name="P26"/>
                      </table:table-cell>
                      <table:table-cell table:style-name="Table13.E5" office:value-type="string">
                        <text:p text:style-name="P26"/>
                      </table:table-cell>
                    </table:table-row>
                    <table:table-row table:style-name="Table13.1">
                      <table:table-cell table:style-name="Table13.A2" office:value-type="string">
                        <text:p text:style-name="P44">11</text:p>
                      </table:table-cell>
                      <table:table-cell table:style-name="Table13.B5" office:value-type="string">
                        <text:p text:style-name="P39"/>
                      </table:table-cell>
                      <table:table-cell table:style-name="Table13.C5" office:value-type="string">
                        <text:p text:style-name="P39">X</text:p>
                      </table:table-cell>
                      <table:table-cell table:style-name="Table13.D5" office:value-type="string">
                        <text:p text:style-name="P39">X</text:p>
                      </table:table-cell>
                      <table:table-cell table:style-name="Table13.E5" office:value-type="string">
                        <text:p text:style-name="P39">X</text:p>
                      </table:table-cell>
                    </table:table-row>
                    <table:table-row table:style-name="Table13.1">
                      <table:table-cell table:style-name="Table13.A2" office:value-type="string">
                        <text:p text:style-name="P44">10</text:p>
                      </table:table-cell>
                      <table:table-cell table:style-name="Table13.B5" office:value-type="string">
                        <text:p text:style-name="P26"/>
                      </table:table-cell>
                      <table:table-cell table:style-name="Table13.C5" office:value-type="string">
                        <text:p text:style-name="P26"/>
                      </table:table-cell>
                      <table:table-cell table:style-name="Table13.D5" office:value-type="string">
                        <text:p text:style-name="P26"/>
                      </table:table-cell>
                      <table:table-cell table:style-name="Table13.E5" office:value-type="string">
                        <text:p text:style-name="P26"/>
                      </table:table-cell>
                    </table:table-row>
                  </table:table>
                  <text:p text:style-name="P57">E = 1</text:p>
                </table:table-cell>
              </table:table-row>
              <table:table-row>
                <table:table-cell table:style-name="Table1.A1" table:number-columns-spanned="2" office:value-type="string">
                  <text:p text:style-name="P7"><draw:frame draw:style-name="fr1" draw:name="Object21" text:anchor-type="as-char" svg:y="-0.377cm" svg:width="2.716cm" svg:height="0.467cm" draw:z-index="25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      </table:table-cell>
                <table:covered-table-cell/>
              </table:table-row>
            </table:table>
            <text:p text:style-name="P19"/>
            <table:table table:name="Table14" table:style-name="Table14">
              <table:table-column table:style-name="Table14.A"/>
              <table:table-column table:style-name="Table14.B"/>
              <table:table-row>
                <table:table-cell table:style-name="Table14.A1" office:value-type="string">
                  <table:table table:name="Table16" table:style-name="Table16">
                    <table:table-column table:style-name="Table16.A"/>
                    <table:table-column table:style-name="Table16.B"/>
                    <table:table-column table:style-name="Table16.C" table:number-columns-repeated="3"/>
                    <table:table-row table:style-name="Table16.1">
                      <table:table-cell table:style-name="Table16.A1" office:value-type="string">
                        <text:p text:style-name="P33"><draw:frame draw:style-name="fr2" draw:name="Object23" text:anchor-type="as-char" svg:y="-0.474cm" svg:width="1.067cm" svg:height="0.706cm" draw:z-index="30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            </table:table-cell>
                      <table:table-cell table:style-name="Table16.B1" office:value-type="string">
                        <text:p text:style-name="P36">00</text:p>
                      </table:table-cell>
                      <table:table-cell table:style-name="Table16.B1" office:value-type="string">
                        <text:p text:style-name="P36">01</text:p>
                      </table:table-cell>
                      <table:table-cell table:style-name="Table16.B1" office:value-type="string">
                        <text:p text:style-name="P36">11</text:p>
                      </table:table-cell>
                      <table:table-cell table:style-name="Table16.B1" office:value-type="string">
                        <text:p text:style-name="P36">10</text:p>
                      </table:table-cell>
                    </table:table-row>
                    <table:table-row table:style-name="Table16.1">
                      <table:table-cell table:style-name="Table16.A2" office:value-type="string">
                        <text:p text:style-name="P36">0<text:span text:style-name="T3">0</text:span></text:p>
                      </table:table-cell>
                      <table:table-cell table:style-name="Table16.B2" office:value-type="string">
                        <text:p text:style-name="P39">X</text:p>
                      </table:table-cell>
                      <table:table-cell table:style-name="Table16.C2" office:value-type="string">
                        <text:p text:style-name="P42"/>
                      </table:table-cell>
                      <table:table-cell table:style-name="Table16.D2" office:value-type="string">
                        <text:p text:style-name="P26"/>
                      </table:table-cell>
                      <table:table-cell table:style-name="Table16.E2" office:value-type="string">
                        <text:p text:style-name="P39"/>
                      </table:table-cell>
                    </table:table-row>
                    <table:table-row table:style-name="Table16.1">
                      <table:table-cell table:style-name="Table16.A2" office:value-type="string">
                        <text:p text:style-name="P36"><text:span text:style-name="T3">0</text:span>1</text:p>
                      </table:table-cell>
                      <table:table-cell table:style-name="Table16.B5" office:value-type="string">
                        <text:p text:style-name="P46">1</text:p>
                      </table:table-cell>
                      <table:table-cell table:style-name="Table16.C5" office:value-type="string">
                        <text:p text:style-name="P26"/>
                      </table:table-cell>
                      <table:table-cell table:style-name="Table16.D5" office:value-type="string">
                        <text:p text:style-name="P26"/>
                      </table:table-cell>
                      <table:table-cell table:style-name="Table16.E5" office:value-type="string">
                        <text:p text:style-name="P46">1</text:p>
                      </table:table-cell>
                    </table:table-row>
                    <table:table-row table:style-name="Table16.1">
                      <table:table-cell table:style-name="Table16.A2" office:value-type="string">
                        <text:p text:style-name="P44">11</text:p>
                      </table:table-cell>
                      <table:table-cell table:style-name="Table16.B5" office:value-type="string">
                        <text:p text:style-name="P39"/>
                      </table:table-cell>
                      <table:table-cell table:style-name="Table16.C5" office:value-type="string">
                        <text:p text:style-name="P39"><draw:custom-shape text:anchor-type="char" draw:z-index="44" draw:name="Shape1" draw:style-name="gr8" draw:text-style-name="P65" svg:width="1.357cm" svg:height="1.551cm" svg:x="0.071cm" svg:y="0.03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X</text:p>
                      </table:table-cell>
                      <table:table-cell table:style-name="Table16.D5" office:value-type="string">
                        <text:p text:style-name="P39">X</text:p>
                      </table:table-cell>
                      <table:table-cell table:style-name="Table16.E5" office:value-type="string">
                        <text:p text:style-name="P39">X</text:p>
                      </table:table-cell>
                    </table:table-row>
                    <table:table-row table:style-name="Table16.1">
                      <table:table-cell table:style-name="Table16.A2" office:value-type="string">
                        <text:p text:style-name="P44">10</text:p>
                      </table:table-cell>
                      <table:table-cell table:style-name="Table16.B5" office:value-type="string">
                        <text:p text:style-name="P26"/>
                      </table:table-cell>
                      <table:table-cell table:style-name="Table16.C5" office:value-type="string">
                        <text:p text:style-name="P47">1</text:p>
                      </table:table-cell>
                      <table:table-cell table:style-name="Table16.D5" office:value-type="string">
                        <text:p text:style-name="P47">1</text:p>
                      </table:table-cell>
                      <table:table-cell table:style-name="Table16.E5" office:value-type="string">
                        <text:p text:style-name="P26"/>
                      </table:table-cell>
                    </table:table-row>
                  </table:table>
                  <text:p text:style-name="P57">E = 0 </text:p>
                </table:table-cell>
                <table:table-cell table:style-name="Table14.B1" office:value-type="string">
                  <table:table table:name="Table17" table:style-name="Table17">
                    <table:table-column table:style-name="Table17.A"/>
                    <table:table-column table:style-name="Table17.B"/>
                    <table:table-column table:style-name="Table17.C" table:number-columns-repeated="3"/>
                    <table:table-row table:style-name="Table17.1">
                      <table:table-cell table:style-name="Table17.A1" office:value-type="string">
                        <text:p text:style-name="P33"><draw:frame draw:style-name="fr2" draw:name="Object24" text:anchor-type="as-char" svg:y="-0.474cm" svg:width="1.067cm" svg:height="0.706cm" draw:z-index="31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            </table:table-cell>
                      <table:table-cell table:style-name="Table17.B1" office:value-type="string">
                        <text:p text:style-name="P36">00</text:p>
                      </table:table-cell>
                      <table:table-cell table:style-name="Table17.B1" office:value-type="string">
                        <text:p text:style-name="P36">01</text:p>
                      </table:table-cell>
                      <table:table-cell table:style-name="Table17.B1" office:value-type="string">
                        <text:p text:style-name="P36">11</text:p>
                      </table:table-cell>
                      <table:table-cell table:style-name="Table17.B1" office:value-type="string">
                        <text:p text:style-name="P36">10</text:p>
                      </table:table-cell>
                    </table:table-row>
                    <table:table-row table:style-name="Table17.1">
                      <table:table-cell table:style-name="Table17.A2" office:value-type="string">
                        <text:p text:style-name="P36">0<text:span text:style-name="T3">0</text:span></text:p>
                      </table:table-cell>
                      <table:table-cell table:style-name="Table17.B2" office:value-type="string">
                        <text:p text:style-name="P39">X</text:p>
                      </table:table-cell>
                      <table:table-cell table:style-name="Table17.C2" office:value-type="string">
                        <text:p text:style-name="P42"/>
                      </table:table-cell>
                      <table:table-cell table:style-name="Table17.D2" office:value-type="string">
                        <text:p text:style-name="P26"/>
                      </table:table-cell>
                      <table:table-cell table:style-name="Table17.E2" office:value-type="string">
                        <text:p text:style-name="P39"/>
                      </table:table-cell>
                    </table:table-row>
                    <table:table-row table:style-name="Table17.1">
                      <table:table-cell table:style-name="Table17.A2" office:value-type="string">
                        <text:p text:style-name="P36"><text:span text:style-name="T3">0</text:span>1</text:p>
                      </table:table-cell>
                      <table:table-cell table:style-name="Table17.B5" office:value-type="string">
                        <text:p text:style-name="P47">1</text:p>
                      </table:table-cell>
                      <table:table-cell table:style-name="Table17.C5" office:value-type="string">
                        <text:p text:style-name="P26"/>
                      </table:table-cell>
                      <table:table-cell table:style-name="Table17.D5" office:value-type="string">
                        <text:p text:style-name="P26"/>
                      </table:table-cell>
                      <table:table-cell table:style-name="Table17.E5" office:value-type="string">
                        <text:p text:style-name="P47">1</text:p>
                      </table:table-cell>
                    </table:table-row>
                    <table:table-row table:style-name="Table17.1">
                      <table:table-cell table:style-name="Table17.A2" office:value-type="string">
                        <text:p text:style-name="P44">11</text:p>
                      </table:table-cell>
                      <table:table-cell table:style-name="Table17.B5" office:value-type="string">
                        <text:p text:style-name="P39"/>
                      </table:table-cell>
                      <table:table-cell table:style-name="Table17.C5" office:value-type="string">
                        <text:p text:style-name="P39">X<draw:custom-shape text:anchor-type="char" draw:z-index="45" draw:name="Shape1" draw:style-name="gr8" draw:text-style-name="P65" svg:width="1.357cm" svg:height="1.551cm" svg:x="0.071cm" svg:y="0.03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          </table:table-cell>
                      <table:table-cell table:style-name="Table17.D5" office:value-type="string">
                        <text:p text:style-name="P39">X</text:p>
                      </table:table-cell>
                      <table:table-cell table:style-name="Table17.E5" office:value-type="string">
                        <text:p text:style-name="P39">X</text:p>
                      </table:table-cell>
                    </table:table-row>
                    <table:table-row table:style-name="Table17.1">
                      <table:table-cell table:style-name="Table17.A2" office:value-type="string">
                        <text:p text:style-name="P44">10</text:p>
                      </table:table-cell>
                      <table:table-cell table:style-name="Table17.B5" office:value-type="string">
                        <text:p text:style-name="P26"/>
                      </table:table-cell>
                      <table:table-cell table:style-name="Table17.C5" office:value-type="string">
                        <text:p text:style-name="P47">1</text:p>
                      </table:table-cell>
                      <table:table-cell table:style-name="Table17.D5" office:value-type="string">
                        <text:p text:style-name="P47">1</text:p>
                      </table:table-cell>
                      <table:table-cell table:style-name="Table17.E5" office:value-type="string">
                        <text:p text:style-name="P26"/>
                      </table:table-cell>
                    </table:table-row>
                  </table:table>
                  <text:p text:style-name="P57">E = 1</text:p>
                </table:table-cell>
              </table:table-row>
              <table:table-row>
                <table:table-cell table:style-name="Table14.A1" table:number-columns-spanned="2" office:value-type="string">
                  <text:p text:style-name="P7"><text:s/><draw:frame draw:style-name="fr1" draw:name="Object25" text:anchor-type="as-char" svg:y="-0.377cm" svg:width="3.286cm" svg:height="0.467cm" draw:z-index="26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      </table:table-cell>
                <table:covered-table-cell/>
              </table:table-row>
            </table:table>
            <text:p text:style-name="P19"/>
            <table:table table:name="Table18" table:style-name="Table18">
              <table:table-column table:style-name="Table18.A"/>
              <table:table-column table:style-name="Table18.B"/>
              <table:table-row>
                <table:table-cell table:style-name="Table18.A1" office:value-type="string">
                  <table:table table:name="Table19" table:style-name="Table19">
                    <table:table-column table:style-name="Table19.A"/>
                    <table:table-column table:style-name="Table19.B"/>
                    <table:table-column table:style-name="Table19.C" table:number-columns-repeated="3"/>
                    <table:table-row table:style-name="Table19.1">
                      <table:table-cell table:style-name="Table19.A1" office:value-type="string">
                        <text:p text:style-name="P34"><draw:frame draw:style-name="fr2" draw:name="Object31" text:anchor-type="as-char" svg:y="-0.474cm" svg:width="1.067cm" svg:height="0.706cm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            </table:table-cell>
                      <table:table-cell table:style-name="Table19.B1" office:value-type="string">
                        <text:p text:style-name="P37">00</text:p>
                      </table:table-cell>
                      <table:table-cell table:style-name="Table19.B1" office:value-type="string">
                        <text:p text:style-name="P37">01</text:p>
                      </table:table-cell>
                      <table:table-cell table:style-name="Table19.B1" office:value-type="string">
                        <text:p text:style-name="P37">11</text:p>
                      </table:table-cell>
                      <table:table-cell table:style-name="Table19.B1" office:value-type="string">
                        <text:p text:style-name="P37">10</text:p>
                      </table:table-cell>
                    </table:table-row>
                    <table:table-row table:style-name="Table19.1">
                      <table:table-cell table:style-name="Table19.A2" office:value-type="string">
                        <text:p text:style-name="P37">0<text:span text:style-name="T3">0</text:span></text:p>
                      </table:table-cell>
                      <table:table-cell table:style-name="Table19.B2" office:value-type="string">
                        <text:p text:style-name="P40">X</text:p>
                      </table:table-cell>
                      <table:table-cell table:style-name="Table19.C2" office:value-type="string">
                        <text:p text:style-name="P48">1<draw:custom-shape text:anchor-type="char" draw:z-index="46" draw:name="Shape1" draw:style-name="gr8" draw:text-style-name="P65" svg:width="1.357cm" svg:height="1.551cm" svg:x="0.071cm" svg:y="0.03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          </table:table-cell>
                      <table:table-cell table:style-name="Table19.D2" office:value-type="string">
                        <text:p text:style-name="P48">1</text:p>
                      </table:table-cell>
                      <table:table-cell table:style-name="Table19.E2" office:value-type="string">
                        <text:p text:style-name="P40"/>
                      </table:table-cell>
                    </table:table-row>
                    <table:table-row table:style-name="Table19.1">
                      <table:table-cell table:style-name="Table19.A2" office:value-type="string">
                        <text:p text:style-name="P37"><text:span text:style-name="T3">0</text:span>1</text:p>
                      </table:table-cell>
                      <table:table-cell table:style-name="Table19.B5" office:value-type="string">
                        <text:p text:style-name="P27"/>
                      </table:table-cell>
                      <table:table-cell table:style-name="Table19.C5" office:value-type="string">
                        <text:p text:style-name="P48">1</text:p>
                      </table:table-cell>
                      <table:table-cell table:style-name="Table19.D5" office:value-type="string">
                        <text:p text:style-name="P48">1</text:p>
                      </table:table-cell>
                      <table:table-cell table:style-name="Table19.E5" office:value-type="string">
                        <text:p text:style-name="P27"/>
                      </table:table-cell>
                    </table:table-row>
                    <table:table-row table:style-name="Table19.1">
                      <table:table-cell table:style-name="Table19.A2" office:value-type="string">
                        <text:p text:style-name="P45">11</text:p>
                      </table:table-cell>
                      <table:table-cell table:style-name="Table19.B5" office:value-type="string">
                        <text:p text:style-name="P48"><draw:ellipse text:anchor-type="paragraph" draw:z-index="49" draw:name="Shape3" draw:style-name="gr7" draw:text-style-name="P67" svg:width="1.71cm" svg:height="1.588cm" svg:x="-0.877cm" svg:y="0.018cm" draw:kind="cut" draw:start-angle="270" draw:end-angle="92.5"><text:p/></draw:ellipse>1</text:p>
                      </table:table-cell>
                      <table:table-cell table:style-name="Table19.C5" office:value-type="string">
                        <text:p text:style-name="P40">X</text:p>
                      </table:table-cell>
                      <table:table-cell table:style-name="Table19.D5" office:value-type="string">
                        <text:p text:style-name="P40">X</text:p>
                      </table:table-cell>
                      <table:table-cell table:style-name="Table19.E5" office:value-type="string">
                        <text:p text:style-name="P40">X</text:p>
                      </table:table-cell>
                    </table:table-row>
                    <table:table-row table:style-name="Table19.1">
                      <table:table-cell table:style-name="Table19.A2" office:value-type="string">
                        <text:p text:style-name="P45">10</text:p>
                      </table:table-cell>
                      <table:table-cell table:style-name="Table19.B5" office:value-type="string">
                        <text:p text:style-name="P48">1</text:p>
                      </table:table-cell>
                      <table:table-cell table:style-name="Table19.C5" office:value-type="string">
                        <text:p text:style-name="P27"/>
                      </table:table-cell>
                      <table:table-cell table:style-name="Table19.D5" office:value-type="string">
                        <text:p text:style-name="P27"/>
                      </table:table-cell>
                      <table:table-cell table:style-name="Table19.E5" office:value-type="string">
                        <text:p text:style-name="P48">1</text:p>
                      </table:table-cell>
                    </table:table-row>
                  </table:table>
                  <text:p text:style-name="P58">E = 0 </text:p>
                </table:table-cell>
                <table:table-cell table:style-name="Table18.B1" office:value-type="string">
                  <table:table table:name="Table20" table:style-name="Table20">
                    <table:table-column table:style-name="Table20.A"/>
                    <table:table-column table:style-name="Table20.B"/>
                    <table:table-column table:style-name="Table20.C" table:number-columns-repeated="3"/>
                    <table:table-row table:style-name="Table20.1">
                      <table:table-cell table:style-name="Table20.A1" office:value-type="string">
                        <text:p text:style-name="P34"><draw:frame draw:style-name="fr2" draw:name="Object32" text:anchor-type="as-char" svg:y="-0.474cm" svg:width="1.067cm" svg:height="0.706cm" draw:z-index="33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            </table:table-cell>
                      <table:table-cell table:style-name="Table20.B1" office:value-type="string">
                        <text:p text:style-name="P37">00</text:p>
                      </table:table-cell>
                      <table:table-cell table:style-name="Table20.B1" office:value-type="string">
                        <text:p text:style-name="P37">01</text:p>
                      </table:table-cell>
                      <table:table-cell table:style-name="Table20.B1" office:value-type="string">
                        <text:p text:style-name="P37">11</text:p>
                      </table:table-cell>
                      <table:table-cell table:style-name="Table20.B1" office:value-type="string">
                        <text:p text:style-name="P37">10</text:p>
                      </table:table-cell>
                    </table:table-row>
                    <table:table-row table:style-name="Table20.1">
                      <table:table-cell table:style-name="Table20.A2" office:value-type="string">
                        <text:p text:style-name="P37">0<text:span text:style-name="T3">0</text:span></text:p>
                      </table:table-cell>
                      <table:table-cell table:style-name="Table20.B2" office:value-type="string">
                        <text:p text:style-name="P40">X</text:p>
                      </table:table-cell>
                      <table:table-cell table:style-name="Table20.C2" office:value-type="string">
                        <text:p text:style-name="P48">1<draw:custom-shape text:anchor-type="char" draw:z-index="47" draw:name="Shape1" draw:style-name="gr8" draw:text-style-name="P65" svg:width="1.357cm" svg:height="1.551cm" svg:x="0.071cm" svg:y="0.03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          </table:table-cell>
                      <table:table-cell table:style-name="Table20.D2" office:value-type="string">
                        <text:p text:style-name="P48">1</text:p>
                      </table:table-cell>
                      <table:table-cell table:style-name="Table20.E2" office:value-type="string">
                        <text:p text:style-name="P40"/>
                      </table:table-cell>
                    </table:table-row>
                    <table:table-row table:style-name="Table20.1">
                      <table:table-cell table:style-name="Table20.A2" office:value-type="string">
                        <text:p text:style-name="P37"><text:span text:style-name="T3">0</text:span>1</text:p>
                      </table:table-cell>
                      <table:table-cell table:style-name="Table20.B5" office:value-type="string">
                        <text:p text:style-name="P27"/>
                      </table:table-cell>
                      <table:table-cell table:style-name="Table20.C5" office:value-type="string">
                        <text:p text:style-name="P48">1</text:p>
                      </table:table-cell>
                      <table:table-cell table:style-name="Table20.D5" office:value-type="string">
                        <text:p text:style-name="P48">1</text:p>
                      </table:table-cell>
                      <table:table-cell table:style-name="Table20.E5" office:value-type="string">
                        <text:p text:style-name="P27"/>
                      </table:table-cell>
                    </table:table-row>
                    <table:table-row table:style-name="Table20.1">
                      <table:table-cell table:style-name="Table20.A2" office:value-type="string">
                        <text:p text:style-name="P45">11</text:p>
                      </table:table-cell>
                      <table:table-cell table:style-name="Table20.B5" office:value-type="string">
                        <text:p text:style-name="P48"><draw:ellipse text:anchor-type="paragraph" draw:z-index="53" draw:name="Shape3" draw:style-name="gr7" draw:text-style-name="P67" svg:width="1.71cm" svg:height="1.588cm" svg:x="-0.877cm" svg:y="0.018cm" draw:kind="cut" draw:start-angle="270" draw:end-angle="92.5"><text:p/></draw:ellipse>1</text:p>
                      </table:table-cell>
                      <table:table-cell table:style-name="Table20.C5" office:value-type="string">
                        <text:p text:style-name="P40">X</text:p>
                      </table:table-cell>
                      <table:table-cell table:style-name="Table20.D5" office:value-type="string">
                        <text:p text:style-name="P40">X</text:p>
                      </table:table-cell>
                      <table:table-cell table:style-name="Table20.E5" office:value-type="string">
                        <text:p text:style-name="P40">X</text:p>
                      </table:table-cell>
                    </table:table-row>
                    <table:table-row table:style-name="Table20.1">
                      <table:table-cell table:style-name="Table20.A2" office:value-type="string">
                        <text:p text:style-name="P45">10</text:p>
                      </table:table-cell>
                      <table:table-cell table:style-name="Table20.B5" office:value-type="string">
                        <text:p text:style-name="P48">1</text:p>
                      </table:table-cell>
                      <table:table-cell table:style-name="Table20.C5" office:value-type="string">
                        <text:p text:style-name="P27"/>
                      </table:table-cell>
                      <table:table-cell table:style-name="Table20.D5" office:value-type="string">
                        <text:p text:style-name="P27"/>
                      </table:table-cell>
                      <table:table-cell table:style-name="Table20.E5" office:value-type="string">
                        <text:p text:style-name="P48">1</text:p>
                      </table:table-cell>
                    </table:table-row>
                  </table:table>
                  <text:p text:style-name="P58">E = 1</text:p>
                </table:table-cell>
              </table:table-row>
              <table:table-row>
                <table:table-cell table:style-name="Table18.A1" table:number-columns-spanned="2" office:value-type="string">
                  <text:p text:style-name="P8"><draw:frame draw:style-name="fr1" draw:name="Object33" text:anchor-type="as-char" svg:y="-0.377cm" svg:width="4.42cm" svg:height="0.467cm" draw:z-index="3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      </table:table-cell>
                <table:covered-table-cell/>
              </table:table-row>
            </table:table>
            <text:p text:style-name="P20"/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23:51:02.561295296</meta:creation-date>
    <dc:date>2019-04-15T22:40:35.825863731</dc:date>
    <meta:editing-duration>PT3H52M</meta:editing-duration>
    <meta:editing-cycles>11</meta:editing-cycles>
    <meta:generator>LibreOffice/6.2.2.2$Linux_X86_64 LibreOffice_project/20$Build-2</meta:generator>
    <meta:document-statistic meta:table-count="20" meta:image-count="0" meta:object-count="33" meta:page-count="3" meta:paragraph-count="451" meta:word-count="490" meta:character-count="854" meta:non-whitespace-character-count="782"/>
  </office:meta>
</office:document-meta>
</file>

<file path=Object 1/content.xml><?xml version="1.0" encoding="utf-8"?>
<math xmlns="http://www.w3.org/1998/Math/MathML" display="block">
  <semantics>
    <mrow>
      <mover accent="true">
        <mi>A</mi>
        <mo>¯</mo>
      </mover>
      <mover accent="true">
        <mi>B</mi>
        <mo>¯</mo>
      </mover>
      <mover accent="true">
        <mi>C</mi>
        <mo>¯</mo>
      </mover>
    </mrow>
    <annotation encoding="StarMath 5.0">overline {A}overline {B}overline {C} </annotation>
  </semantics>
</math>
</file>

<file path=Object 10/content.xml><?xml version="1.0" encoding="utf-8"?>
<math xmlns="http://www.w3.org/1998/Math/MathML" display="block">
  <semantics>
    <mrow>
      <mi>A</mi>
      <mo>∖</mo>
      <mi mathvariant="italic">BC</mi>
    </mrow>
    <annotation encoding="StarMath 5.0">{A} widebslash {BC} </annotation>
  </semantics>
</math>
</file>

<file path=Object 11/content.xml><?xml version="1.0" encoding="utf-8"?>
<math xmlns="http://www.w3.org/1998/Math/MathML" display="block">
  <semantics>
    <mrow>
      <mover accent="true">
        <mi>A</mi>
        <mo>¯</mo>
      </mover>
      <mover accent="true">
        <mi>B</mi>
        <mo>¯</mo>
      </mover>
      <mi>C</mi>
    </mrow>
    <annotation encoding="StarMath 5.0">overline {A}overline {B}C </annotation>
  </semantics>
</math>
</file>

<file path=Object 12/content.xml><?xml version="1.0" encoding="utf-8"?>
<math xmlns="http://www.w3.org/1998/Math/MathML" display="block">
  <semantics>
    <mrow>
      <mover accent="true">
        <mi>A</mi>
        <mo>¯</mo>
      </mover>
      <mi mathvariant="italic">BC</mi>
    </mrow>
    <annotation encoding="StarMath 5.0">overline {A}BC </annotation>
  </semantics>
</math>
</file>

<file path=Object 13/content.xml><?xml version="1.0" encoding="utf-8"?>
<math xmlns="http://www.w3.org/1998/Math/MathML" display="block">
  <semantics>
    <mrow>
      <mi>A</mi>
      <mover accent="true">
        <mi>B</mi>
        <mo>¯</mo>
      </mover>
      <mi>C</mi>
    </mrow>
    <annotation encoding="StarMath 5.0">A overline {B} C</annotation>
  </semantics>
</math>
</file>

<file path=Object 14/content.xml><?xml version="1.0" encoding="utf-8"?>
<math xmlns="http://www.w3.org/1998/Math/MathML" display="block">
  <semantics>
    <mrow>
      <mi>A</mi>
      <mo>∖</mo>
      <mi mathvariant="italic">BC</mi>
    </mrow>
    <annotation encoding="StarMath 5.0">{A} widebslash {BC} </annotation>
  </semantics>
</math>
</file>

<file path=Object 15/content.xml><?xml version="1.0" encoding="utf-8"?>
<math xmlns="http://www.w3.org/1998/Math/MathML" display="block">
  <semantics>
    <mrow>
      <mrow>
        <mo fence="true" stretchy="false">(</mo>
        <mrow>
          <mrow>
            <mover accent="true">
              <mi>A</mi>
              <mo>¯</mo>
            </mover>
            <mo stretchy="false">+</mo>
            <mover accent="true">
              <mi>B</mi>
              <mo>¯</mo>
            </mover>
          </mrow>
        </mrow>
        <mo fence="true" stretchy="false">)</mo>
      </mrow>
      <mi>C</mi>
    </mrow>
    <annotation encoding="StarMath 5.0">(overline {A}+overline {B})C </annotation>
  </semantics>
</math>
</file>

<file path=Object 16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+</mo>
            <mi>B</mi>
            <mo stretchy="false">+</mo>
            <mi>C</mi>
          </mrow>
        </mrow>
        <mo fence="true" stretchy="false">)</mo>
      </mrow>
      <mrow>
        <mo fence="true" stretchy="false">(</mo>
        <mrow>
          <mrow>
            <mi>A</mi>
            <mo stretchy="false">+</mo>
            <mi>B</mi>
            <mo stretchy="false">+</mo>
            <mover accent="true">
              <mi>C</mi>
              <mo>¯</mo>
            </mover>
          </mrow>
        </mrow>
        <mo fence="true" stretchy="false">)</mo>
      </mrow>
    </mrow>
    <annotation encoding="StarMath 5.0">(A+B+C)(A + B + overline {C})</annotation>
  </semantics>
</math>
</file>

<file path=Object 17/content.xml><?xml version="1.0" encoding="utf-8"?>
<math xmlns="http://www.w3.org/1998/Math/MathML" display="block">
  <semantics>
    <mrow>
      <mover accent="true">
        <mi>B</mi>
        <mo>¯</mo>
      </mover>
      <mi>C</mi>
    </mrow>
    <annotation encoding="StarMath 5.0">overline {B}C </annotation>
  </semantics>
</math>
</file>

<file path=Object 18/content.xml><?xml version="1.0" encoding="utf-8"?>
<math xmlns="http://www.w3.org/1998/Math/MathML" display="block">
  <semantics>
    <mrow>
      <mi mathvariant="italic">AB</mi>
      <mo>∖</mo>
      <mi mathvariant="italic">CD</mi>
    </mrow>
    <annotation encoding="StarMath 5.0">{AB} widebslash {CD} </annotation>
  </semantics>
</math>
</file>

<file path=Object 19/content.xml><?xml version="1.0" encoding="utf-8"?>
<math xmlns="http://www.w3.org/1998/Math/MathML" display="block">
  <semantics>
    <mrow>
      <mi mathvariant="italic">AB</mi>
      <mo>∖</mo>
      <mi mathvariant="italic">CD</mi>
    </mrow>
    <annotation encoding="StarMath 5.0">{AB} widebslash {CD} </annotation>
  </semantics>
</math>
</file>

<file path=Object 2/content.xml><?xml version="1.0" encoding="utf-8"?>
<math xmlns="http://www.w3.org/1998/Math/MathML" display="block">
  <semantics>
    <mrow>
      <mover accent="true">
        <mi>A</mi>
        <mo>¯</mo>
      </mover>
      <mover accent="true">
        <mi>B</mi>
        <mo>¯</mo>
      </mover>
      <mi>C</mi>
    </mrow>
    <annotation encoding="StarMath 5.0">overline {A}overline {B}C </annotation>
  </semantics>
</math>
</file>

<file path=Object 20/content.xml><?xml version="1.0" encoding="utf-8"?>
<math xmlns="http://www.w3.org/1998/Math/MathML" display="block">
  <semantics>
    <mrow>
      <mi mathvariant="italic">AB</mi>
      <mo>∖</mo>
      <mi mathvariant="italic">CD</mi>
    </mrow>
    <annotation encoding="StarMath 5.0">{AB} widebslash {CD} </annotation>
  </semantics>
</math>
</file>

<file path=Object 21/content.xml><?xml version="1.0" encoding="utf-8"?>
<math xmlns="http://www.w3.org/1998/Math/MathML" display="block">
  <semantics>
    <mrow>
      <mi>F</mi>
      <mrow>
        <mn>29</mn>
        <mo stretchy="false">=</mo>
        <mover accent="true">
          <mi>A</mi>
          <mo>¯</mo>
        </mover>
      </mrow>
      <mover accent="true">
        <mi>B</mi>
        <mo>¯</mo>
      </mover>
      <mover accent="true">
        <mi>D</mi>
        <mo>¯</mo>
      </mover>
      <mi>E</mi>
    </mrow>
    <annotation encoding="StarMath 5.0">F29=overline {A} overline {B} overline {D}E</annotation>
  </semantics>
</math>
</file>

<file path=Object 22/content.xml><?xml version="1.0" encoding="utf-8"?>
<math xmlns="http://www.w3.org/1998/Math/MathML" display="block">
  <semantics>
    <mrow>
      <mi>F</mi>
      <mrow>
        <mn>28</mn>
        <mo stretchy="false">=</mo>
        <mover accent="true">
          <mi>A</mi>
          <mo>¯</mo>
        </mover>
      </mrow>
      <mover accent="true">
        <mi>B</mi>
        <mo>¯</mo>
      </mover>
      <mover accent="true">
        <mi>D</mi>
        <mo>¯</mo>
      </mover>
      <mover accent="true">
        <mi>E</mi>
        <mo>¯</mo>
      </mover>
    </mrow>
    <annotation encoding="StarMath 5.0">F28 = overline {A} overline {B} overline {D}overline {E}</annotation>
  </semantics>
</math>
</file>

<file path=Object 23/content.xml><?xml version="1.0" encoding="utf-8"?>
<math xmlns="http://www.w3.org/1998/Math/MathML" display="block">
  <semantics>
    <mrow>
      <mi mathvariant="italic">AB</mi>
      <mo>∖</mo>
      <mi mathvariant="italic">CD</mi>
    </mrow>
    <annotation encoding="StarMath 5.0">{AB} widebslash {CD} </annotation>
  </semantics>
</math>
</file>

<file path=Object 24/content.xml><?xml version="1.0" encoding="utf-8"?>
<math xmlns="http://www.w3.org/1998/Math/MathML" display="block">
  <semantics>
    <mrow>
      <mi mathvariant="italic">AB</mi>
      <mo>∖</mo>
      <mi mathvariant="italic">CD</mi>
    </mrow>
    <annotation encoding="StarMath 5.0">{AB} widebslash {CD} </annotation>
  </semantics>
</math>
</file>

<file path=Object 25/content.xml><?xml version="1.0" encoding="utf-8"?>
<math xmlns="http://www.w3.org/1998/Math/MathML" display="block">
  <semantics>
    <mrow>
      <mi>F</mi>
      <mrow>
        <mn>30</mn>
        <mo stretchy="false">=</mo>
        <mrow>
          <mi mathvariant="italic">AD</mi>
          <mo stretchy="false">+</mo>
          <mover accent="true">
            <mi>A</mi>
            <mo>¯</mo>
          </mover>
        </mrow>
      </mrow>
      <mi>B</mi>
      <mover accent="true">
        <mi>D</mi>
        <mo>¯</mo>
      </mover>
    </mrow>
    <annotation encoding="StarMath 5.0">F30=AD+overline{A}B overline{D}</annotation>
  </semantics>
</math>
</file>

<file path=Object 26/content.xml><?xml version="1.0" encoding="utf-8"?>
<math xmlns="http://www.w3.org/1998/Math/MathML" display="block">
  <semantics>
    <mrow>
      <mi>F</mi>
      <mrow>
        <mn>28</mn>
        <mo stretchy="false">=</mo>
        <mover accent="true">
          <mi>A</mi>
          <mo>¯</mo>
        </mover>
      </mrow>
      <mover accent="true">
        <mi>B</mi>
        <mo>¯</mo>
      </mover>
      <mover accent="true">
        <mi>D</mi>
        <mo>¯</mo>
      </mover>
      <mover accent="true">
        <mi>E</mi>
        <mo>¯</mo>
      </mover>
    </mrow>
    <annotation encoding="StarMath 5.0">F28 = overline {A} overline {B} overline {D}overline {E}</annotation>
  </semantics>
</math>
</file>

<file path=Object 27/content.xml><?xml version="1.0" encoding="utf-8"?>
<math xmlns="http://www.w3.org/1998/Math/MathML" display="block">
  <semantics>
    <mrow>
      <mi>F</mi>
      <mrow>
        <mn>29</mn>
        <mo stretchy="false">=</mo>
        <mover accent="true">
          <mi>A</mi>
          <mo>¯</mo>
        </mover>
      </mrow>
      <mover accent="true">
        <mi>B</mi>
        <mo>¯</mo>
      </mover>
      <mover accent="true">
        <mi>D</mi>
        <mo>¯</mo>
      </mover>
      <mi>E</mi>
    </mrow>
    <annotation encoding="StarMath 5.0">F29=overline {A} overline {B} overline {D}E</annotation>
  </semantics>
</math>
</file>

<file path=Object 28/content.xml><?xml version="1.0" encoding="utf-8"?>
<math xmlns="http://www.w3.org/1998/Math/MathML" display="block">
  <semantics>
    <mrow>
      <mi>F</mi>
      <mrow>
        <mn>30</mn>
        <mo stretchy="false">=</mo>
        <mrow>
          <mi mathvariant="italic">AD</mi>
          <mo stretchy="false">+</mo>
          <mover accent="true">
            <mi>A</mi>
            <mo>¯</mo>
          </mover>
        </mrow>
      </mrow>
      <mi>B</mi>
      <mover accent="true">
        <mi>D</mi>
        <mo>¯</mo>
      </mover>
    </mrow>
    <annotation encoding="StarMath 5.0">F30=AD+overline{A}B overline{D}</annotation>
  </semantics>
</math>
</file>

<file path=Object 29/content.xml><?xml version="1.0" encoding="utf-8"?>
<math xmlns="http://www.w3.org/1998/Math/MathML" display="block">
  <semantics>
    <mrow>
      <mi>F</mi>
      <mrow>
        <mn>31</mn>
        <mo stretchy="false">=</mo>
        <mover accent="true">
          <mi>A</mi>
          <mo>¯</mo>
        </mover>
      </mrow>
      <mrow>
        <mi>D</mi>
        <mo stretchy="false">+</mo>
        <mi>A</mi>
      </mrow>
      <mrow>
        <mover accent="true">
          <mi>D</mi>
          <mo>¯</mo>
        </mover>
        <mo stretchy="false">=</mo>
        <mrow>
          <mi>A</mi>
          <mo stretchy="false">⊕</mo>
          <mi>D</mi>
        </mrow>
      </mrow>
    </mrow>
    <annotation encoding="StarMath 5.0">F31= overline {A}D+A overline {D}=A oplus D</annotation>
  </semantics>
</math>
</file>

<file path=Object 3/content.xml><?xml version="1.0" encoding="utf-8"?>
<math xmlns="http://www.w3.org/1998/Math/MathML" display="block">
  <semantics>
    <mrow>
      <mover accent="true">
        <mi>A</mi>
        <mo>¯</mo>
      </mover>
      <mi>B</mi>
      <mover accent="true">
        <mi>C</mi>
        <mo>¯</mo>
      </mover>
    </mrow>
    <annotation encoding="StarMath 5.0">overline {A}B overline {C}</annotation>
  </semantics>
</math>
</file>

<file path=Object 30/content.xml><?xml version="1.0" encoding="utf-8"?>
<math xmlns="http://www.w3.org/1998/Math/MathML" display="block">
  <semantics>
    <mrow>
      <mi mathvariant="italic">AB</mi>
      <mo>∖</mo>
      <mi mathvariant="italic">CD</mi>
    </mrow>
    <annotation encoding="StarMath 5.0">{AB} widebslash {CD} </annotation>
  </semantics>
</math>
</file>

<file path=Object 31/content.xml><?xml version="1.0" encoding="utf-8"?>
<math xmlns="http://www.w3.org/1998/Math/MathML" display="block">
  <semantics>
    <mrow>
      <mi mathvariant="italic">AB</mi>
      <mo>∖</mo>
      <mi mathvariant="italic">CD</mi>
    </mrow>
    <annotation encoding="StarMath 5.0">{AB} widebslash {CD} </annotation>
  </semantics>
</math>
</file>

<file path=Object 32/content.xml><?xml version="1.0" encoding="utf-8"?>
<math xmlns="http://www.w3.org/1998/Math/MathML" display="block">
  <semantics>
    <mrow>
      <mi mathvariant="italic">AB</mi>
      <mo>∖</mo>
      <mi mathvariant="italic">CD</mi>
    </mrow>
    <annotation encoding="StarMath 5.0">{AB} widebslash {CD} </annotation>
  </semantics>
</math>
</file>

<file path=Object 33/content.xml><?xml version="1.0" encoding="utf-8"?>
<math xmlns="http://www.w3.org/1998/Math/MathML" display="block">
  <semantics>
    <mrow>
      <mi>F</mi>
      <mrow>
        <mn>31</mn>
        <mo stretchy="false">=</mo>
        <mover accent="true">
          <mi>A</mi>
          <mo>¯</mo>
        </mover>
      </mrow>
      <mrow>
        <mi>D</mi>
        <mo stretchy="false">+</mo>
        <mi>A</mi>
      </mrow>
      <mrow>
        <mover accent="true">
          <mi>D</mi>
          <mo>¯</mo>
        </mover>
        <mo stretchy="false">=</mo>
        <mrow>
          <mi>A</mi>
          <mo stretchy="false">⊕</mo>
          <mi>D</mi>
        </mrow>
      </mrow>
    </mrow>
    <annotation encoding="StarMath 5.0">F31= overline {A}D+A overline {D}=A oplus D</annotation>
  </semantics>
</math>
</file>

<file path=Object 4/content.xml><?xml version="1.0" encoding="utf-8"?>
<math xmlns="http://www.w3.org/1998/Math/MathML" display="block">
  <semantics>
    <mrow>
      <mover accent="true">
        <mi>A</mi>
        <mo>¯</mo>
      </mover>
      <mi mathvariant="italic">BC</mi>
    </mrow>
    <annotation encoding="StarMath 5.0">overline {A}BC </annotation>
  </semantics>
</math>
</file>

<file path=Object 5/content.xml><?xml version="1.0" encoding="utf-8"?>
<math xmlns="http://www.w3.org/1998/Math/MathML" display="block">
  <semantics>
    <mrow>
      <mi>A</mi>
      <mover accent="true">
        <mi>B</mi>
        <mo>¯</mo>
      </mover>
      <mover accent="true">
        <mi>C</mi>
        <mo>¯</mo>
      </mover>
    </mrow>
    <annotation encoding="StarMath 5.0">A overline {B} overline {C} </annotation>
  </semantics>
</math>
</file>

<file path=Object 6/content.xml><?xml version="1.0" encoding="utf-8"?>
<math xmlns="http://www.w3.org/1998/Math/MathML" display="block">
  <semantics>
    <mrow>
      <mi>A</mi>
      <mover accent="true">
        <mi>B</mi>
        <mo>¯</mo>
      </mover>
      <mi>C</mi>
    </mrow>
    <annotation encoding="StarMath 5.0">A overline {B} C</annotation>
  </semantics>
</math>
</file>

<file path=Object 7/content.xml><?xml version="1.0" encoding="utf-8"?>
<math xmlns="http://www.w3.org/1998/Math/MathML" display="block">
  <semantics>
    <mrow>
      <mi>A</mi>
      <mi>B</mi>
      <mover accent="true">
        <mi>C</mi>
        <mo>¯</mo>
      </mover>
    </mrow>
    <annotation encoding="StarMath 5.0">A B overline {C} </annotation>
  </semantics>
</math>
</file>

<file path=Object 8/content.xml><?xml version="1.0" encoding="utf-8"?>
<math xmlns="http://www.w3.org/1998/Math/MathML" display="block">
  <semantics>
    <mrow>
      <mi>A</mi>
      <mi>B</mi>
      <mi>C</mi>
    </mrow>
    <annotation encoding="StarMath 5.0">A B C</annotation>
  </semantics>
</math>
</file>

<file path=Object 9/content.xml><?xml version="1.0" encoding="utf-8"?>
<math xmlns="http://www.w3.org/1998/Math/MathML" display="block">
  <semantics>
    <mrow>
      <mover accent="true">
        <mi>A</mi>
        <mo>¯</mo>
      </mover>
      <mi>C</mi>
    </mrow>
    <annotation encoding="StarMath 5.0">overline {A}C </annotation>
  </semantics>
</math>
</file>